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Verdana" svg:font-family="Verdana"/>
    <style:font-face style:name="Times New Roman" svg:font-family="&quot;Times New Roman&quot;"/>
  </office:font-face-decls>
  <office:automatic-styles>
    <style:style style:name="ce1" style:family="table-cell" style:parent-style-name="Default" style:data-style-name="N0">
      <style:table-cell-properties fo:border="thin solid #000000" style:vertical-align="middle" fo:wrap-option="wrap" fo:background-color="#C0C0C0" style:repeat-content="false"/>
      <style:paragraph-properties fo:text-align="start" fo:margin-left="0cm"/>
      <style:text-properties style:font-name="Times New Roman" style:font-name-asian="Times New Roman" style:font-name-complex="Times New Roman" fo:font-weight="bold" style:font-weight-asian="bold" style:font-weight-complex="bold"/>
    </style:style>
    <style:style style:name="ce2" style:family="table-cell" style:parent-style-name="Default" style:data-style-name="N19">
      <style:table-cell-properties fo:border="thin solid #000000" style:vertical-align="middle" fo:wrap-option="wrap" fo:background-color="#C0C0C0" style:repeat-content="false"/>
      <style:paragraph-properties fo:text-align="start" fo:margin-left="0cm"/>
      <style:text-properties style:font-name="Times New Roman" style:font-name-asian="Times New Roman" style:font-name-complex="Times New Roman" fo:font-weight="bold" style:font-weight-asian="bold" style:font-weight-complex="bold"/>
    </style:style>
    <style:style style:name="ce3"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style:style>
    <style:style style:name="ce4" style:family="table-cell" style:parent-style-name="Default" style:data-style-name="N0">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style:style>
    <style:style style:name="ce5" style:family="table-cell" style:parent-style-name="Default" style:data-style-name="N19">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style:style>
    <style:style style:name="ce6" style:family="table-cell" style:parent-style-name="Default" style:data-style-name="N22">
      <style:table-cell-properties fo:border="thin solid #000000" style:vertical-align="middle" fo:wrap-option="wrap" style:repeat-content="false"/>
      <style:paragraph-properties fo:text-align="start" fo:margin-left="0cm"/>
      <style:text-properties style:font-name="Times New Roman" style:font-name-asian="Times New Roman" style:font-name-complex="Times New Roman"/>
    </style:style>
    <style:style style:name="ce7" style:family="table-cell" style:parent-style-name="Default" style:data-style-name="N0">
      <style:table-cell-properties style:vertical-align="middle" fo:wrap-option="wrap" style:repeat-content="false"/>
      <style:paragraph-properties fo:text-align="start" fo:margin-left="0cm"/>
      <style:text-properties style:font-name="Times New Roman" style:font-name-asian="Times New Roman" style:font-name-complex="Times New Roman"/>
    </style:style>
    <style:style style:name="ce8" style:family="table-cell" style:parent-style-name="Hyperlink" style:data-style-name="N0">
      <style:table-cell-properties fo:border-top="thin solid #000000" fo:border-bottom="none" fo:border-left="thin solid #000000"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9" style:family="table-cell" style:parent-style-name="Hyperlink" style:data-style-name="N0">
      <style:table-cell-properties fo:border-top="thin solid #000000" fo:border-bottom="none" fo:border-left="none"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0" style:family="table-cell" style:parent-style-name="Hyperlink" style:data-style-name="N0">
      <style:table-cell-properties fo:border-top="thin solid #000000" fo:border-bottom="none" fo:border-left="none" fo:border-right="thin solid #000000"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1" style:family="table-cell" style:parent-style-name="Hyperlink" style:data-style-name="N0">
      <style:table-cell-properties fo:border-top="none" fo:border-bottom="none" fo:border-left="thin solid #000000"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2" style:family="table-cell" style:parent-style-name="Hyperlink" style:data-style-name="N0">
      <style:table-cell-properties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3" style:family="table-cell" style:parent-style-name="Hyperlink" style:data-style-name="N0">
      <style:table-cell-properties fo:border-top="none" fo:border-bottom="none" fo:border-left="none" fo:border-right="thin solid #000000"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4" style:family="table-cell" style:parent-style-name="Hyperlink" style:data-style-name="N0">
      <style:table-cell-properties fo:border-top="none" fo:border-bottom="thin solid #000000" fo:border-left="thin solid #000000"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5" style:family="table-cell" style:parent-style-name="Hyperlink" style:data-style-name="N0">
      <style:table-cell-properties fo:border-top="none" fo:border-bottom="thin solid #000000" fo:border-left="none"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6" style:family="table-cell" style:parent-style-name="Hyperlink" style:data-style-name="N0">
      <style:table-cell-properties fo:border-top="none" fo:border-bottom="thin solid #000000" fo:border-left="none" fo:border-right="thin solid #000000"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7" style:family="table-cell" style:parent-style-name="Hyperlink" style:data-style-name="N0">
      <style:table-cell-properties fo:border-top="thin solid #000000" fo:border-bottom="none" fo:border-left="thin solid #000000" fo:border-right="none"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8" style:family="table-cell" style:parent-style-name="Hyperlink" style:data-style-name="N0">
      <style:table-cell-properties fo:border="thin solid #000000"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e19" style:family="table-cell" style:parent-style-name="Hyperlink" style:data-style-name="N0">
      <style:table-cell-properties fo:border="thin solid #000000" style:vertical-align="middle" fo:wrap-option="wrap" style:repeat-content="false"/>
      <style:paragraph-properties fo:text-align="center"/>
      <style:text-properties fo:color="#0000D4" fo:font-size="48pt" style:font-size-asian="48pt" style:font-size-complex="48pt" style:text-underline-style="solid" style:text-underline-type="single" style:font-family-generic="swiss"/>
    </style:style>
    <style:style style:name="co1" style:family="table-column">
      <style:table-column-properties fo:break-before="auto" style:column-width="2.51354166666667cm"/>
    </style:style>
    <style:style style:name="co2" style:family="table-column">
      <style:table-column-properties fo:break-before="auto" style:column-width="5.715cm"/>
    </style:style>
    <style:style style:name="co3" style:family="table-column">
      <style:table-column-properties fo:break-before="auto" style:column-width="2.19604166666667cm"/>
    </style:style>
    <style:style style:name="co4" style:family="table-column">
      <style:table-column-properties fo:break-before="auto" style:column-width="1.27cm"/>
    </style:style>
    <style:style style:name="co5" style:family="table-column">
      <style:table-column-properties fo:break-before="auto" style:column-width="1.61395833333333cm"/>
    </style:style>
    <style:style style:name="co6" style:family="table-column">
      <style:table-column-properties fo:break-before="auto" style:column-width="4.92125cm"/>
    </style:style>
    <style:style style:name="co7" style:family="table-column">
      <style:table-column-properties fo:break-before="auto" style:column-width="2.96333333333333cm"/>
    </style:style>
    <style:style style:name="co8" style:family="table-column">
      <style:table-column-properties fo:break-before="auto" style:column-width="2.27541666666667cm"/>
    </style:style>
    <style:style style:name="co9" style:family="table-column">
      <style:table-column-properties fo:break-before="auto" style:column-width="2.16958333333333cm"/>
    </style:style>
    <style:style style:name="co10" style:family="table-column">
      <style:table-column-properties fo:break-before="auto" style:column-width="2.03729166666667cm"/>
    </style:style>
    <style:style style:name="co11" style:family="table-column">
      <style:table-column-properties fo:break-before="auto" style:column-width="1.95791666666667cm"/>
    </style:style>
    <style:style style:name="co12" style:family="table-column">
      <style:table-column-properties fo:break-before="auto" style:column-width="2.24895833333333cm"/>
    </style:style>
    <style:style style:name="co13" style:family="table-column">
      <style:table-column-properties fo:break-before="auto" style:column-width="1.64041666666667cm"/>
    </style:style>
    <style:style style:name="ro1" style:family="table-row">
      <style:table-row-properties style:row-height="12.75pt" style:use-optimal-row-height="true" fo:break-before="auto"/>
    </style:style>
    <style:style style:name="ro2" style:family="table-row">
      <style:table-row-properties style:row-height="156.95pt" style:use-optimal-row-height="false" fo:break-before="auto"/>
    </style:style>
    <style:style style:name="ro3" style:family="table-row">
      <style:table-row-properties style:row-height="165.75pt" style:use-optimal-row-height="true" fo:break-before="auto"/>
    </style:style>
    <style:style style:name="ro4" style:family="table-row">
      <style:table-row-properties style:row-height="140.25pt" style:use-optimal-row-height="true" fo:break-before="auto"/>
    </style:style>
    <style:style style:name="ro5" style:family="table-row">
      <style:table-row-properties style:row-height="114.75pt" style:use-optimal-row-height="true" fo:break-before="auto"/>
    </style:style>
    <style:style style:name="ro6" style:family="table-row">
      <style:table-row-properties style:row-height="127.5pt" style:use-optimal-row-height="true" fo:break-before="auto"/>
    </style:style>
    <style:style style:name="ro7" style:family="table-row">
      <style:table-row-properties style:row-height="89.25pt" style:use-optimal-row-height="true" fo:break-before="auto"/>
    </style:style>
    <style:style style:name="ro8" style:family="table-row">
      <style:table-row-properties style:row-height="63.7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102pt" style:use-optimal-row-height="true" fo:break-before="auto"/>
    </style:style>
    <style:style style:name="ro11" style:family="table-row">
      <style:table-row-properties style:row-height="204pt" style:use-optimal-row-height="true" fo:break-before="auto"/>
    </style:style>
    <style:style style:name="ro12" style:family="table-row">
      <style:table-row-properties style:row-height="178.5pt" style:use-optimal-row-height="true" fo:break-before="auto"/>
    </style:style>
    <style:style style:name="ro13" style:family="table-row">
      <style:table-row-properties style:row-height="38.25pt" style:use-optimal-row-height="true" fo:break-before="auto"/>
    </style:style>
    <style:style style:name="ro14" style:family="table-row">
      <style:table-row-properties style:row-height="51pt" style:use-optimal-row-height="true" fo:break-before="auto"/>
    </style:style>
    <style:style style:name="ro15" style:family="table-row">
      <style:table-row-properties style:row-height="25.5pt" style:use-optimal-row-height="true" fo:break-before="auto"/>
    </style:style>
    <style:style style:name="ro16" style:family="table-row">
      <style:table-row-properties style:row-height="76.5pt" style:use-optimal-row-height="true" fo:break-before="auto"/>
    </style:style>
    <style:style style:name="ro17" style:family="table-row">
      <style:table-row-properties style:row-height="357pt" style:use-optimal-row-height="true" fo:break-before="auto"/>
    </style:style>
    <style:style style:name="ro18" style:family="table-row">
      <style:table-row-properties style:row-height="293.25pt" style:use-optimal-row-height="true" fo:break-before="auto"/>
    </style:style>
    <style:style style:name="ro19" style:family="table-row">
      <style:table-row-properties style:row-height="409.5pt" style:use-optimal-row-height="true" fo:break-before="auto"/>
    </style:style>
    <style:style style:name="ro20" style:family="table-row">
      <style:table-row-properties style:row-height="242.25pt" style:use-optimal-row-height="true" fo:break-before="auto"/>
    </style:style>
    <style:style style:name="ro21" style:family="table-row">
      <style:table-row-properties style:row-height="191.25pt" style:use-optimal-row-height="true" fo:break-before="auto"/>
    </style:style>
    <style:style style:name="ro22" style:family="table-row">
      <style:table-row-properties style:row-height="318.75pt" style:use-optimal-row-height="true" fo:break-before="auto"/>
    </style:style>
    <style:style style:name="ro23" style:family="table-row">
      <style:table-row-properties style:row-height="216.75pt" style:use-optimal-row-height="true" fo:break-before="auto"/>
    </style:style>
    <style:style style:name="ro24" style:family="table-row">
      <style:table-row-properties style:row-height="331.5pt" style:use-optimal-row-height="true" fo:break-before="auto"/>
    </style:style>
    <style:style style:name="ro25" style:family="table-row">
      <style:table-row-properties style:row-height="280.5pt" style:use-optimal-row-height="true" fo:break-before="auto"/>
    </style:style>
    <style:style style:name="ro26" style:family="table-row">
      <style:table-row-properties style:row-height="255pt" style:use-optimal-row-height="true" fo:break-before="auto"/>
    </style:style>
    <style:style style:name="ro27" style:family="table-row">
      <style:table-row-properties style:row-height="306pt" style:use-optimal-row-height="true" fo:break-before="auto"/>
    </style:style>
    <style:style style:name="ro28" style:family="table-row">
      <style:table-row-properties style:row-height="229.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null-date table:date-value="1904-01-01"/>
      </table:calculation-settings>
      <table:table table:name="Chicago"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5"/>
        <table:table-column table:style-name="co6" table:default-cell-style-name="ce4"/>
        <table:table-column table:style-name="co7" table:default-cell-style-name="ce4"/>
        <table:table-column table:style-name="co8" table:number-columns-repeated="16377" table:default-cell-style-name="ce3"/>
        <table:table-row table:style-name="ro1">
          <table:table-cell office:value-type="string" table:style-name="ce1">
            <text:p>Agency</text:p>
          </table:table-cell>
          <table:table-cell office:value-type="string" table:style-name="ce1">
            <text:p>Description</text:p>
          </table:table-cell>
          <table:table-cell office:value-type="string" table:style-name="ce1">
            <text:p>Location</text:p>
          </table:table-cell>
          <table:table-cell office:value-type="string" table:style-name="ce1">
            <text:p>Salary</text:p>
          </table:table-cell>
          <table:table-cell office:value-type="string" table:style-name="ce2">
            <text:p>Deadline</text:p>
          </table:table-cell>
          <table:table-cell office:value-type="string" table:style-name="ce1">
            <text:p>Instructions</text:p>
          </table:table-cell>
          <table:table-cell office:value-type="string" table:style-name="ce1">
            <text:p>Web Site</text:p>
          </table:table-cell>
          <table:table-cell table:number-columns-repeated="16377"/>
        </table:table-row>
        <table:table-row table:style-name="ro2">
          <table:table-cell office:value-type="string" table:style-name="ce4">
            <text:p>Attorney Registration and Disciplinary Commission of the Supreme Court of Illinois</text:p>
          </table:table-cell>
          <table:table-cell office:value-type="string" table:style-name="ce4">
            <text:p>The Client Protection Program of the Attorney Registration and Disciplinary Commission (ARDC) was established by the Supreme Court of Illinois to provide reimbursement to clients who have lost money or property because of dishonest conduct by lawyers admitted to practice law in the State of Illinois. The Program reimburses clients who cannot get reimbursement from the lawyers who caused their losses, or from other sources such as insurance.</text:p>
          </table:table-cell>
          <table:table-cell office:value-type="string" table:style-name="ce4">
            <text:p>Chicago, IL or Springfield, IL</text:p>
          </table:table-cell>
          <table:table-cell office:value-type="string" table:style-name="ce4">
            <text:p>N/A</text:p>
          </table:table-cell>
          <table:table-cell office:value-type="string" table:style-name="ce5">
            <text:p>N/A</text:p>
          </table:table-cell>
          <table:table-cell office:value-type="string" table:style-name="ce4">
            <text:p>No official internship program. <text:s/>Contact information is: <text:s/>One Prudential Plaza, 130 East Randolph Drive, Suite 1500, Chicago, IL 60601-6219. Telephone 312/565-2600 or 800/826-8625; information@iardc.org</text:p>
          </table:table-cell>
          <table:table-cell office:value-type="string" table:style-name="ce4">
            <text:p>https://www.iardc.org/index.html</text:p>
          </table:table-cell>
          <table:table-cell table:number-columns-repeated="16377"/>
        </table:table-row>
        <table:table-row table:style-name="ro3">
          <table:table-cell office:value-type="string" table:style-name="ce4">
            <text:p>Commission on Professionalism of the Illinois Supreme Court</text:p>
          </table:table-cell>
          <table:table-cell office:value-type="string" table:style-name="ce4">
            <text:p>The Illinois Supreme Court Commission on Professionalism was established to promote among the lawyers and judges of Illinois principles of integrity, professionalism and civility; to foster commitment to the elimination of bias and divisiveness within the legal and judicial systems; and to ensure that those systems provide equitable, effective and efficient resolution of problems and disputes for the people of Illinois.</text:p>
          </table:table-cell>
          <table:table-cell office:value-type="string" table:style-name="ce4">
            <text:p>Chicago, IL</text:p>
          </table:table-cell>
          <table:table-cell office:value-type="string" table:style-name="ce4">
            <text:p>N/A</text:p>
          </table:table-cell>
          <table:table-cell office:value-type="string" table:style-name="ce5">
            <text:p>N/A</text:p>
          </table:table-cell>
          <table:table-cell office:value-type="string" table:style-name="ce4">
            <text:p>No official internship program. <text:s/>Contact information is: <text:s/>Two Prudential Plaza, Suite 1950, 180 N. Stetson, Chicago, IL 60601; Phone 312-363-6210; Fax 312-363-6218</text:p>
            <text:p/>
          </table:table-cell>
          <table:table-cell office:value-type="string" table:style-name="ce4">
            <text:p>http://www.ilsccp.org/</text:p>
          </table:table-cell>
          <table:table-cell table:number-columns-repeated="16377"/>
        </table:table-row>
        <table:table-row table:style-name="ro4">
          <table:table-cell office:value-type="string" table:style-name="ce4">
            <text:p>Illinois Attorney General's Office, Law Clerk Position</text:p>
          </table:table-cell>
          <table:table-cell office:value-type="string" table:style-name="ce4">
            <text:p>The Illinois Attorney General's Office provides excellent opportunities for law students to improve their skills and knowledge in a wide range of subject areas, including consumer protection, government representation, civil rights, environmental enforcement, antitrust, complex civil litigation, civil and criminal appeals, and criminal law enforcement.<text:s/></text:p>
          </table:table-cell>
          <table:table-cell office:value-type="string" table:style-name="ce4">
            <text:p>Chicago, IL</text:p>
          </table:table-cell>
          <table:table-cell office:value-type="string" table:style-name="ce4">
            <text:p>None</text:p>
          </table:table-cell>
          <table:table-cell office:value-type="date" office:date-value="2011-03-01T00:00:00" table:style-name="ce5">
            <text:p>3/1/2011</text:p>
          </table:table-cell>
          <table:table-cell office:value-type="string" table:style-name="ce4">
            <text:p>Adelaida Otero, Professional Development and Attorney Recruitment, Office of the Attorney General, 100 West Randolph, 12th Floor, Chicago, Illinois 60601; Phone: (312) 814-5197; Fax: (312) 814-5024</text:p>
          </table:table-cell>
          <table:table-cell office:value-type="string" table:style-name="ce4">
            <text:p>http://www.illinoisattorneygeneral.gov/about/jobs/lawclerk_application.html</text:p>
          </table:table-cell>
          <table:table-cell table:number-columns-repeated="16377"/>
        </table:table-row>
        <table:table-row table:style-name="ro5">
          <table:table-cell office:value-type="string" table:style-name="ce4">
            <text:p>Illinois Criminal Justice Information Authority</text:p>
          </table:table-cell>
          <table:table-cell office:value-type="string" table:style-name="ce4">
            <text:p>The ICJIA brings together key leaders from the justice system and the public to identify critical issues facing the criminal justice system in Illinois, and to propose and evaluate policies, programs, and legislation that address those issues. The agency also works to ensure the criminal justice system in Illinois is efficient and effective.<text:s/></text:p>
          </table:table-cell>
          <table:table-cell office:value-type="string" table:style-name="ce4">
            <text:p>Chicago, IL</text:p>
          </table:table-cell>
          <table:table-cell office:value-type="string" table:style-name="ce4">
            <text:p>N/A</text:p>
          </table:table-cell>
          <table:table-cell office:value-type="string" table:style-name="ce5">
            <text:p>N/A</text:p>
          </table:table-cell>
          <table:table-cell office:value-type="string" table:style-name="ce4">
            <text:p>Contact Information is: <text:s/>300 West Adams Street, Suite 200, Chicago, Illinois 60606; Phone: <text:s/>312-793-8550; Fax: <text:s/>312-793-8422; E-mail: cja.irc@illinois.gov<text:s/></text:p>
          </table:table-cell>
          <table:table-cell office:value-type="string" table:style-name="ce4">
            <text:p>http://www.icjia.state.il.us/public/index.cfm?metaSection=About&amp;metaPage=INFOempINDEX</text:p>
          </table:table-cell>
          <table:table-cell table:number-columns-repeated="16377"/>
        </table:table-row>
        <table:table-row table:style-name="ro4">
          <table:table-cell office:value-type="string" table:style-name="ce4">
            <text:p>Illinois Department of Children and Family Services</text:p>
          </table:table-cell>
          <table:table-cell office:value-type="string" table:style-name="ce4">
            <text:p>Children &amp; Family Services Intern: <text:s/>Serves children in foster care and their families and children who have remained home (intact families)</text:p>
          </table:table-cell>
          <table:table-cell office:value-type="string" table:style-name="ce4">
            <text:p>Various, in IL</text:p>
          </table:table-cell>
          <table:table-cell office:value-type="string" table:style-name="ce4">
            <text:p>$3197 - $4274</text:p>
          </table:table-cell>
          <table:table-cell office:value-type="string" table:style-name="ce5">
            <text:p>N/A</text:p>
          </table:table-cell>
          <table:table-cell office:value-type="string" table:style-name="ce4">
            <text:p>Complete CMS 100a application form; direct questions to: <text:s/>Email the Office of Employee Services at</text:p>
            <text:p>DCFS.Employment@illinois.gov</text:p>
            <text:p>or</text:p>
            <text:p>Mailing Address</text:p>
            <text:p>Office of Employee Services</text:p>
            <text:p>406 E. Monroe, Sta. 373</text:p>
            <text:p>Springfield, IL 62701</text:p>
            <text:p>Phone:(217) 785-2586<text:s/></text:p>
          </table:table-cell>
          <table:table-cell office:value-type="string" table:style-name="ce4">
            <text:p>http://www.state.il.us/dcfs/library/com_communications_employment2010.shtml</text:p>
          </table:table-cell>
          <table:table-cell table:number-columns-repeated="16377"/>
        </table:table-row>
        <table:table-row table:style-name="ro6">
          <table:table-cell office:value-type="string" table:style-name="ce4">
            <text:p>Illinois Department of Natural Resources</text:p>
          </table:table-cell>
          <table:table-cell office:value-type="string" table:style-name="ce4">
            <text:p>Mission is to propose and advocate actions that can be taken by elected and appointed officials to protect and conserve the natural resources of the State of Illinois, and ensure through professional management that sustainable use, recreational opportunities and enjoyment of these resources is available for this and future generations.</text:p>
          </table:table-cell>
          <table:table-cell office:value-type="string" table:style-name="ce4">
            <text:p>Various, in IL</text:p>
          </table:table-cell>
          <table:table-cell office:value-type="string" table:style-name="ce4">
            <text:p>None</text:p>
          </table:table-cell>
          <table:table-cell office:value-type="string" table:style-name="ce5">
            <text:p>N/A</text:p>
          </table:table-cell>
          <table:table-cell office:value-type="string" table:style-name="ce4">
            <text:p>View Internship Directory at http://dnr.state.il.us/volunteer/volunteer_projects_direcctory.pdf for information about programs, positions, and location opportunitites. <text:s/>Contact IDNR staff person to determine if posiiton is available.<text:s text:c="2"/></text:p>
          </table:table-cell>
          <table:table-cell office:value-type="string" table:style-name="ce4">
            <text:p>http://www.dnr.state.il.us/volunteer/intern.htm</text:p>
          </table:table-cell>
          <table:table-cell table:number-columns-repeated="16377"/>
        </table:table-row>
        <table:table-row table:style-name="ro7">
          <table:table-cell office:value-type="string" table:style-name="ce4">
            <text:p>Michael Curry Summer Internship Program</text:p>
          </table:table-cell>
          <table:table-cell office:value-type="string" table:style-name="ce4">
            <text:p>The Curry Summer Internship Program offers college juniors, seniors, and graudate students in all disciplines (inlcuding law) an opportunity to work in one of the agencies under the jurisdiction of the Governor full-time for ten weeks during the summer.<text:s/></text:p>
          </table:table-cell>
          <table:table-cell office:value-type="string" table:style-name="ce4">
            <text:p>Springfield, IL and Chicago, IL</text:p>
          </table:table-cell>
          <table:table-cell office:value-type="string" table:style-name="ce4">
            <text:p>$1,200 per month</text:p>
          </table:table-cell>
          <table:table-cell office:value-type="date" office:date-value="2011-02-28T00:00:00" table:style-name="ce5">
            <text:p>2/28/2011</text:p>
          </table:table-cell>
          <table:table-cell office:value-type="string" table:style-name="ce4">
            <text:p>Complete application form (which includes several short essays) on Web site.<text:s/></text:p>
          </table:table-cell>
          <table:table-cell office:value-type="string" table:style-name="ce4">
            <text:p>http://www2.illinois.gov/gov/pages/opportunities.aspx</text:p>
          </table:table-cell>
          <table:table-cell table:number-columns-repeated="16377"/>
        </table:table-row>
        <table:table-row table:style-name="ro8">
          <table:table-cell office:value-type="string" table:style-name="ce4">
            <text:p>Governor's Environmental Corps; Illinois EPA</text:p>
          </table:table-cell>
          <table:table-cell office:value-type="string" table:style-name="ce4">
            <text:p>Participants work in specific areas of the Illinois EPA such as: Air, Land, and Water Pollution control; Public Water Supplies; Laboratories; Legal Counsel.<text:s text:c="2"/></text:p>
          </table:table-cell>
          <table:table-cell office:value-type="string" table:style-name="ce4">
            <text:p>Various, in IL</text:p>
          </table:table-cell>
          <table:table-cell office:value-type="string" table:style-name="ce4">
            <text:p>$1,645 per month</text:p>
          </table:table-cell>
          <table:table-cell office:value-type="string" table:style-name="ce5">
            <text:p>TBD</text:p>
          </table:table-cell>
          <table:table-cell office:value-type="string" table:style-name="ce4">
            <text:p>Application information will be available in February 2011.</text:p>
          </table:table-cell>
          <table:table-cell office:value-type="string" table:style-name="ce4">
            <text:p>http://www.epa.state.il.us/gec/</text:p>
          </table:table-cell>
          <table:table-cell table:number-columns-repeated="16377"/>
        </table:table-row>
        <table:table-row table:style-name="ro4">
          <table:table-cell office:value-type="string" table:style-name="ce4">
            <text:p>Illinois Guardianship and Advocacy Commission</text:p>
          </table:table-cell>
          <table:table-cell office:value-type="string" table:style-name="ce4">
            <text:p>The Illinois Guardianship and Advocacy Commission protects the rights and promotes the welfare of persons with disabilities. <text:s/>By providing legal representation, investigating complaints of rights violations and providing state guardianship for Illinois' population with disabilities, the Commission has given voice to those who have previously gone unheard.</text:p>
          </table:table-cell>
          <table:table-cell office:value-type="string" table:style-name="ce4">
            <text:p>Unknown</text:p>
          </table:table-cell>
          <table:table-cell office:value-type="string" table:style-name="ce4">
            <text:p>N/A</text:p>
          </table:table-cell>
          <table:table-cell office:value-type="string" table:style-name="ce5">
            <text:p>N/A</text:p>
          </table:table-cell>
          <table:table-cell office:value-type="string" table:style-name="ce4">
            <text:p>No jobs currently posted, but check the Web site closer to summer.</text:p>
          </table:table-cell>
          <table:table-cell office:value-type="string" table:style-name="ce4">
            <text:p>http://gac.state.il.us/employment.html</text:p>
          </table:table-cell>
          <table:table-cell table:number-columns-repeated="16377"/>
        </table:table-row>
        <table:table-row table:style-name="ro7">
          <table:table-cell office:value-type="string" table:style-name="ce4">
            <text:p>Illinois Office of the Governor</text:p>
          </table:table-cell>
          <table:table-cell office:value-type="string" table:style-name="ce4">
            <text:p>The Governor's Office offers great opportunities to experience first hand the inner workings of state government. <text:s/>The Office offers fellowships and internships for college and graduate students as well as college graduates.<text:s text:c="2"/></text:p>
          </table:table-cell>
          <table:table-cell office:value-type="string" table:style-name="ce4">
            <text:p>Various, in IL</text:p>
          </table:table-cell>
          <table:table-cell office:value-type="string" table:style-name="ce4">
            <text:p>N/A</text:p>
          </table:table-cell>
          <table:table-cell office:value-type="string" table:style-name="ce5">
            <text:p>N/A</text:p>
          </table:table-cell>
          <table:table-cell office:value-type="string" table:style-name="ce4">
            <text:p>See Web site for application information for a variety of positions.</text:p>
          </table:table-cell>
          <table:table-cell office:value-type="string" table:style-name="ce4">
            <text:p>http://www2.illinois.gov/gov/pages/opportunities.aspx</text:p>
          </table:table-cell>
          <table:table-cell table:number-columns-repeated="16377"/>
        </table:table-row>
        <table:table-row table:style-name="ro7">
          <table:table-cell office:value-type="string" table:style-name="ce4">
            <text:p>State Appellate Defender's Office</text:p>
          </table:table-cell>
          <table:table-cell office:value-type="string" table:style-name="ce4">
            <text:p>State Appellate Defender's Office encourages law students interested in the practice of appellate advocacy to apply to one of its intern programs. <text:s/>Interns gain valuable research and writing experience while serving the indigent community of Illinois.</text:p>
          </table:table-cell>
          <table:table-cell office:value-type="string" table:style-name="ce4">
            <text:p>Chicago, IL; Elgin, IL</text:p>
          </table:table-cell>
          <table:table-cell table:style-name="ce4"/>
          <table:table-cell office:value-type="date" office:date-value="2011-01-31T00:00:00" table:style-name="ce5">
            <text:p>1/31/2011</text:p>
          </table:table-cell>
          <table:table-cell office:value-type="string" table:style-name="ce4">
            <text:p>Submit resume and cover letter to: <text:s/>Intern Coordinator, Office of the State Appellate Defender, 203 North LaSalle Street, 24th Floor, Chicago Illinois, 60601; or, 1stdistrict.internprogram@osad.state.il.us</text:p>
          </table:table-cell>
          <table:table-cell office:value-type="string" table:style-name="ce4">
            <text:p>http://www.state.il.us/defender/intern.html</text:p>
          </table:table-cell>
          <table:table-cell table:number-columns-repeated="16377"/>
        </table:table-row>
        <table:table-row table:style-name="ro9">
          <table:table-cell office:value-type="string" table:style-name="ce4">
            <text:p>State of Illinois Human Rights Commission, Governor Edward Coles Fellowship</text:p>
          </table:table-cell>
          <table:table-cell office:value-type="string" table:style-name="ce4">
            <text:p>Mission is to provide a neutral forum for resolving complaints of discrimination filed under the Illinois Human Rights Act. <text:s/>Fellows are primarily responsible for assisting Administrative Law Judges and the General Counsel's Office in performing legal research, preparing documents, summarizing depositions, analyzing records, drafting orders, and other case-related work.</text:p>
          </table:table-cell>
          <table:table-cell office:value-type="string" table:style-name="ce4">
            <text:p>Chicago, IL</text:p>
          </table:table-cell>
          <table:table-cell office:value-type="string" table:style-name="ce4">
            <text:p>Unpaid</text:p>
          </table:table-cell>
          <table:table-cell office:value-type="string" table:style-name="ce5">
            <text:p>Rolling</text:p>
          </table:table-cell>
          <table:table-cell office:value-type="string" table:style-name="ce4">
            <text:p>Mail or e-mail a cover letter, resume, writing sample, and two references to: <text:s/>N. Keith Chambers, Executive Director (keith.chambers@illinois.gov) and Donyelle L. Gray, Deputy General Counsel (donyelle.gray@illinois.gov); COLES FELLOWSHIP, Illinois Human Rights Commission JRTC, 100 W. Randolph Suite 5-100, Chicago, IL 60601</text:p>
          </table:table-cell>
          <table:table-cell office:value-type="string" table:style-name="ce4">
            <text:p>http://www2.illinois.gov/ihrc/pages/coles.aspx</text:p>
          </table:table-cell>
          <table:table-cell table:number-columns-repeated="16377"/>
        </table:table-row>
        <table:table-row table:style-name="ro10">
          <table:table-cell office:value-type="string" table:style-name="ce4">
            <text:p>Cook County Department of Public Health</text:p>
          </table:table-cell>
          <table:table-cell office:value-type="string" table:style-name="ce4">
            <text:p>CCDPH works to improve the quality of life for Cook County residents through the prevention of illness, early disease detection, and the promotion of personal and community health.</text:p>
          </table:table-cell>
          <table:table-cell office:value-type="string" table:style-name="ce4">
            <text:p>Oak Park, IL</text:p>
          </table:table-cell>
          <table:table-cell office:value-type="string" table:style-name="ce4">
            <text:p>N/A</text:p>
          </table:table-cell>
          <table:table-cell office:value-type="string" table:style-name="ce5">
            <text:p>N/A</text:p>
          </table:table-cell>
          <table:table-cell office:value-type="string" table:style-name="ce4">
            <text:p>Submit a cover letter, resume, description of school's internship requirement, and statement on what you can offer or what you hope to experience at CCDPH to Ms. Linda Steadman, Human Resources at: lsteadman@cookcountygov.com</text:p>
          </table:table-cell>
          <table:table-cell office:value-type="string" table:style-name="ce4">
            <text:p>http://www.cookcountypublichealth.org/job-opportunities</text:p>
          </table:table-cell>
          <table:table-cell table:number-columns-repeated="16377"/>
        </table:table-row>
        <table:table-row table:style-name="ro10">
          <table:table-cell office:value-type="string" table:style-name="ce4">
            <text:p>Cook County Public Defender's Office</text:p>
          </table:table-cell>
          <table:table-cell office:value-type="string" table:style-name="ce4">
            <text:p>Mission of the Law Office of the Cook County Public Defender is to protect the rights, liberties, and dignity of each person whose case has been entrusted to us. <text:s/>Our clients are acused of offenses ranging from traffic misdemeanor charges to capital murder.</text:p>
          </table:table-cell>
          <table:table-cell office:value-type="string" table:style-name="ce4">
            <text:p>Chicago, IL</text:p>
          </table:table-cell>
          <table:table-cell office:value-type="string" table:style-name="ce4">
            <text:p>Unpaid</text:p>
          </table:table-cell>
          <table:table-cell office:value-type="string" table:style-name="ce5">
            <text:p>N/A</text:p>
          </table:table-cell>
          <table:table-cell office:value-type="string" table:style-name="ce4">
            <text:p>E-mail PDFs of a cover letter, resume, and two letters of recommendation to mark.solock@cookcountyil.gov</text:p>
          </table:table-cell>
          <table:table-cell office:value-type="string" table:style-name="ce4">
            <text:p>http://www.co.cook.il.us/portal/server.pt/community/public_defender%2C_law_office_of/260/employment_with_the_public_defender</text:p>
          </table:table-cell>
          <table:table-cell table:number-columns-repeated="16377"/>
        </table:table-row>
        <table:table-row table:style-name="ro9">
          <table:table-cell office:value-type="string" table:style-name="ce4">
            <text:p>Cook County Public Guardian's Office</text:p>
          </table:table-cell>
          <table:table-cell office:value-type="string" table:style-name="ce4">
            <text:p>Students assist attorneys by conducting legal research, drafting memoranda, motions and other legal pleadings, and preparing for trial or other hearings. <text:s/>Student law clerks are also offered the unique opportunity to accompany attorneys in the field to conduct real property inspections, visit with disabled adults at their residence, and attend meetings with other professionals working with the disabled adults.<text:s text:c="2"/></text:p>
          </table:table-cell>
          <table:table-cell office:value-type="string" table:style-name="ce4">
            <text:p>Chicago, IL</text:p>
          </table:table-cell>
          <table:table-cell office:value-type="string" table:style-name="ce4">
            <text:p>Unpaid</text:p>
          </table:table-cell>
          <table:table-cell office:value-type="date" office:date-value="2011-04-15T00:00:00" table:style-name="ce5">
            <text:p>4/15/2011</text:p>
          </table:table-cell>
          <table:table-cell office:value-type="string" table:style-name="ce4">
            <text:p>Submit a cover letter and resume to: <text:s/>Office of the Cook County Public Guardian, Attn: Legal Internship Coordinator, 69 West Washington St, Suite 700, Chicago IL 60602.<text:s text:c="2"/></text:p>
          </table:table-cell>
          <table:table-cell office:value-type="string" table:style-name="ce4">
            <text:p>http://www.publicguardian.org/employment/</text:p>
          </table:table-cell>
          <table:table-cell table:number-columns-repeated="16377"/>
        </table:table-row>
        <table:table-row table:style-name="ro4">
          <table:table-cell office:value-type="string" table:style-name="ce4">
            <text:p>Cook County State's Attorney's Office</text:p>
          </table:table-cell>
          <table:table-cell office:value-type="string" table:style-name="ce4">
            <text:p>The Cook County State's Attorney's Office is the second largest prosecutor's office in the nation. <text:s/>The Assistant State's Attorneys in the Office prosecute all misdemeanor and felony crimes committed in Cook County.<text:s text:c="2"/></text:p>
          </table:table-cell>
          <table:table-cell office:value-type="string" table:style-name="ce4">
            <text:p>Chicago, IL</text:p>
          </table:table-cell>
          <table:table-cell office:value-type="string" table:style-name="ce4">
            <text:p>Unpaid</text:p>
          </table:table-cell>
          <table:table-cell office:value-type="date" office:date-value="2011-04-15T00:00:00" table:style-name="ce5">
            <text:p>4/15/2011</text:p>
          </table:table-cell>
          <table:table-cell office:value-type="string" table:style-name="ce4">
            <text:p>Complete and submit an application form, release, resume, writing sample, letter of recommendation, and current transcript. Send to: <text:s/>Cook County State's Attorney's Office, 69 W. Washington, Suite 3200, ATTN: <text:s/>Clerkship/Internship Program, Chicago, IL 60602; Fax (312) 603-9689; E-mail: saointerns@cookcountyil.gov.</text:p>
          </table:table-cell>
          <table:table-cell office:value-type="string" table:style-name="ce4">
            <text:p>http://www.statesattorney.org/index2/clerkprogramprocess.html</text:p>
          </table:table-cell>
          <table:table-cell table:number-columns-repeated="16377"/>
        </table:table-row>
        <table:table-row table:style-name="ro4">
          <table:table-cell office:value-type="string" table:style-name="ce4">
            <text:p>City of Chicago, Department of Buildings</text:p>
          </table:table-cell>
          <table:table-cell office:value-type="string" table:style-name="ce4">
            <text:p>Under direct supervision, student interns will perform pre-trial functions on behalf of the Department of Buildings for case calls at the City of Chicago Administrative Hearings. <text:s/>Pre-trial duties include meeting with the defendant parties to review and explain the case and seek proper compliance in accordance with municipal legislation and state legislation.</text:p>
          </table:table-cell>
          <table:table-cell office:value-type="string" table:style-name="ce4">
            <text:p>Chicago, IL</text:p>
          </table:table-cell>
          <table:table-cell office:value-type="string" table:style-name="ce4">
            <text:p>Unpaid</text:p>
          </table:table-cell>
          <table:table-cell office:value-type="date" office:date-value="2011-06-30T00:00:00" table:style-name="ce5">
            <text:p>6/30/2011</text:p>
          </table:table-cell>
          <table:table-cell office:value-type="string" table:style-name="ce4">
            <text:p>Application materials include: <text:s/>resume, curent transcript, and letter of enrollment from school's registrar/dean. <text:s/>Submit application materials to: <text:s/>Scott Loeff; Fax: <text:s/>312-743-9125 or scott.loeff@ex.cityofchicago.org</text:p>
          </table:table-cell>
          <table:table-cell office:value-type="string" table:style-name="ce4">
            <text:p>http://www.cityofchicago.org/city/en/depts/dhr/provdrs/emp/svcs/internships.html</text:p>
          </table:table-cell>
          <table:table-cell table:number-columns-repeated="16377"/>
        </table:table-row>
        <table:table-row table:style-name="ro11">
          <table:table-cell office:value-type="string" table:style-name="ce4">
            <text:p>Independent Police Review Authority</text:p>
          </table:table-cell>
          <table:table-cell office:value-type="string" table:style-name="ce4">
            <text:p>IPRA intakes all allegations of misconduct made against Chicago Police Department members. <text:s/>IRPA investigates those allegations relating to excessive force, domestic violence, coercion, and bias-based verbal abuse. <text:s/>The extern's duties may include: <text:s/>(a) legal research, (b) investigative tasks, (c) researching best practices in governmental management and accountabilit, and (d) assisting the Chief Administrator and her deputies on projects relating to investigations, law enforcement projects, administration, and community outreach.<text:s text:c="2"/></text:p>
          </table:table-cell>
          <table:table-cell office:value-type="string" table:style-name="ce4">
            <text:p>Chicago, IL</text:p>
          </table:table-cell>
          <table:table-cell office:value-type="string" table:style-name="ce4">
            <text:p>Unpaid</text:p>
          </table:table-cell>
          <table:table-cell office:value-type="string" table:style-name="ce5">
            <text:p>Rolling</text:p>
          </table:table-cell>
          <table:table-cell office:value-type="string" table:style-name="ce4">
            <text:p>Submit resume, letter of interest, current transcripts and current enrollment verification to: <text:s/>Katherine Martinez, Director of Administration, City of Chicago - IRPA, 10 W 35th St, Suite 1200, Chicago, IL 60616.</text:p>
          </table:table-cell>
          <table:table-cell office:value-type="string" table:style-name="ce4">
            <text:p>http://www.cityofchicago.org/city/en/depts/dhr/provdrs/emp/svcs/internships.html</text:p>
          </table:table-cell>
          <table:table-cell table:number-columns-repeated="16377"/>
        </table:table-row>
        <table:table-row table:style-name="ro3">
          <table:table-cell office:value-type="string" table:style-name="ce4">
            <text:p>Chicago Commission on Human Relations</text:p>
          </table:table-cell>
          <table:table-cell office:value-type="string" table:style-name="ce4">
            <text:p>Duties may include but are not limited to: <text:s/>Conducting legal research and preparing legal memoranda, assist in drafting legal rulings and decisions, prepare written summaries for department's legal publications, compile and edit entries in department's legal publications, respond to inquiries from parties regarding hearing procedures, assist in preparation of informational materials, assist in responding to Freedomof Information Act requests.<text:s/></text:p>
          </table:table-cell>
          <table:table-cell office:value-type="string" table:style-name="ce4">
            <text:p>Chicago, IL</text:p>
          </table:table-cell>
          <table:table-cell office:value-type="string" table:style-name="ce4">
            <text:p>Unpaid</text:p>
          </table:table-cell>
          <table:table-cell office:value-type="string" table:style-name="ce5">
            <text:p>Rolling</text:p>
          </table:table-cell>
          <table:table-cell office:value-type="string" table:style-name="ce4">
            <text:p>Submit resume, cover letter, current enrollment verification letter, and current transcript to: <text:s/>The Commission on Human Relations, Cynthia Cato (cynthyia.cato@ex.cityofchicago.org); Fax: <text:s/>312-744-1081</text:p>
          </table:table-cell>
          <table:table-cell office:value-type="string" table:style-name="ce4">
            <text:p>http://www.cityofchicago.org/city/en/depts/dhr/provdrs/emp/svcs/internships.html</text:p>
          </table:table-cell>
          <table:table-cell table:number-columns-repeated="16377"/>
        </table:table-row>
        <table:table-row table:style-name="ro12">
          <table:table-cell office:value-type="string" table:style-name="ce4">
            <text:p>City of Chicago Department of Procurement Services</text:p>
          </table:table-cell>
          <table:table-cell office:value-type="string" table:style-name="ce4">
            <text:p>DPS is seeking interns to assist with various duties in the Legal Affairs Unit. <text:s/>Participants would gain first-hand experience in every phase of the preparation and drafting of contracts, including the following: <text:s/>municipal procurement issues, discussion with a client department about how to structure a transaction to meet the client's objectives, identification of business risks for the client's consideration, contract drafting, and negotiation with counsel for the City's contractors.</text:p>
          </table:table-cell>
          <table:table-cell office:value-type="string" table:style-name="ce4">
            <text:p>Chicago, IL</text:p>
          </table:table-cell>
          <table:table-cell office:value-type="string" table:style-name="ce4">
            <text:p>Unpaid</text:p>
          </table:table-cell>
          <table:table-cell office:value-type="string" table:style-name="ce5">
            <text:p>Rolling</text:p>
          </table:table-cell>
          <table:table-cell office:value-type="string" table:style-name="ce4">
            <text:p>Submit resume, transcript, and letter of enrollment verification to: <text:s/>Tina Ikegami-Sherrod, Director of Personnel, Department of Procurement Services, 121 N. LaSalle - Room 403, Chicago, IL 60602; E-mail: tikegamisherrod@cityofchicago.org; Fax: 312-742-9466</text:p>
          </table:table-cell>
          <table:table-cell office:value-type="string" table:style-name="ce4">
            <text:p>http://www.cityofchicago.org/city/en/depts/dhr/provdrs/emp/svcs/internships.html</text:p>
          </table:table-cell>
          <table:table-cell table:number-columns-repeated="16377"/>
        </table:table-row>
        <table:table-row table:style-name="ro10">
          <table:table-cell office:value-type="string" table:style-name="ce4">
            <text:p>City of Chicago, Department of Law</text:p>
          </table:table-cell>
          <table:table-cell office:value-type="string" table:style-name="ce4">
            <text:p>Participants wil be assigned to one of the practice divisions within the law department. <text:s/>The participant will be assigned a supervisormentor who will coordinate assignments given to the participant.<text:s text:c="2"/></text:p>
          </table:table-cell>
          <table:table-cell office:value-type="string" table:style-name="ce4">
            <text:p>Chicago, IL</text:p>
          </table:table-cell>
          <table:table-cell office:value-type="string" table:style-name="ce4">
            <text:p>Unpaid</text:p>
          </table:table-cell>
          <table:table-cell office:value-type="string" table:style-name="ce5">
            <text:p>Rolling</text:p>
          </table:table-cell>
          <table:table-cell office:value-type="string" table:style-name="ce4">
            <text:p>Submit resume, two references, Official Law School Transcript, writing sample, and cover letter to: <text:s/>Legal Recruiter, City of Chicago, Department of Law, 121 N. LaSalle - 600, Chicago, IL 60602; legalrecruiter@cityofchicago.org</text:p>
          </table:table-cell>
          <table:table-cell office:value-type="string" table:style-name="ce4">
            <text:p>http://www.cityofchicago.org/city/en/depts/dol/supp_info/dol_volunteer_program.html</text:p>
          </table:table-cell>
          <table:table-cell table:number-columns-repeated="16377"/>
        </table:table-row>
        <table:table-row table:style-name="ro11">
          <table:table-cell office:value-type="string" table:style-name="ce4">
            <text:p>Chicago Transit Authority, Law Department</text:p>
          </table:table-cell>
          <table:table-cell office:value-type="string" table:style-name="ce4">
            <text:p>The CTA's Legal Extern Program enables law students to develop practical skills in a wide range of practice areas, including torts, employment, labor, corporate, policy and appeals, and workers' compensation. <text:s/>Externs will work closely with experienced attorneys and will have the opportunity to attend trials, participate in depositions and arbitrations, prepare motions/briefs, and draft contracts. <text:s/>They will also have a uique vantage point into the diverse and complex legal issues addressed by the second largest transit agency in the country.</text:p>
          </table:table-cell>
          <table:table-cell office:value-type="string" table:style-name="ce4">
            <text:p>Chicago, IL</text:p>
          </table:table-cell>
          <table:table-cell office:value-type="string" table:style-name="ce4">
            <text:p>Unpaid</text:p>
          </table:table-cell>
          <table:table-cell office:value-type="string" table:style-name="ce5">
            <text:p>N/A</text:p>
          </table:table-cell>
          <table:table-cell office:value-type="string" table:style-name="ce4">
            <text:p>Second- and third-year law students can submit a current resume and official law school transcript to: <text:s/>Anita Brooks, HR Special Programs Administrator, Human Resources, 3rd Floor, Chicago Transit Authority, 567 W. Lake St., Chicago, IL 60661.</text:p>
          </table:table-cell>
          <table:table-cell office:value-type="string" table:style-name="ce4">
            <text:p>http://www.transitchicago.com/business/legalextern.aspx</text:p>
          </table:table-cell>
          <table:table-cell table:number-columns-repeated="16377"/>
        </table:table-row>
        <table:table-row table:style-name="ro10">
          <table:table-cell office:value-type="string" table:style-name="ce4">
            <text:p>Work4Illinois.org</text:p>
          </table:table-cell>
          <table:table-cell office:value-type="string" table:style-name="ce4">
            <text:p>Standardized online application system for jobs and internships with Illinois State</text:p>
          </table:table-cell>
          <table:table-cell office:value-type="string" table:style-name="ce4">
            <text:p>Various</text:p>
          </table:table-cell>
          <table:table-cell office:value-type="string" table:style-name="ce4">
            <text:p>N/A</text:p>
          </table:table-cell>
          <table:table-cell office:value-type="string" table:style-name="ce5">
            <text:p>N/A</text:p>
          </table:table-cell>
          <table:table-cell office:value-type="string" table:style-name="ce4">
            <text:p>Contact information for Chicago office: Central Management Services, James R. Thompson Center, 100 W. Randolph Street, Suite 3-300, Chicago, IL 60601; Career Services: (312) 814-2398; E-mail: Work4Illinois@Illinois.Gov</text:p>
          </table:table-cell>
          <table:table-cell office:value-type="string" table:style-name="ce4">
            <text:p>http://work.illinois.gov/default.htm</text:p>
          </table:table-cell>
          <table:table-cell table:number-columns-repeated="16377"/>
        </table:table-row>
        <table:table-row table:style-name="ro10">
          <table:table-cell office:value-type="string" table:style-name="ce4">
            <text:p>Illinois Office of Executive Inspector General</text:p>
          </table:table-cell>
          <table:table-cell office:value-type="string" table:style-name="ce4">
            <text:p>The EIG works to ensure accountability in State government by functioning as an independent, non-partisan State agency with responsibility to investigate allegations of fraud, waste, abuse, and misconduct in relation to State agencies.<text:s text:c="2"/></text:p>
          </table:table-cell>
          <table:table-cell office:value-type="string" table:style-name="ce4">
            <text:p>Chicago, IL or Springfield, IL</text:p>
          </table:table-cell>
          <table:table-cell office:value-type="string" table:style-name="ce4">
            <text:p>N/A</text:p>
          </table:table-cell>
          <table:table-cell office:value-type="string" table:style-name="ce5">
            <text:p>N/A</text:p>
          </table:table-cell>
          <table:table-cell office:value-type="string" table:style-name="ce4">
            <text:p>Mail resume, application, and cover letter to: <text:s/>Office of Executive Inspector General, Attention Director of HR, 32 W Randolph Suite 1900, Chicago, Il 60601</text:p>
          </table:table-cell>
          <table:table-cell office:value-type="string" table:style-name="ce4">
            <text:p>http://www2.illinois.gov/oeig/Pages/EmpOpportunities.aspx</text:p>
          </table:table-cell>
          <table:table-cell table:number-columns-repeated="16377"/>
        </table:table-row>
        <table:table-row table:number-rows-repeated="7" table:style-name="ro1">
          <table:table-cell table:number-columns-repeated="16384"/>
        </table:table-row>
        <table:table-row table:style-name="ro1">
          <table:table-cell office:value-type="string" table:number-columns-spanned="7" table:number-rows-spanned="9" table:style-name="ce18">
            <text:p><text:a xlink:href="#Midwest.A1">Midwest</text:a></text:p>
          </table:table-cell>
          <table:covered-table-cell table:number-columns-repeated="6"/>
          <table:table-cell table:number-columns-repeated="16377"/>
        </table:table-row>
        <table:table-row table:number-rows-repeated="8" table:style-name="ro1">
          <table:covered-table-cell/>
          <table:covered-table-cell table:number-columns-repeated="6"/>
          <table:table-cell table:number-columns-repeated="16377"/>
        </table:table-row>
        <table:table-row table:style-name="ro1">
          <table:table-cell office:value-type="string" table:number-columns-spanned="7" table:number-rows-spanned="9" table:style-name="ce19">
            <text:p><text:a xlink:href="#'NYC &amp; East Coast'.A1">NYC &amp; East Coast'!A1</text:a></text:p>
          </table:table-cell>
          <table:covered-table-cell table:number-columns-repeated="6"/>
          <table:table-cell table:number-columns-repeated="16377"/>
        </table:table-row>
        <table:table-row table:number-rows-repeated="8" table:style-name="ro1">
          <table:covered-table-cell/>
          <table:covered-table-cell table:number-columns-repeated="6"/>
          <table:table-cell table:number-columns-repeated="16377"/>
        </table:table-row>
        <table:table-row table:style-name="ro1">
          <table:table-cell office:value-type="string" table:number-columns-spanned="7" table:number-rows-spanned="8" table:style-name="ce19">
            <text:p><text:a xlink:href="#'West Coast'.A1">West Coast'!A1</text:a></text:p>
          </table:table-cell>
          <table:covered-table-cell table:number-columns-repeated="6"/>
          <table:table-cell table:number-columns-repeated="16377"/>
        </table:table-row>
        <table:table-row table:number-rows-repeated="7" table:style-name="ro1">
          <table:covered-table-cell/>
          <table:covered-table-cell table:number-columns-repeated="6"/>
          <table:table-cell table:number-columns-repeated="16377"/>
        </table:table-row>
        <table:table-row table:style-name="ro1">
          <table:table-cell office:value-type="string" table:number-columns-spanned="7" table:number-rows-spanned="9" table:style-name="ce18">
            <text:p><text:a xlink:href="#South.A1">South!A1</text:a></text:p>
          </table:table-cell>
          <table:covered-table-cell table:number-columns-repeated="6"/>
          <table:table-cell table:number-columns-repeated="16377"/>
        </table:table-row>
        <table:table-row table:number-rows-repeated="8" table:style-name="ro1">
          <table:covered-table-cell/>
          <table:covered-table-cell table:number-columns-repeated="6"/>
          <table:table-cell table:number-columns-repeated="16377"/>
        </table:table-row>
        <table:table-row table:number-rows-repeated="1048509" table:style-name="ro1">
          <table:table-cell table:number-columns-repeated="16384"/>
        </table:table-row>
      </table:table>
      <table:table table:name="Midwest" table:style-name="ta2">
        <table:table-column table:style-name="co8" table:default-cell-style-name="ce4"/>
        <table:table-column table:style-name="co2" table:default-cell-style-name="ce4"/>
        <table:table-column table:style-name="co9" table:default-cell-style-name="ce4"/>
        <table:table-column table:style-name="co3" table:default-cell-style-name="ce4"/>
        <table:table-column table:style-name="co4" table:default-cell-style-name="ce4"/>
        <table:table-column table:style-name="co5" table:default-cell-style-name="ce5"/>
        <table:table-column table:style-name="co6" table:default-cell-style-name="ce4"/>
        <table:table-column table:style-name="co7" table:default-cell-style-name="ce4"/>
        <table:table-column table:style-name="co8" table:number-columns-repeated="16376" table:default-cell-style-name="ce3"/>
        <table:table-row table:style-name="ro1">
          <table:table-cell office:value-type="string" table:style-name="ce1">
            <text:p>Agency</text:p>
          </table:table-cell>
          <table:table-cell office:value-type="string" table:style-name="ce1">
            <text:p>Description</text:p>
          </table:table-cell>
          <table:table-cell office:value-type="string" table:style-name="ce1">
            <text:p>State</text:p>
          </table:table-cell>
          <table:table-cell office:value-type="string" table:style-name="ce1">
            <text:p>Location</text:p>
          </table:table-cell>
          <table:table-cell office:value-type="string" table:style-name="ce1">
            <text:p>Salary</text:p>
          </table:table-cell>
          <table:table-cell office:value-type="string" table:style-name="ce2">
            <text:p>Deadline</text:p>
          </table:table-cell>
          <table:table-cell office:value-type="string" table:style-name="ce1">
            <text:p>Instructions</text:p>
          </table:table-cell>
          <table:table-cell office:value-type="string" table:style-name="ce1">
            <text:p>Web Site</text:p>
          </table:table-cell>
          <table:table-cell table:number-columns-repeated="16376"/>
        </table:table-row>
        <table:table-row table:style-name="ro13">
          <table:table-cell office:value-type="string" table:style-name="ce4">
            <text:p>Illinois Attorney General Office</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illinoisattorneygeneral.gov/</text:p>
          </table:table-cell>
          <table:table-cell table:number-columns-repeated="16376"/>
        </table:table-row>
        <table:table-row table:style-name="ro13">
          <table:table-cell office:value-type="string" table:style-name="ce4">
            <text:p>Illinois Dept. of Natural Resources<text:s/></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dnr.illinois.gov/Pages/default.aspx</text:p>
          </table:table-cell>
          <table:table-cell table:number-columns-repeated="16376"/>
        </table:table-row>
        <table:table-row table:style-name="ro13">
          <table:table-cell office:value-type="string" table:style-name="ce4">
            <text:p>IL Dept of Rehabilitation Services<text:s/></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dhs.state.il.us/page.aspx?item=29736</text:p>
          </table:table-cell>
          <table:table-cell table:number-columns-repeated="16376"/>
        </table:table-row>
        <table:table-row table:style-name="ro14">
          <table:table-cell office:value-type="string" table:style-name="ce4">
            <text:p>IL Educational Labor Relations Board<text:s/></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2.illinois.gov/elrb/Pages/default.aspx</text:p>
          </table:table-cell>
          <table:table-cell table:number-columns-repeated="16376"/>
        </table:table-row>
        <table:table-row table:style-name="ro15">
          <table:table-cell office:value-type="string" table:style-name="ce4">
            <text:p>IL Secretary of State</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cyberdriveillinois.com/</text:p>
          </table:table-cell>
          <table:table-cell table:number-columns-repeated="16376"/>
        </table:table-row>
        <table:table-row table:style-name="ro14">
          <table:table-cell office:value-type="string" table:style-name="ce4">
            <text:p>State Attorney's Appellate Prosecutor</text:p>
          </table:table-cell>
          <table:table-cell table:style-name="ce4"/>
          <table:table-cell office:value-type="string" table:style-name="ce4">
            <text:p>Illinois</text:p>
          </table:table-cell>
          <table:table-cell office:value-type="string" table:style-name="ce4">
            <text:p>Springfield</text:p>
          </table:table-cell>
          <table:table-cell table:style-name="ce4"/>
          <table:table-cell table:style-name="ce5"/>
          <table:table-cell table:style-name="ce4"/>
          <table:table-cell office:value-type="string" table:style-name="ce4">
            <text:p>http://www.ilsaap.org/</text:p>
          </table:table-cell>
          <table:table-cell table:number-columns-repeated="16376"/>
        </table:table-row>
        <table:table-row table:style-name="ro15">
          <table:table-cell office:value-type="string" table:style-name="ce4">
            <text:p>Public Defender</text:p>
          </table:table-cell>
          <table:table-cell table:style-name="ce4"/>
          <table:table-cell office:value-type="string" table:style-name="ce4">
            <text:p>Indiana</text:p>
          </table:table-cell>
          <table:table-cell office:value-type="string" table:style-name="ce4">
            <text:p>Indianapolis</text:p>
          </table:table-cell>
          <table:table-cell table:style-name="ce4"/>
          <table:table-cell table:style-name="ce5"/>
          <table:table-cell table:style-name="ce4"/>
          <table:table-cell office:value-type="string" table:style-name="ce4">
            <text:p>http://www.in.gov/judiciary/defender/</text:p>
          </table:table-cell>
          <table:table-cell table:number-columns-repeated="16376"/>
        </table:table-row>
        <table:table-row table:style-name="ro15">
          <table:table-cell office:value-type="string" table:style-name="ce4">
            <text:p>State Public Defender</text:p>
          </table:table-cell>
          <table:table-cell table:style-name="ce4"/>
          <table:table-cell office:value-type="string" table:style-name="ce4">
            <text:p>Iowa</text:p>
          </table:table-cell>
          <table:table-cell office:value-type="string" table:style-name="ce4">
            <text:p>Des Moines</text:p>
          </table:table-cell>
          <table:table-cell table:style-name="ce4"/>
          <table:table-cell table:style-name="ce5"/>
          <table:table-cell table:style-name="ce4"/>
          <table:table-cell office:value-type="string" table:style-name="ce4">
            <text:p>http://spd.iowa.gov/</text:p>
          </table:table-cell>
          <table:table-cell table:number-columns-repeated="16376"/>
        </table:table-row>
        <table:table-row table:style-name="ro15">
          <table:table-cell office:value-type="string" table:style-name="ce4">
            <text:p>State Attorney General</text:p>
          </table:table-cell>
          <table:table-cell table:style-name="ce4"/>
          <table:table-cell office:value-type="string" table:style-name="ce4">
            <text:p>Minnesota</text:p>
          </table:table-cell>
          <table:table-cell office:value-type="string" table:style-name="ce4">
            <text:p>St. Paul</text:p>
          </table:table-cell>
          <table:table-cell table:style-name="ce4"/>
          <table:table-cell table:style-name="ce5"/>
          <table:table-cell table:style-name="ce4"/>
          <table:table-cell office:value-type="string" table:style-name="ce4">
            <text:p>http://www.ag.state.mn.us/</text:p>
          </table:table-cell>
          <table:table-cell table:number-columns-repeated="16376"/>
        </table:table-row>
        <table:table-row table:style-name="ro13">
          <table:table-cell office:value-type="string" table:style-name="ce4">
            <text:p>County Attorney's Office</text:p>
          </table:table-cell>
          <table:table-cell table:style-name="ce4"/>
          <table:table-cell office:value-type="string" table:style-name="ce4">
            <text:p>Minnesota</text:p>
          </table:table-cell>
          <table:table-cell office:value-type="string" table:style-name="ce4">
            <text:p>Minneapolis</text:p>
          </table:table-cell>
          <table:table-cell table:style-name="ce4"/>
          <table:table-cell table:style-name="ce5"/>
          <table:table-cell table:style-name="ce4"/>
          <table:table-cell office:value-type="string" table:style-name="ce4">
            <text:p>http://www.hennepinattorney.org/</text:p>
          </table:table-cell>
          <table:table-cell table:number-columns-repeated="16376"/>
        </table:table-row>
        <table:table-row table:style-name="ro15">
          <table:table-cell office:value-type="string" table:style-name="ce4">
            <text:p>State Attorney General</text:p>
          </table:table-cell>
          <table:table-cell table:style-name="ce4"/>
          <table:table-cell office:value-type="string" table:style-name="ce4">
            <text:p>Missouri</text:p>
          </table:table-cell>
          <table:table-cell office:value-type="string" table:style-name="ce4">
            <text:p>Jefferson City</text:p>
          </table:table-cell>
          <table:table-cell table:style-name="ce4"/>
          <table:table-cell table:style-name="ce5"/>
          <table:table-cell table:style-name="ce4"/>
          <table:table-cell office:value-type="string" table:style-name="ce4">
            <text:p>http://ago.mo.gov/</text:p>
          </table:table-cell>
          <table:table-cell table:number-columns-repeated="16376"/>
        </table:table-row>
        <table:table-row table:style-name="ro16">
          <table:table-cell office:value-type="string" table:style-name="ce4">
            <text:p>County Prosecuting Attorney</text:p>
          </table:table-cell>
          <table:table-cell table:style-name="ce4"/>
          <table:table-cell office:value-type="string" table:style-name="ce4">
            <text:p>Missouri</text:p>
          </table:table-cell>
          <table:table-cell office:value-type="string" table:style-name="ce4">
            <text:p>St. Charles County</text:p>
          </table:table-cell>
          <table:table-cell table:style-name="ce4"/>
          <table:table-cell table:style-name="ce5"/>
          <table:table-cell table:style-name="ce4"/>
          <table:table-cell office:value-type="string" table:style-name="ce4">
            <text:p>http://www.sccmo.org/departments/index.php?option=com_content&amp;task=view&amp;id=18&amp;Itemid=32</text:p>
          </table:table-cell>
          <table:table-cell table:number-columns-repeated="16376"/>
        </table:table-row>
        <table:table-row table:style-name="ro15">
          <table:table-cell office:value-type="string" table:style-name="ce4">
            <text:p>State Public Defender</text:p>
          </table:table-cell>
          <table:table-cell table:style-name="ce4"/>
          <table:table-cell office:value-type="string" table:style-name="ce4">
            <text:p>Missouri</text:p>
          </table:table-cell>
          <table:table-cell office:value-type="string" table:style-name="ce4">
            <text:p>Columbia</text:p>
          </table:table-cell>
          <table:table-cell table:style-name="ce4"/>
          <table:table-cell table:style-name="ce5"/>
          <table:table-cell table:style-name="ce4"/>
          <table:table-cell office:value-type="string" table:style-name="ce4">
            <text:p>http://www.publicdefender.mo.gov/</text:p>
          </table:table-cell>
          <table:table-cell table:number-columns-repeated="16376"/>
        </table:table-row>
        <table:table-row table:style-name="ro15">
          <table:table-cell office:value-type="string" table:style-name="ce4">
            <text:p>State Attorney General</text:p>
          </table:table-cell>
          <table:table-cell table:style-name="ce4"/>
          <table:table-cell office:value-type="string" table:style-name="ce4">
            <text:p>Ohio</text:p>
          </table:table-cell>
          <table:table-cell office:value-type="string" table:style-name="ce4">
            <text:p>Columbus</text:p>
          </table:table-cell>
          <table:table-cell table:style-name="ce4"/>
          <table:table-cell table:style-name="ce5"/>
          <table:table-cell table:style-name="ce4"/>
          <table:table-cell office:value-type="string" table:style-name="ce4">
            <text:p>http://www.ohioattorneygeneral.gov/</text:p>
          </table:table-cell>
          <table:table-cell table:number-columns-repeated="16376"/>
        </table:table-row>
        <table:table-row table:style-name="ro14">
          <table:table-cell office:value-type="string" table:style-name="ce4">
            <text:p>County Public Defender</text:p>
          </table:table-cell>
          <table:table-cell table:style-name="ce4"/>
          <table:table-cell office:value-type="string" table:style-name="ce4">
            <text:p>Ohio</text:p>
          </table:table-cell>
          <table:table-cell office:value-type="string" table:style-name="ce4">
            <text:p>Dayton</text:p>
          </table:table-cell>
          <table:table-cell table:style-name="ce4"/>
          <table:table-cell table:style-name="ce5"/>
          <table:table-cell table:style-name="ce4"/>
          <table:table-cell office:value-type="string" table:style-name="ce4">
            <text:p>http://www.mcohio.org/government/public_defender/index.html</text:p>
          </table:table-cell>
          <table:table-cell table:number-columns-repeated="16376"/>
        </table:table-row>
        <table:table-row table:style-name="ro14">
          <table:table-cell office:value-type="string" table:style-name="ce4">
            <text:p>County District Attorney</text:p>
          </table:table-cell>
          <table:table-cell table:style-name="ce4"/>
          <table:table-cell office:value-type="string" table:style-name="ce4">
            <text:p>Wisconsin</text:p>
          </table:table-cell>
          <table:table-cell office:value-type="string" table:style-name="ce4">
            <text:p>Milwaukee County</text:p>
          </table:table-cell>
          <table:table-cell table:style-name="ce4"/>
          <table:table-cell table:style-name="ce5"/>
          <table:table-cell table:style-name="ce4"/>
          <table:table-cell office:value-type="string" table:style-name="ce4">
            <text:p>http://county.milwaukee.gov/Milwaukee%20County7699.htm</text:p>
          </table:table-cell>
          <table:table-cell table:number-columns-repeated="16376"/>
        </table:table-row>
        <table:table-row table:style-name="ro15">
          <table:table-cell office:value-type="string" table:style-name="ce4">
            <text:p>State Public Defender</text:p>
          </table:table-cell>
          <table:table-cell table:style-name="ce4"/>
          <table:table-cell office:value-type="string" table:style-name="ce4">
            <text:p>Wisconsin</text:p>
          </table:table-cell>
          <table:table-cell office:value-type="string" table:style-name="ce4">
            <text:p>Madison</text:p>
          </table:table-cell>
          <table:table-cell table:style-name="ce4"/>
          <table:table-cell table:style-name="ce5"/>
          <table:table-cell table:style-name="ce4"/>
          <table:table-cell office:value-type="string" table:style-name="ce4">
            <text:p>http://www.wisspd.org/</text:p>
          </table:table-cell>
          <table:table-cell table:number-columns-repeated="16376"/>
        </table:table-row>
        <table:table-row table:style-name="ro15">
          <table:table-cell office:value-type="string" table:style-name="ce4">
            <text:p>Wisconson DOJ</text:p>
          </table:table-cell>
          <table:table-cell table:style-name="ce4"/>
          <table:table-cell office:value-type="string" table:style-name="ce4">
            <text:p>Wisconsin</text:p>
          </table:table-cell>
          <table:table-cell office:value-type="string" table:style-name="ce4">
            <text:p>Madison</text:p>
          </table:table-cell>
          <table:table-cell table:style-name="ce4"/>
          <table:table-cell table:style-name="ce5"/>
          <table:table-cell table:style-name="ce4"/>
          <table:table-cell office:value-type="string" table:style-name="ce4">
            <text:p>http://www.doj.state.wi.us/</text:p>
          </table:table-cell>
          <table:table-cell table:number-columns-repeated="16376"/>
        </table:table-row>
        <table:table-row table:number-rows-repeated="1048557" table:style-name="ro1">
          <table:table-cell table:number-columns-repeated="16384"/>
        </table:table-row>
      </table:table>
      <table:table table:name="NYC_&amp;_East_Coast" table:style-name="ta3">
        <table:table-column table:style-name="co8" table:default-cell-style-name="ce4"/>
        <table:table-column table:style-name="co2" table:default-cell-style-name="ce4"/>
        <table:table-column table:style-name="co10" table:default-cell-style-name="ce4"/>
        <table:table-column table:style-name="co3" table:default-cell-style-name="ce4"/>
        <table:table-column table:style-name="co11" table:default-cell-style-name="ce4"/>
        <table:table-column table:style-name="co5" table:default-cell-style-name="ce5"/>
        <table:table-column table:style-name="co6" table:default-cell-style-name="ce4"/>
        <table:table-column table:style-name="co7" table:default-cell-style-name="ce4"/>
        <table:table-column table:style-name="co8" table:number-columns-repeated="16376" table:default-cell-style-name="ce3"/>
        <table:table-row table:style-name="ro1">
          <table:table-cell office:value-type="string" table:style-name="ce1">
            <text:p>Agency</text:p>
          </table:table-cell>
          <table:table-cell office:value-type="string" table:style-name="ce1">
            <text:p>Description</text:p>
          </table:table-cell>
          <table:table-cell office:value-type="string" table:style-name="ce1">
            <text:p>State</text:p>
          </table:table-cell>
          <table:table-cell office:value-type="string" table:style-name="ce1">
            <text:p>Location</text:p>
          </table:table-cell>
          <table:table-cell office:value-type="string" table:style-name="ce1">
            <text:p>Salary</text:p>
          </table:table-cell>
          <table:table-cell office:value-type="string" table:style-name="ce2">
            <text:p>Deadline</text:p>
          </table:table-cell>
          <table:table-cell office:value-type="string" table:style-name="ce1">
            <text:p>Instructions</text:p>
          </table:table-cell>
          <table:table-cell office:value-type="string" table:style-name="ce1">
            <text:p>Web Site</text:p>
          </table:table-cell>
          <table:table-cell table:number-columns-repeated="16376"/>
        </table:table-row>
        <table:table-row table:style-name="ro6">
          <table:table-cell office:value-type="string" table:style-name="ce4">
            <text:p>Office of the District Attorney - Bronx County</text:p>
          </table:table-cell>
          <table:table-cell office:value-type="string" table:style-name="ce4">
            <text:p>8 week summer internship (June-July), interns may receive a small stipend depending on the resources</text:p>
          </table:table-cell>
          <table:table-cell office:value-type="string" table:style-name="ce4">
            <text:p>New York</text:p>
          </table:table-cell>
          <table:table-cell office:value-type="string" table:style-name="ce4">
            <text:p>Bronx, NY</text:p>
          </table:table-cell>
          <table:table-cell office:value-type="string" table:style-name="ce4">
            <text:p>Stipend TBD</text:p>
          </table:table-cell>
          <table:table-cell office:value-type="date" office:date-value="2011-02-15T00:00:00" table:style-name="ce5">
            <text:p>2/15/2011</text:p>
          </table:table-cell>
          <table:table-cell office:value-type="string" table:style-name="ce4">
            <text:p>Submit cover letter &amp; resume to:<text:s/></text:p>
            <text:p>Bronx County District Attorney's Office</text:p>
            <text:p>198 East 161st Street</text:p>
            <text:p>Bronx, New York 10451</text:p>
            <text:p>Attn: Maria T. Rivero</text:p>
            <text:p>Administrative Assistant District Attorney</text:p>
            <text:p>(718) 590-2258/2330</text:p>
            <text:p>(718) 590-6477 Fax</text:p>
          </table:table-cell>
          <table:table-cell office:value-type="string" table:style-name="ce4">
            <text:p>http://bronxda.nyc.gov/frames.html</text:p>
          </table:table-cell>
          <table:table-cell table:number-columns-repeated="16376"/>
        </table:table-row>
        <table:table-row table:style-name="ro10">
          <table:table-cell office:value-type="string" table:style-name="ce4">
            <text:p>District Attorney's Office - Kings County</text:p>
          </table:table-cell>
          <table:table-cell office:value-type="string" table:style-name="ce4">
            <text:p>All interships are unsalaried, applicants will be fingerprinted</text:p>
          </table:table-cell>
          <table:table-cell office:value-type="string" table:style-name="ce4">
            <text:p>New York</text:p>
          </table:table-cell>
          <table:table-cell office:value-type="string" table:style-name="ce4">
            <text:p>Brooklyn, NY</text:p>
          </table:table-cell>
          <table:table-cell office:value-type="string" table:style-name="ce4">
            <text:p>Unpaid</text:p>
          </table:table-cell>
          <table:table-cell office:value-type="date" office:date-value="2011-02-01T00:00:00" table:style-name="ce5">
            <text:p>2/1/2011</text:p>
          </table:table-cell>
          <table:table-cell office:value-type="string" table:style-name="ce4">
            <text:p>Submit cover letter, resume, transcript, &amp; writing sample to:</text:p>
            <text:p>Michelle S. Desir (desirm@brooklynda.org)</text:p>
            <text:p>Kings County District Attorney's Office</text:p>
            <text:p>350 Jay Street, 19th Floor</text:p>
            <text:p>Brooklyn, NY 11201</text:p>
          </table:table-cell>
          <table:table-cell office:value-type="string" table:style-name="ce4">
            <text:p>http://www.brooklynda.org/office/internship.htm</text:p>
          </table:table-cell>
          <table:table-cell table:number-columns-repeated="16376"/>
        </table:table-row>
        <table:table-row table:style-name="ro17">
          <table:table-cell office:value-type="string" table:style-name="ce4">
            <text:p>District Attorney's Office - New York County</text:p>
          </table:table-cell>
          <table:table-cell office:value-type="string" table:style-name="ce4">
            <text:p>The Summer Intern Program provides first- and second-year law students the opportunity to gain experience in trial and appellate litigation in the public sector. The ten-week program begins in early June and allows law students to work closely with Assistant District Attorneys. Depending upon assignment, summer interns help prepare cases for grand jury presentations, hearings, and trials. Interns also research and write appellate and trial briefs, and are assigned to work on complex, long-term investigations. In most cases, summer interns have an opportunity to second-seat an Assistant District Attorney on trial.</text:p>
          </table:table-cell>
          <table:table-cell office:value-type="string" table:style-name="ce4">
            <text:p>New York</text:p>
          </table:table-cell>
          <table:table-cell office:value-type="string" table:style-name="ce4">
            <text:p>New York, NY</text:p>
          </table:table-cell>
          <table:table-cell office:value-type="string" table:style-name="ce4">
            <text:p>$500/week</text:p>
          </table:table-cell>
          <table:table-cell office:value-type="string" table:style-name="ce5">
            <text:p>Applications will be accepted beginning December 1, 2010 and must be submitted by December 15, 2010</text:p>
          </table:table-cell>
          <table:table-cell office:value-type="string" table:style-name="ce4">
            <text:p>NY DA's office interviews on campus but Northwestern is not on their list. <text:s/>Interviews will begin in January, however interested applicants may be able to interview in person or over the phone. <text:s/>Interested applicants should contact the DA's Office to inquire about such a possibility.</text:p>
            <text:p/>
            <text:p>Mail cover letter, resume, and law school transcript (official or unofficial) to <text:s text:c="3"/>Ms. Robin R. Edwards</text:p>
            <text:p>Administrator of the Legal Hiring Unit</text:p>
            <text:p>New York County District Attorney's Office</text:p>
            <text:p>One Hogan Place</text:p>
            <text:p>New York, NY 10013</text:p>
            <text:p/>
            <text:p/>
            <text:p>The Legal Hiring staff is available to answer any question you might have about the application process. Contact them at 212-335-9361.</text:p>
          </table:table-cell>
          <table:table-cell office:value-type="string" table:style-name="ce4">
            <text:p>http://manhattanda.org/careers/legalemployment/summerintern/</text:p>
          </table:table-cell>
          <table:table-cell table:number-columns-repeated="16376"/>
        </table:table-row>
        <table:table-row table:style-name="ro18">
          <table:table-cell office:value-type="string" table:style-name="ce4">
            <text:p>District Attorney's Office - Queens County</text:p>
          </table:table-cell>
          <table:table-cell office:value-type="string" table:style-name="ce4">
            <text:p/>
            <text:p>We expect that interns will become an integral part of the bureau to which they are assigned. In the Appeals Bureau, interns will receive research and writing assignments including briefs to be heard by the Appellate Division, Second Department of New York State Supreme Court. In the Investigations Division, interns will become part of teams of Assistant District Attorneys and Detectives. In both the Trial Division and the Major Crimes Division, interns will take part in case preparation which includes witness interviews and possibly a trip to the crime scene. We make efforts for interns to serve as second seats in hearings and trials.</text:p>
            <text:p/>
            <text:p>2011 Program: June 6 - August 12, 2011</text:p>
            <text:p/>
          </table:table-cell>
          <table:table-cell office:value-type="string" table:style-name="ce4">
            <text:p>New York</text:p>
          </table:table-cell>
          <table:table-cell office:value-type="string" table:style-name="ce4">
            <text:p>Kew Gardens, NY</text:p>
          </table:table-cell>
          <table:table-cell office:value-type="string" table:style-name="ce4">
            <text:p>Unpaid</text:p>
          </table:table-cell>
          <table:table-cell office:value-type="string" table:style-name="ce5">
            <text:p>Applications for the 2011 Summer Internship Program will be reviewed starting December 1, 2010. The deadline for applications is February 15, 2011.</text:p>
          </table:table-cell>
          <table:table-cell office:value-type="string" table:style-name="ce4">
            <text:p>Submit resume &amp; cover letter to:</text:p>
            <text:p>Office of the Queens County District Attorney</text:p>
            <text:p>125-01 Queens Boulevard</text:p>
            <text:p>Kew Gardens, N.Y. 11415</text:p>
            <text:p>Attn: Vincent J. Carroll, Jr., Counsel to the CADA</text:p>
            <text:p/>
            <text:p>Any questions may be directed to Mr. Carroll at vjcarroll@queensda.org.</text:p>
          </table:table-cell>
          <table:table-cell office:value-type="string" table:style-name="ce4">
            <text:p>http://www.queensda.org/internship.html</text:p>
          </table:table-cell>
          <table:table-cell table:number-columns-repeated="16376"/>
        </table:table-row>
        <table:table-row table:style-name="ro6">
          <table:table-cell office:value-type="string" table:style-name="ce4">
            <text:p>District Attorney's Office - Westchester County</text:p>
          </table:table-cell>
          <table:table-cell office:value-type="string" table:style-name="ce4">
            <text:p>See website for a first-hand account of one student's summer internship experience.</text:p>
          </table:table-cell>
          <table:table-cell office:value-type="string" table:style-name="ce4">
            <text:p>New York</text:p>
          </table:table-cell>
          <table:table-cell office:value-type="string" table:style-name="ce4">
            <text:p>White Plains, NY</text:p>
          </table:table-cell>
          <table:table-cell office:value-type="string" table:style-name="ce4">
            <text:p>Unpaid</text:p>
          </table:table-cell>
          <table:table-cell office:value-type="date" office:date-value="2011-02-01T00:00:00" table:style-name="ce5">
            <text:p>2/1/2011</text:p>
          </table:table-cell>
          <table:table-cell office:value-type="string" table:style-name="ce4">
            <text:p>Mail cover letter &amp; resume to:</text:p>
            <text:p>Assistant District Attorney Keary Neary</text:p>
            <text:p>Bureau Chief</text:p>
            <text:p>Training and Education Bureau</text:p>
            <text:p>Westchester County District Attorney's Office</text:p>
            <text:p>111 Dr. Martin Luther King, Jr. Blvd.</text:p>
            <text:p>White Plains, NY 10601</text:p>
          </table:table-cell>
          <table:table-cell office:value-type="string" table:style-name="ce4">
            <text:p>http://www.westchesterda.net/index.php?option=com_content&amp;task=view&amp;id=2542&amp;Itemid=4390</text:p>
          </table:table-cell>
          <table:table-cell table:number-columns-repeated="16376"/>
        </table:table-row>
        <table:table-row table:style-name="ro19">
          <table:table-cell office:value-type="string" table:style-name="ce4">
            <text:p>New York City Law Department</text:p>
          </table:table-cell>
          <table:table-cell office:value-type="string" table:style-name="ce4">
            <text:p>The Law Department selects approximately 50 Summer Honors Program interns from almost 3,000 applications submitted each year, 15-20 are 1Ls. The Law Department is perhaps the only public sector/public interest employer in the country to make offers of permanent employment to its summer interns based on their performance during the summer.</text:p>
            <text:p/>
            <text:p>The work experience offered to interns is unlike anything available at a private law firm. There are no "memos to partner." Summer interns regularly draft motion papers that are filed in court. Many take or defend a deposition during the summer. Appeals Division interns draft three or four appellate briefs from start to finish. Interns in the Family Court Division regularly stand up in court to argue motions and conduct arraignments.</text:p>
          </table:table-cell>
          <table:table-cell office:value-type="string" table:style-name="ce4">
            <text:p>New York</text:p>
          </table:table-cell>
          <table:table-cell office:value-type="string" table:style-name="ce4">
            <text:p>New York, NY</text:p>
          </table:table-cell>
          <table:table-cell office:value-type="string" table:style-name="ce4">
            <text:p>$500/week for 9 weeks</text:p>
            <text:p/>
            <text:p>Free housing during the nine-week program is available to law students who are enrolled in law schools and have permanent addresses outside of commuting distance from New York City. Students who have their own funding, either in lieu of or in addition to the Law Department's stipend, should let us know in their application cover letter.</text:p>
          </table:table-cell>
          <table:table-cell office:value-type="string" table:style-name="ce5">
            <text:p>Beginning December 1. Decisions are made on a rolling basis</text:p>
          </table:table-cell>
          <table:table-cell office:value-type="string" table:style-name="ce4">
            <text:p>Applications from first-year law students should be mailed after December 1. Where available, we prefer to see first-semester grades. Application should also include cover letter &amp; resume. <text:s/>The Law Department interviews first-year law students at several on-campus interview days and Spring job fairs. If a candidate is called in for interviews, we will ask for writing samples and references at that time. Applicants are advised to discuss their division preferences in their cover letters.</text:p>
            <text:p/>
            <text:p>Applications may be sent by regular mail, e-mail or fax to:</text:p>
            <text:p>Stuart D. Smith, Esq.</text:p>
            <text:p>Director of Legal Recruitment</text:p>
            <text:p>New York City Law Department</text:p>
            <text:p>100 Church Street</text:p>
            <text:p>New York, NY 10007</text:p>
            <text:p>Fax: (212) 227-6177</text:p>
            <text:p>E-mail: recruitment@law.nyc.gov<text:s/></text:p>
          </table:table-cell>
          <table:table-cell office:value-type="string" table:style-name="ce4">
            <text:p>http://www.nyc.gov/html/law/html/careers/honors.shtml</text:p>
          </table:table-cell>
          <table:table-cell table:number-columns-repeated="16376"/>
        </table:table-row>
        <table:table-row table:style-name="ro4">
          <table:table-cell office:value-type="string" table:style-name="ce4">
            <text:p>New York Division of Human Rights: Office of General Counsel</text:p>
          </table:table-cell>
          <table:table-cell office:value-type="string" table:style-name="ce4">
            <text:p>Office of the General Counsel Internship. <text:s/>Assist in researching and drafting of appellate briefs for court proceedings. <text:s/>Assist in the review of requests to reopen investigations. Conduct legal research on various topics involving the New York State Human Rights Law. Attend court proceedings when appropriate.</text:p>
          </table:table-cell>
          <table:table-cell office:value-type="string" table:style-name="ce4">
            <text:p>New York</text:p>
          </table:table-cell>
          <table:table-cell office:value-type="string" table:style-name="ce4">
            <text:p>Bronx, NY</text:p>
          </table:table-cell>
          <table:table-cell office:value-type="string" table:style-name="ce4">
            <text:p>Unpaid</text:p>
          </table:table-cell>
          <table:table-cell office:value-type="string" table:style-name="ce5">
            <text:p>Rolling, commencing January 2011</text:p>
          </table:table-cell>
          <table:table-cell office:value-type="string" table:style-name="ce4">
            <text:p>writing sample, résumé, and cover letter explaining your interest in interning in the unit. <text:s/>Send to</text:p>
            <text:p>Barbara Klar</text:p>
            <text:p>Intern Coordinator</text:p>
            <text:p>New York State Division of Human Rights</text:p>
            <text:p>One Fordham Plaza, Fourth Floor</text:p>
            <text:p>Bronx, New York 10458</text:p>
            <text:p>bklar@dhr.state.ny.us</text:p>
          </table:table-cell>
          <table:table-cell office:value-type="string" table:style-name="ce4">
            <text:p>http://www.dhr.state.ny.us/io-office_of_the_general_counsel.html</text:p>
          </table:table-cell>
          <table:table-cell table:number-columns-repeated="16376"/>
        </table:table-row>
        <table:table-row table:style-name="ro9">
          <table:table-cell office:value-type="string" table:style-name="ce4">
            <text:p>New York Division of Human Rights: Order Preparation Unit</text:p>
          </table:table-cell>
          <table:table-cell office:value-type="string" table:style-name="ce4">
            <text:p>Work with one of our Adjudication</text:p>
            <text:p>Counsels as s/he reviews the trial record.</text:p>
            <text:p>Review objections from the parties, and</text:p>
            <text:p>applicable case law. Discuss the related</text:p>
            <text:p>issues with the Adjudication Counsel, and</text:p>
            <text:p>draft legal memorandums regarding the</text:p>
            <text:p>findings of facts from hearings.</text:p>
          </table:table-cell>
          <table:table-cell office:value-type="string" table:style-name="ce4">
            <text:p>New York</text:p>
          </table:table-cell>
          <table:table-cell office:value-type="string" table:style-name="ce4">
            <text:p>Bronx, NY or Buffalo</text:p>
          </table:table-cell>
          <table:table-cell office:value-type="string" table:style-name="ce4">
            <text:p>Unpaid</text:p>
          </table:table-cell>
          <table:table-cell office:value-type="string" table:style-name="ce5">
            <text:p>Rolling, commencing January 2011</text:p>
          </table:table-cell>
          <table:table-cell office:value-type="string" table:style-name="ce4">
            <text:p>writing sample, résumé, and cover letter explaining your interest in interning in the unit. <text:s/>Send to</text:p>
            <text:p>Barbara Klar</text:p>
            <text:p>Intern Coordinator</text:p>
            <text:p>New York State Division of Human Rights</text:p>
            <text:p>One Fordham Plaza, Fourth Floor</text:p>
            <text:p>Bronx, New York 10458</text:p>
            <text:p>bklar@dhr.state.ny.us</text:p>
          </table:table-cell>
          <table:table-cell office:value-type="string" table:style-name="ce4">
            <text:p>http://www.dhr.state.ny.us/io-order_preparation_unit.html</text:p>
          </table:table-cell>
          <table:table-cell table:number-columns-repeated="16376"/>
        </table:table-row>
        <table:table-row table:style-name="ro3">
          <table:table-cell office:value-type="string" table:style-name="ce4">
            <text:p>New York Division of Human Rights: Investigation Unit</text:p>
          </table:table-cell>
          <table:table-cell office:value-type="string" table:style-name="ce4">
            <text:p>Work with our investigators at regional offices throughout the state to learn how an investigation into a complaint is handled, including intake, document review, and witness interview, resulting in a final determination of the merits of the complaint. You could also be assigned to the Central Case Resolution Unit which assesses the various aspects of case processing and develops strategies to improve case management and training.</text:p>
          </table:table-cell>
          <table:table-cell office:value-type="string" table:style-name="ce4">
            <text:p>New York</text:p>
          </table:table-cell>
          <table:table-cell office:value-type="string" table:style-name="ce4">
            <text:p>All locations</text:p>
          </table:table-cell>
          <table:table-cell office:value-type="string" table:style-name="ce4">
            <text:p>Unpaid</text:p>
          </table:table-cell>
          <table:table-cell office:value-type="string" table:style-name="ce5">
            <text:p>Rolling, commencing January 2011</text:p>
          </table:table-cell>
          <table:table-cell office:value-type="string" table:style-name="ce4">
            <text:p>writing sample, résumé, and cover letter explaining your interest in interning in the unit. <text:s/>Send to</text:p>
            <text:p>Barbara Klar</text:p>
            <text:p>Intern Coordinator</text:p>
            <text:p>New York State Division of Human Rights</text:p>
            <text:p>One Fordham Plaza, Fourth Floor</text:p>
            <text:p>Bronx, New York 10458</text:p>
            <text:p>bklar@dhr.state.ny.us</text:p>
          </table:table-cell>
          <table:table-cell office:value-type="string" table:style-name="ce4">
            <text:p>http://www.dhr.state.ny.us/io-investigations.html</text:p>
          </table:table-cell>
          <table:table-cell table:number-columns-repeated="16376"/>
        </table:table-row>
        <table:table-row table:style-name="ro4">
          <table:table-cell office:value-type="string" table:style-name="ce4">
            <text:p>New York Division of Human Rights: Prosecutions</text:p>
          </table:table-cell>
          <table:table-cell office:value-type="string" table:style-name="ce4">
            <text:p>Join our team of staff attorneys as they prepare for hearings in cases on individual complaints of discrimination. <text:s/>Interns assist in preparing for hearings and will attend actual hearings</text:p>
          </table:table-cell>
          <table:table-cell office:value-type="string" table:style-name="ce4">
            <text:p>New York</text:p>
          </table:table-cell>
          <table:table-cell office:value-type="string" table:style-name="ce4">
            <text:p>Bronx Central Office, Buffalo, Albany, and Hempstead.</text:p>
          </table:table-cell>
          <table:table-cell office:value-type="string" table:style-name="ce4">
            <text:p>Unpaid</text:p>
          </table:table-cell>
          <table:table-cell office:value-type="string" table:style-name="ce5">
            <text:p>Rolling, commencing January 2011</text:p>
          </table:table-cell>
          <table:table-cell office:value-type="string" table:style-name="ce4">
            <text:p>writing sample, résumé, and cover letter explaining your interest in interning in the unit. <text:s/>Send to</text:p>
            <text:p>Barbara Klar</text:p>
            <text:p>Intern Coordinator</text:p>
            <text:p>New York State Division of Human Rights</text:p>
            <text:p>One Fordham Plaza, Fourth Floor</text:p>
            <text:p>Bronx, New York 10458</text:p>
            <text:p>bklar@dhr.state.ny.us</text:p>
          </table:table-cell>
          <table:table-cell office:value-type="string" table:style-name="ce4">
            <text:p>http://www.dhr.state.ny.us/io-prosecutions.html</text:p>
          </table:table-cell>
          <table:table-cell table:number-columns-repeated="16376"/>
        </table:table-row>
        <table:table-row table:style-name="ro12">
          <table:table-cell office:value-type="string" table:style-name="ce4">
            <text:p>New York Division of Human Rights: Hearings</text:p>
          </table:table-cell>
          <table:table-cell office:value-type="string" table:style-name="ce4">
            <text:p>Work alongside one of our Administrative Law Judges as s/he prepares for hearings, conducts preliminary conferences and hearings, and ultimately issues findings and decisions after hearings. This is an excellent opportunity to “clerk” for an Administrative Law Judge and learn the basics of hearing procedures.</text:p>
          </table:table-cell>
          <table:table-cell office:value-type="string" table:style-name="ce4">
            <text:p>New York</text:p>
          </table:table-cell>
          <table:table-cell office:value-type="string" table:style-name="ce4">
            <text:p>Bronx Central Office, Long Island, Albany, Rochester, Syracuse, and Buffalo</text:p>
            <text:p/>
            <text:p/>
          </table:table-cell>
          <table:table-cell office:value-type="string" table:style-name="ce4">
            <text:p>Unpaid</text:p>
          </table:table-cell>
          <table:table-cell office:value-type="string" table:style-name="ce5">
            <text:p>Rolling, commencing January 2011</text:p>
          </table:table-cell>
          <table:table-cell office:value-type="string" table:style-name="ce4">
            <text:p>At least two years of law school completed at an accredited institution. <text:s/>Please forward a writing sample, résumé, and cover letter explaining your interest in interning in the hearings unit. Send to:</text:p>
            <text:p>Barbara Klar</text:p>
            <text:p>Intern Coordinator</text:p>
            <text:p>New York State Division of Human Rights</text:p>
            <text:p>One Fordham Plaza, Fourth Floor</text:p>
            <text:p>Bronx, New York 10458</text:p>
            <text:p>bklar@dhr.state.ny.us</text:p>
          </table:table-cell>
          <table:table-cell office:value-type="string" table:style-name="ce4">
            <text:p>http://www.dhr.state.ny.us/io-hearings.html</text:p>
          </table:table-cell>
          <table:table-cell table:number-columns-repeated="16376"/>
        </table:table-row>
        <table:table-row table:style-name="ro20">
          <table:table-cell office:value-type="string" table:style-name="ce4">
            <text:p>Office of New York State Attorney General: Statewide</text:p>
          </table:table-cell>
          <table:table-cell office:value-type="string" table:style-name="ce4">
            <text:p>The New York State Attorney General’s Office is seeking second-year law students for its 2011 Summer Law Internship Program. Summer interns assist attorneys with research assignments, investigations, document review, trial preparation and other special projects. Applicants must be in the top 20% of their law school class. The Summer Law Internship Program generally runs for 8 - 10 weeks between June and August. Interns commit to work full-time for the entire duration of the program. These positions are either volunteer, externship for course credit, funded by a public service grant obtained by the student, or work study funded by their school.</text:p>
          </table:table-cell>
          <table:table-cell office:value-type="string" table:style-name="ce4">
            <text:p>New York</text:p>
          </table:table-cell>
          <table:table-cell office:value-type="string" table:style-name="ce4">
            <text:p>Statewide, but can request location</text:p>
          </table:table-cell>
          <table:table-cell office:value-type="string" table:style-name="ce4">
            <text:p>Unpaid</text:p>
          </table:table-cell>
          <table:table-cell office:value-type="string" table:style-name="ce5">
            <text:p>Commencing December 2010</text:p>
          </table:table-cell>
          <table:table-cell office:value-type="string" table:style-name="ce4">
            <text:p>Please submit cover letter (indicating Reference No. SLIP2011 and your location and bureau preference(s)), resume, law school transcript, a recent writing sample and three (3) references to: Sandra Jefferson Grannum, Esq., Bureau Chief, Legal Recruitment Bureau, Office of the New York State Attorney General, 120 Broadway, New York, NY 10271 or recruitment@oag.state.ny.us Submission via email is preferred.</text:p>
          </table:table-cell>
          <table:table-cell office:value-type="string" table:style-name="ce4">
            <text:p>http://www.ag.ny.gov/bureaus/legal_recruitment/students.html</text:p>
          </table:table-cell>
          <table:table-cell table:number-columns-repeated="16376"/>
        </table:table-row>
        <table:table-row table:style-name="ro21">
          <table:table-cell office:value-type="string" table:style-name="ce4">
            <text:p>Office of New York State Attorney General: Division of State Counsel – Litigation Bureau and Claims Bureau</text:p>
          </table:table-cell>
          <table:table-cell office:value-type="string" table:style-name="ce4">
            <text:p>The Office of the New York State Attorney General (“OAG”) has part-time internship positions available immediately for second and third-year law students in the Division of State Counsel- Litigation Bureau and Claims Bureau- in Albany. Law students are needed to assist attorneys in all phases of their work including but not limited to legal research, drafting of briefs, memos and pleadings, document review, obtaining records from clients, responding to discovery requests, preparing for trial, and performing some clerical work.</text:p>
          </table:table-cell>
          <table:table-cell office:value-type="string" table:style-name="ce4">
            <text:p>New York</text:p>
          </table:table-cell>
          <table:table-cell office:value-type="string" table:style-name="ce4">
            <text:p>Albany, NY</text:p>
          </table:table-cell>
          <table:table-cell office:value-type="string" table:style-name="ce4">
            <text:p>Unpaid, but can earn course credit. 15 hrs/week</text:p>
          </table:table-cell>
          <table:table-cell office:value-type="string" table:style-name="ce5">
            <text:p>Commencing December 2010</text:p>
          </table:table-cell>
          <table:table-cell office:value-type="string" table:style-name="ce4">
            <text:p>Students must submit a cover letter, resume, most recent transcript, writing sample, and a list of three references with contact information to William Harrison, Associate Personnel Administrator, Office of the New York State Attorney General, Human Resources Management Bureau, The Capitol, Albany, 12224 or William.Harrison@oag.state.ny.us</text:p>
          </table:table-cell>
          <table:table-cell office:value-type="string" table:style-name="ce4">
            <text:p>http://www.ag.ny.gov/bureaus/legal_recruitment/students.html</text:p>
          </table:table-cell>
          <table:table-cell table:number-columns-repeated="16376"/>
        </table:table-row>
        <table:table-row table:style-name="ro22">
          <table:table-cell office:value-type="string" table:style-name="ce4">
            <text:p>South Brooklyn Legal Services</text:p>
          </table:table-cell>
          <table:table-cell office:value-type="string" table:style-name="ce4">
            <text:p>SBLS provides legal assistance to low-income individuals and groups in each of the areas listed below. Assistance includes legal advice and referral, representation in court and before administrative agencies, and help with community development and education projects. We do legislative and administrative advocacy subject to certain restrictions. We negotiate with landlords about broken refrigerators and argue appeals in high courts.</text:p>
          </table:table-cell>
          <table:table-cell office:value-type="string" table:style-name="ce4">
            <text:p>New York</text:p>
          </table:table-cell>
          <table:table-cell office:value-type="string" table:style-name="ce4">
            <text:p>Brooklyn, NY</text:p>
          </table:table-cell>
          <table:table-cell office:value-type="string" table:style-name="ce4">
            <text:p>Unpaid</text:p>
          </table:table-cell>
          <table:table-cell office:value-type="string" table:style-name="ce5">
            <text:p>Not given</text:p>
          </table:table-cell>
          <table:table-cell office:value-type="string" table:style-name="ce4">
            <text:p>SBLS doesn't have a formal internship program you may contact them to volunteer your services for the summer. We have two current fellows: Rebekah Cook-Mack, who does foreclosure prevention work, and Diana Reiter, who works with victims of domestic violence. Both would be happy to speak about their experiences at SBLS with applicants.</text:p>
            <text:p/>
            <text:p>To speak with Rebekah Cook-Mack, please call (718) 237-5549 or email RebekahCM@sbls.org. To contact Diana Reiter, please call (718) 250-4404 or email DReiter@sbls.org.</text:p>
            <text:p/>
            <text:p>Michael Grinthal, a recent fellow who is now a housing staff attorney, is also available to talk at (718) 246-3260 or MichaelG@sbls.org.</text:p>
          </table:table-cell>
          <table:table-cell office:value-type="string" table:style-name="ce4">
            <text:p>http://www.sbls.org/</text:p>
          </table:table-cell>
          <table:table-cell table:number-columns-repeated="16376"/>
        </table:table-row>
        <table:table-row table:style-name="ro23">
          <table:table-cell office:value-type="string" table:style-name="ce4">
            <text:p>Delaware Attorney General's Office</text:p>
          </table:table-cell>
          <table:table-cell office:value-type="string" table:style-name="ce4">
            <text:p>The Office of Attorney General is pleased to provide a legal intern and volunteer program which offers a variety of opportunities for students to gain valuable work experience. These internships enhance the legal skills of law students and further the education of all students.<text:s/></text:p>
            <text:p/>
            <text:p>The Office participates in various co-op, extern/intern, public service, and legal clinic programs that may be offered to students through colleges, universities, and law schools.<text:s/></text:p>
            <text:p>Candidates for all intern and volunteer positions must have a satisfactory criminal background check.<text:s/></text:p>
          </table:table-cell>
          <table:table-cell office:value-type="string" table:style-name="ce4">
            <text:p>Delaware</text:p>
          </table:table-cell>
          <table:table-cell office:value-type="string" table:style-name="ce4">
            <text:p>Wilmington, DE</text:p>
          </table:table-cell>
          <table:table-cell office:value-type="string" table:style-name="ce4">
            <text:p>Unpaid</text:p>
          </table:table-cell>
          <table:table-cell office:value-type="date" office:date-value="2011-04-15T00:00:00" table:style-name="ce5">
            <text:p>4/15/2011</text:p>
          </table:table-cell>
          <table:table-cell office:value-type="string" table:style-name="ce4">
            <text:p>Interested applicants may contact Donna Higgins at 577-8913 or<text:s/></text:p>
            <text:p><text:s/>Donna.Higgins@state.de.us</text:p>
          </table:table-cell>
          <table:table-cell office:value-type="string" table:style-name="ce4">
            <text:p>http://attorneygeneral.delaware.gov/office/careers/careers.shtml</text:p>
          </table:table-cell>
          <table:table-cell table:number-columns-repeated="16376"/>
        </table:table-row>
        <table:table-row table:style-name="ro24">
          <table:table-cell office:value-type="string" table:style-name="ce4">
            <text:p>Delaware Department of Justice</text:p>
          </table:table-cell>
          <table:table-cell office:value-type="string" table:style-name="ce4">
            <text:p>The Delaware Department of Justice Summer Law Clerk Program offers law school students the opportunity to work with deputy attorneys general in almost every area of law in a professional and collegial environment. The Attorney General has jurisdiction over all criminal prosecutions within Delaware and the Criminal Division prosecutes most misdemeanor and all felony crimes. The Civil Division represents State agencies, commissions and boards in State and Federal Courts in nearly every area of civil practice. The Family Division oversees all aspects of civil and criminal law involving Delaware’s families and children. The Fraud and Consumer Protection Division investigates and prosecutes Medicaid fraud, consumer fraud and securities fraud.</text:p>
            <text:p/>
            <text:p>The program is directed at 2Ls but a very limited number of 1Ls are accepted.</text:p>
          </table:table-cell>
          <table:table-cell office:value-type="string" table:style-name="ce4">
            <text:p>Delaware</text:p>
          </table:table-cell>
          <table:table-cell office:value-type="string" table:style-name="ce4">
            <text:p>One of the 3 Delaware counties: New Castle, Kent or Sussex.</text:p>
          </table:table-cell>
          <table:table-cell office:value-type="string" table:style-name="ce4">
            <text:p>2L: paid, 1L: volunteer</text:p>
          </table:table-cell>
          <table:table-cell office:value-type="string" table:style-name="ce5">
            <text:p>Rolling, commencing December 2010</text:p>
          </table:table-cell>
          <table:table-cell office:value-type="string" table:style-name="ce4">
            <text:p>Send cover letter, resume, transcrip, persuasive writing sample (no more than 8-10 pages) to:<text:s/></text:p>
            <text:p>Jeremy D. Eicher</text:p>
            <text:p>Deputy Attorney General</text:p>
            <text:p>Delaware Department of Justice</text:p>
            <text:p>820 North French Street, 5th Floor</text:p>
            <text:p>Wilmington, Delaware 19801</text:p>
            <text:p>jeremy.eicher@state.de.us</text:p>
          </table:table-cell>
          <table:table-cell office:value-type="string" table:style-name="ce4">
            <text:p>http://attorneygeneral.delaware.gov/office/careers/summer_law_clerk.shtml</text:p>
          </table:table-cell>
          <table:table-cell table:number-columns-repeated="16376"/>
        </table:table-row>
        <table:table-row table:style-name="ro23">
          <table:table-cell office:value-type="string" table:style-name="ce4">
            <text:p>Delaware Public Defender's Office</text:p>
          </table:table-cell>
          <table:table-cell office:value-type="string" table:style-name="ce4">
            <text:p>There are a limited number of positions available each summer to students who have completed their first year of law school. <text:s/>These clerks assist attorneys in our trial and appellate units. <text:s/>Their duties primarily involve conducting legal research as well as drafting pretrial motions and briefs. <text:s/>These responsibilities provide excellent opportunities for students to hone, practice and strengthen their research and writing skills. <text:s/>These clerks also interview incarcerated and nonincarcerated clients. <text:s/>Additionally, they are invited to attend pretrial hearings, trials and appellate arguments.<text:s text:c="3"/></text:p>
          </table:table-cell>
          <table:table-cell office:value-type="string" table:style-name="ce4">
            <text:p>Delaware</text:p>
          </table:table-cell>
          <table:table-cell office:value-type="string" table:style-name="ce4">
            <text:p>Wilmington, DE</text:p>
          </table:table-cell>
          <table:table-cell office:value-type="string" table:style-name="ce4">
            <text:p>Unpaid, 12 weeks</text:p>
          </table:table-cell>
          <table:table-cell office:value-type="string" table:style-name="ce5">
            <text:p>Commencing December 2010, hope to extend offers starting January 2011</text:p>
          </table:table-cell>
          <table:table-cell office:value-type="string" table:style-name="ce4">
            <text:p>Send cover letter, resume, transcript, references and persuasive writing sample (no more than 10 pages) to:<text:s/></text:p>
            <text:p>Ross A. Flockerzie, Esq. via email at pdo.lawclerks@state.de.us or via mail to:</text:p>
            <text:p>Office of the Public Defender</text:p>
            <text:p>Attn: Ross A. Flockerzie, Esq.</text:p>
            <text:p>900 N. King Street</text:p>
            <text:p>2nd Floor</text:p>
            <text:p>Wilmington, DE 19801<text:s/></text:p>
          </table:table-cell>
          <table:table-cell office:value-type="string" table:style-name="ce4">
            <text:p>http://publicdefender.delaware.gov/lawclerk.shtml</text:p>
          </table:table-cell>
          <table:table-cell table:number-columns-repeated="16376"/>
        </table:table-row>
        <table:table-row table:style-name="ro21">
          <table:table-cell office:value-type="string" table:style-name="ce4">
            <text:p>Delaware Public Defender's Office</text:p>
          </table:table-cell>
          <table:table-cell office:value-type="string" table:style-name="ce4">
            <text:p>There are a limited number of positions available each summer to students who have completed their second year of law school. <text:s/>These clerks primarily prepare and try cases in the Court of Common Pleas or Family Court. <text:s/>To qualify for this program, students must meet the requirements set forth in Delaware Supreme Court Rule 56 for limited admission. <text:s/>Priority for these positions is given to students who have either completed the summer program as a Law Clerk I or who have worked with us during the academic year.</text:p>
          </table:table-cell>
          <table:table-cell office:value-type="string" table:style-name="ce4">
            <text:p>Delaware</text:p>
          </table:table-cell>
          <table:table-cell office:value-type="string" table:style-name="ce4">
            <text:p>Wilmington, DE</text:p>
          </table:table-cell>
          <table:table-cell office:value-type="string" table:style-name="ce4">
            <text:p>Unpaid, 12 weeks</text:p>
          </table:table-cell>
          <table:table-cell office:value-type="string" table:style-name="ce5">
            <text:p>Commencing December 2010, hope to extend offers starting January 2011</text:p>
          </table:table-cell>
          <table:table-cell office:value-type="string" table:style-name="ce4">
            <text:p>Send cover letter, resume, transcript, references and persuasive writing sample (no more than 10 pages) to:<text:s/></text:p>
            <text:p>Ross A. Flockerzie, Esq. via email at pdo.lawclerks@state.de.us or via mail to:</text:p>
            <text:p>Office of the Public Defender</text:p>
            <text:p>Attn: Ross A. Flockerzie, Esq.</text:p>
            <text:p>900 N. King Street</text:p>
            <text:p>2nd Floor</text:p>
            <text:p>Wilmington, DE 19801<text:s/></text:p>
          </table:table-cell>
          <table:table-cell office:value-type="string" table:style-name="ce4">
            <text:p>http://publicdefender.delaware.gov/lawclerk.shtml</text:p>
          </table:table-cell>
          <table:table-cell table:number-columns-repeated="16376"/>
        </table:table-row>
        <table:table-row table:style-name="ro20">
          <table:table-cell office:value-type="string" table:style-name="ce4">
            <text:p>Maryland Attorney General's Office</text:p>
          </table:table-cell>
          <table:table-cell office:value-type="string" table:style-name="ce4">
            <text:p>The Consumer Protection Division offers college and law school students a variety of internship opportunities. Interns are trained in local, state and federal consumer protection laws, gain valuable conflict resolution skills and experience firsthand the workings of a state law enforcement agency. Mediation Interns mediate complaints about most goods and services, credit and housing, and provide consumer tips and legal information via our telephone hotline. Health Advocacy Interns mediate consumer complaints against health care providers and insurers, respond to consumer inquiries via our telephone hotline and research current health policy and legislative issues.<text:s/></text:p>
          </table:table-cell>
          <table:table-cell office:value-type="string" table:style-name="ce4">
            <text:p>Maryland</text:p>
          </table:table-cell>
          <table:table-cell office:value-type="string" table:style-name="ce4">
            <text:p>Baltimore, MD</text:p>
          </table:table-cell>
          <table:table-cell office:value-type="string" table:style-name="ce4">
            <text:p>Unpaid</text:p>
          </table:table-cell>
          <table:table-cell office:value-type="string" table:style-name="ce5">
            <text:p>Not given</text:p>
          </table:table-cell>
          <table:table-cell office:value-type="string" table:style-name="ce4">
            <text:p>Call 410-576-6355</text:p>
            <text:p>or e-mail: volunteer@oag.state.md.us</text:p>
            <text:p/>
            <text:p/>
          </table:table-cell>
          <table:table-cell office:value-type="string" table:style-name="ce4">
            <text:p>http://www.oag.state.md.us/Consumer/volunteer.htm</text:p>
          </table:table-cell>
          <table:table-cell table:number-columns-repeated="16376"/>
        </table:table-row>
        <table:table-row table:style-name="ro25">
          <table:table-cell office:value-type="string" table:style-name="ce4">
            <text:p>Maryland Attorney General's Office</text:p>
          </table:table-cell>
          <table:table-cell office:value-type="string" table:style-name="ce4">
            <text:p>Assistant attorneys general and their law clerks are involved in issues affecting almost every aspect of the lives of Maryland citizens. A law clerk might help write an opinion on the right to die, draft wetlands regulations, protect consumers from illegal bait and switch tactics, or give advice on housing initiatives. In addition to assisting attorneys in advising and counseling State clients, law clerks have the opportunity to work with seasoned trial lawyers whose job it is to defend the State in litigation. The OAG law clerk program provides students with an excellent hands-on opportunity to learn about state government and the work of the Office of the Attorney General. <text:s/>Applicants may select up to 10 units of interest. See website for more information.</text:p>
          </table:table-cell>
          <table:table-cell office:value-type="string" table:style-name="ce4">
            <text:p>Maryland</text:p>
          </table:table-cell>
          <table:table-cell office:value-type="string" table:style-name="ce4">
            <text:p>Baltimore, MD</text:p>
          </table:table-cell>
          <table:table-cell office:value-type="string" table:style-name="ce4">
            <text:p>Unpaid</text:p>
          </table:table-cell>
          <table:table-cell office:value-type="string" table:style-name="ce5">
            <text:p>Not given</text:p>
          </table:table-cell>
          <table:table-cell office:value-type="string" table:style-name="ce4">
            <text:p>Contact</text:p>
            <text:p>Ms. Desi Panageotou</text:p>
            <text:p>Office of the Attorney General</text:p>
            <text:p>200 St. Paul Place</text:p>
            <text:p>Baltimore, MD 21202</text:p>
            <text:p>(410)576-6352</text:p>
            <text:p>dpanageotou@oag.state.md.us</text:p>
          </table:table-cell>
          <table:table-cell office:value-type="string" table:style-name="ce4">
            <text:p>http://www.oag.state.md.us/lawclerk.htm</text:p>
          </table:table-cell>
          <table:table-cell table:number-columns-repeated="16376"/>
        </table:table-row>
        <table:table-row table:style-name="ro24">
          <table:table-cell office:value-type="string" table:style-name="ce4">
            <text:p>Maine Attorney General's Office</text:p>
          </table:table-cell>
          <table:table-cell office:value-type="string" table:style-name="ce4">
            <text:p>The Attorney General's Office offers unpaid summer internships for law students going into their second or third year of law school. <text:s/>The internships generally last ten weeks, with two division rotations, depending upon the interests of the interns and the needs of the office. Interns have opportunities to assist with legal research and writing, observe hearings and trials, attend meetings and interviews, and participate in myriad activities in support of the legal mission of the office. <text:s/>We strive to make the internships rewarding experiences for the law students who join us and are enthusiastically told by former participants that we are very successful in that regard.</text:p>
            <text:p/>
            <text:p>The Office's Recruitment Committee usually begins interviewing law students in February for the following summer, and concludes at the end of March.</text:p>
          </table:table-cell>
          <table:table-cell office:value-type="string" table:style-name="ce4">
            <text:p>Maine</text:p>
          </table:table-cell>
          <table:table-cell office:value-type="string" table:style-name="ce4">
            <text:p>Augusta, ME</text:p>
          </table:table-cell>
          <table:table-cell office:value-type="string" table:style-name="ce4">
            <text:p>Unpaid</text:p>
          </table:table-cell>
          <table:table-cell office:value-type="date" office:date-value="2011-03-15T00:00:00" table:style-name="ce5">
            <text:p>3/15/2011</text:p>
          </table:table-cell>
          <table:table-cell office:value-type="string" table:style-name="ce4">
            <text:p>Please send a letter of interest and resume to:</text:p>
            <text:p/>
            <text:p>Summer Internship Program</text:p>
            <text:p>Office of the Attorney General</text:p>
            <text:p>6 State House Station</text:p>
            <text:p>Augusta, Maine 04333-0006<text:s text:c="2"/></text:p>
            <text:p/>
            <text:p>Telephone interviews may be scheduled with students attending law schools outside of Maine<text:s/></text:p>
          </table:table-cell>
          <table:table-cell office:value-type="string" table:style-name="ce4">
            <text:p>http://www.maine.gov/ag/about/employment.html</text:p>
          </table:table-cell>
          <table:table-cell table:number-columns-repeated="16376"/>
        </table:table-row>
        <table:table-row table:style-name="ro22">
          <table:table-cell office:value-type="string" table:style-name="ce4">
            <text:p>NH Public Defender's Office</text:p>
          </table:table-cell>
          <table:table-cell office:value-type="string" table:style-name="ce4">
            <text:p>The New Hampshire Public Defender is a private, nonprofit corporation created in 1972 to give New Hampshire a cost-effective means of providing high-quality, reliable representation to indigent defendants. <text:s text:c="2"/>The Program’s attorneys serve clients facing criminal and delinquency prosecution who cannot afford to retain private counsel. <text:s/>The attorneys work out of nine offices located in communities throughout the State. <text:s/>The Program’s administrative offices are located in Concord.</text:p>
            <text:p/>
            <text:p>Our practice includes representing children in juvenile delinquency cases in the local District and Family Courts. <text:s/>We represent adult clients in the District and Superior Courts in misdemeanor, felony, homicide and capital cases. <text:s text:c="2"/>We also appear as counsel on behalf of people facing involuntary civil commitment hearings pursuant to NHRSA 135-E.<text:s/></text:p>
          </table:table-cell>
          <table:table-cell office:value-type="string" table:style-name="ce4">
            <text:p>New Hampshire</text:p>
          </table:table-cell>
          <table:table-cell office:value-type="string" table:style-name="ce4">
            <text:p>Concord, NH</text:p>
          </table:table-cell>
          <table:table-cell office:value-type="string" table:style-name="ce4">
            <text:p>Unpaid, 10 weeks</text:p>
          </table:table-cell>
          <table:table-cell office:value-type="string" table:style-name="ce5">
            <text:p>Not given</text:p>
          </table:table-cell>
          <table:table-cell office:value-type="string" table:style-name="ce4">
            <text:p>Send a cover letter, resume, and a current academic transcript. <text:s/>The cover letter should explain the basis for your general interest in indigent defense and your specific interest in working for the New Hampshire Public Defender Program. Please address your application materials to the attention of Attorney Mary Hawkes, Intern and Investigation Director, New Hampshire Public Defender, 10 Ferry, Concord, NH 03301.<text:s/></text:p>
          </table:table-cell>
          <table:table-cell office:value-type="string" table:style-name="ce4">
            <text:p>http://www.nhpd.org/recruitment.aspx</text:p>
          </table:table-cell>
          <table:table-cell table:number-columns-repeated="16376"/>
        </table:table-row>
        <table:table-row table:style-name="ro7">
          <table:table-cell office:value-type="string" table:style-name="ce4">
            <text:p>NJ Administrative Office of the Courts</text:p>
          </table:table-cell>
          <table:table-cell office:value-type="string" table:style-name="ce4">
            <text:p>NJ Judiciary has a variety of summer internship opportunities in various units. <text:s/>Please refer to the link which will direct you to a list of intership opportunities (scroll to the bottom of the page). <text:s/>Click on internship title to get more information</text:p>
          </table:table-cell>
          <table:table-cell office:value-type="string" table:style-name="ce4">
            <text:p>New Jersey</text:p>
          </table:table-cell>
          <table:table-cell office:value-type="string" table:style-name="ce4">
            <text:p>Various locations</text:p>
          </table:table-cell>
          <table:table-cell office:value-type="string" table:style-name="ce4">
            <text:p>Unpaid</text:p>
          </table:table-cell>
          <table:table-cell office:value-type="string" table:style-name="ce5">
            <text:p>See each internship description</text:p>
          </table:table-cell>
          <table:table-cell office:value-type="string" table:style-name="ce4">
            <text:p>Follow instructions for each opportunity</text:p>
          </table:table-cell>
          <table:table-cell office:value-type="string" table:style-name="ce4">
            <text:p>http://www.judiciary.state.nj.us/jobs/index2.htm</text:p>
          </table:table-cell>
          <table:table-cell table:number-columns-repeated="16376"/>
        </table:table-row>
        <table:table-row table:style-name="ro20">
          <table:table-cell office:value-type="string" table:style-name="ce4">
            <text:p>NJ Governor's Office</text:p>
          </table:table-cell>
          <table:table-cell office:value-type="string" table:style-name="ce4">
            <text:p>The Governor’s Office announces a volunteer year-round internship program for 2nd or 3rd year law students who are interested in a possible career in state government. <text:s/>These internships provide and excellent opportunity to gain valuable work experience. <text:s/>A minimum of 12 hours per week is required.</text:p>
            <text:p/>
            <text:p>Legal internships may be available in a wide range of areas but are not limited to:</text:p>
            <text:p>Office of Counsel to the Governor, Attorney General’s Office, Division on Civil Rights, Division of Criminal Justice, Division of Civil Law, Division of Alcoholic Beverage Control, Division of Consumer Affairs</text:p>
          </table:table-cell>
          <table:table-cell office:value-type="string" table:style-name="ce4">
            <text:p>New Jersey</text:p>
          </table:table-cell>
          <table:table-cell office:value-type="string" table:style-name="ce4">
            <text:p>Trenton, NJ</text:p>
          </table:table-cell>
          <table:table-cell office:value-type="string" table:style-name="ce4">
            <text:p>Unpaid</text:p>
          </table:table-cell>
          <table:table-cell office:value-type="string" table:style-name="ce5">
            <text:p>Not given</text:p>
          </table:table-cell>
          <table:table-cell office:value-type="string" table:style-name="ce4">
            <text:p>Online application (see link) or by mail. Email Brandon.Sitzler@gov.state.nj.us for more information</text:p>
          </table:table-cell>
          <table:table-cell office:value-type="string" table:style-name="ce4">
            <text:p>Website:</text:p>
            <text:p>http://www.state.nj.us/governor/admin/internship.html</text:p>
            <text:p/>
            <text:p>Online application:</text:p>
            <text:p>http://nj.gov/governor/admin/law_intership.html</text:p>
          </table:table-cell>
          <table:table-cell table:number-columns-repeated="16376"/>
        </table:table-row>
        <table:table-row table:style-name="ro3">
          <table:table-cell office:value-type="string" table:style-name="ce4">
            <text:p>PA Attorney General's Office</text:p>
          </table:table-cell>
          <table:table-cell office:value-type="string" table:style-name="ce4">
            <text:p>Students who have completed at least one year of law school are eligible to apply for a Legal Intern position with an hourly rate of pay by completing an Office of Attorney General Application for Employment and returning it along with a copy of their law school transcript. Students must be currently enrolled in law school in order to be considered for an internship. Law school graduates are not eligible to participate in the Legal Intern program. June 1 - August 31.</text:p>
          </table:table-cell>
          <table:table-cell office:value-type="string" table:style-name="ce4">
            <text:p>Pennsylvania</text:p>
          </table:table-cell>
          <table:table-cell office:value-type="string" table:style-name="ce4">
            <text:p>Harrisburg, PA</text:p>
          </table:table-cell>
          <table:table-cell office:value-type="string" table:style-name="ce4">
            <text:p>Paid</text:p>
          </table:table-cell>
          <table:table-cell office:value-type="string" table:style-name="ce5">
            <text:p>Not given</text:p>
          </table:table-cell>
          <table:table-cell office:value-type="string" table:style-name="ce4">
            <text:p>Interested candidates may also download the Application for Employment (http://www.attorneygeneral.gov/theoffice.aspx?id=172)and submit it, along with a resume, to the Office of Attorney General, Human Resources Section, 14th Floor, Strawberry Square, Harrisburg, PA 17120 or request an Application for Employment by calling (717) 787-7638.</text:p>
          </table:table-cell>
          <table:table-cell office:value-type="string" table:style-name="ce4">
            <text:p>http://www.attorneygeneral.gov/theoffice.aspx?id=382</text:p>
          </table:table-cell>
          <table:table-cell table:number-columns-repeated="16376"/>
        </table:table-row>
        <table:table-row table:style-name="ro21">
          <table:table-cell office:value-type="string" table:style-name="ce4">
            <text:p>PA Attorney General's Office</text:p>
          </table:table-cell>
          <table:table-cell office:value-type="string" table:style-name="ce4">
            <text:p>Students who have completed at least one year of law school may be eligible to participate in an internship and receive credit through their law school. In order to be considered for this type of internship, a student needs to complete an Application for Employment and return it along with a letter from the director or chairman of the internship program which certifies that credits will be earned for serving an internship. Upon receipt, this information will be forwarded to the appropriate areas for review and consideration.</text:p>
          </table:table-cell>
          <table:table-cell office:value-type="string" table:style-name="ce4">
            <text:p>Pennsylvania</text:p>
          </table:table-cell>
          <table:table-cell office:value-type="string" table:style-name="ce4">
            <text:p>Harrisburg, PA</text:p>
          </table:table-cell>
          <table:table-cell office:value-type="string" table:style-name="ce4">
            <text:p>Unpaid, can earn course credit</text:p>
          </table:table-cell>
          <table:table-cell office:value-type="string" table:style-name="ce5">
            <text:p>Not given</text:p>
          </table:table-cell>
          <table:table-cell office:value-type="string" table:style-name="ce4">
            <text:p>Interested candidates may also download the Application for Employment (http://www.attorneygeneral.gov/theoffice.aspx?id=172)and submit it, along with a resume, to the Office of Attorney General, Human Resources Section, 14th Floor, Strawberry Square, Harrisburg, PA 17120 or request an Application for Employment by calling (717) 787-7638.</text:p>
          </table:table-cell>
          <table:table-cell office:value-type="string" table:style-name="ce4">
            <text:p>http://www.attorneygeneral.gov/theoffice.aspx?id=382</text:p>
          </table:table-cell>
          <table:table-cell table:number-columns-repeated="16376"/>
        </table:table-row>
        <table:table-row table:style-name="ro26">
          <table:table-cell office:value-type="string" table:style-name="ce4">
            <text:p>City of Philadelphia Law Department</text:p>
          </table:table-cell>
          <table:table-cell office:value-type="string" table:style-name="ce4">
            <text:p>The Law Department hires approximately 20 law students for its summer program. <text:s/>Each student is assigned to a practice unit within the Department for the entire summer, given an opportunity to experience the day-to-day operations of the unit, and participate in meaningful and substantial legal work. <text:s/>In addition, students are given the opportunity to meet attorneys from the various practice groups and managers from some of the City's operating departments. <text:s/>All students are invited to visit several of the City's operating facilities. <text:s/>This experience will develop a broader understanding of the responsibility of a municipal government and the role of the municipal lawyer.<text:s/></text:p>
          </table:table-cell>
          <table:table-cell office:value-type="string" table:style-name="ce4">
            <text:p>Pennsylvania</text:p>
          </table:table-cell>
          <table:table-cell office:value-type="string" table:style-name="ce4">
            <text:p>Philadelphia, PA</text:p>
          </table:table-cell>
          <table:table-cell office:value-type="string" table:style-name="ce4">
            <text:p>Website doesn't specify, Contact department for more information</text:p>
          </table:table-cell>
          <table:table-cell office:value-type="string" table:style-name="ce5">
            <text:p>Not given</text:p>
          </table:table-cell>
          <table:table-cell office:value-type="string" table:style-name="ce4">
            <text:p>Application requirements include a cover letter, resume, law school transcript, writing sample and two references. Applications should be directed to Donna Mouzayck, First Deputy City Solicitor, at: City of Philadelphia Law Department, One Parkway Building, 17th floor, 1515 Arch Street, Philadelphia, PA <text:s/>19102-1595 or at law.recruiting@phila.gov</text:p>
          </table:table-cell>
          <table:table-cell office:value-type="string" table:style-name="ce4">
            <text:p>http://www.phila.gov/law/Recruitment_%26_Staffi.html</text:p>
          </table:table-cell>
          <table:table-cell table:number-columns-repeated="16376"/>
        </table:table-row>
        <table:table-row table:style-name="ro26">
          <table:table-cell office:value-type="string" table:style-name="ce4">
            <text:p>PA District Attorney's Office</text:p>
          </table:table-cell>
          <table:table-cell office:value-type="string" table:style-name="ce4">
            <text:p>A summer program for approximately 35-40 first year volunteer or work-study students is designed to familiarize new law school attendees with the office. There is only one initial interview and each first year law student is assigned to one unit (no rotation.)</text:p>
            <text:p/>
            <text:p>A number of these first year interns become members of the next summer's more structured Legal Internship Program.</text:p>
            <text:p/>
            <text:p>Interviews for first year summer interns are conducted late January through March, with offers being made in April. There is a one-day orientation offered to all first year summer interns.</text:p>
          </table:table-cell>
          <table:table-cell office:value-type="string" table:style-name="ce4">
            <text:p>Pennsylvania</text:p>
          </table:table-cell>
          <table:table-cell office:value-type="string" table:style-name="ce4">
            <text:p>Philadelphia, PA</text:p>
          </table:table-cell>
          <table:table-cell office:value-type="string" table:style-name="ce4">
            <text:p>Unpaid</text:p>
          </table:table-cell>
          <table:table-cell office:value-type="date" office:date-value="2011-02-15T00:00:00" table:style-name="ce5">
            <text:p>2/15/2011</text:p>
          </table:table-cell>
          <table:table-cell office:value-type="string" table:style-name="ce4">
            <text:p>Mail a hard copy of your resume and a cover letter to:</text:p>
            <text:p>The District Attorney's Office</text:p>
            <text:p>Three South Penn Square</text:p>
            <text:p>Philadelphia , PA 19107</text:p>
            <text:p>Attn: Hiring Coordinator<text:s/></text:p>
          </table:table-cell>
          <table:table-cell office:value-type="string" table:style-name="ce4">
            <text:p>http://www.phila.gov/districtattorney/careers_FirstYearStudents.html</text:p>
          </table:table-cell>
          <table:table-cell table:number-columns-repeated="16376"/>
        </table:table-row>
        <table:table-row table:style-name="ro6">
          <table:table-cell office:value-type="string" table:style-name="ce4">
            <text:p>Juvenile Law Center</text:p>
          </table:table-cell>
          <table:table-cell office:value-type="string" table:style-name="ce4">
            <text:p>Clerks assist Juvenile Law Center attorneys in researching issues about children's rights, writing legal and policy memoranda, preparing training materials, supporting ongoing litigation and legislative initiatives, and responding to requests for assistance.</text:p>
          </table:table-cell>
          <table:table-cell office:value-type="string" table:style-name="ce4">
            <text:p>Pennsylvania</text:p>
          </table:table-cell>
          <table:table-cell office:value-type="string" table:style-name="ce4">
            <text:p>Philadelphia, PA</text:p>
          </table:table-cell>
          <table:table-cell office:value-type="string" table:style-name="ce4">
            <text:p>Unpaid</text:p>
          </table:table-cell>
          <table:table-cell office:value-type="string" table:style-name="ce5">
            <text:p>Rolling</text:p>
          </table:table-cell>
          <table:table-cell office:value-type="string" table:style-name="ce4">
            <text:p>Submit cover letter, resume, writing sample, transcript to Riya Shah, Juvenile Law Center</text:p>
            <text:p>The Philadelphia Building</text:p>
            <text:p>1315 Walnut Street, Suite 400</text:p>
            <text:p>Philadelphia, PA 19107</text:p>
            <text:p>Contact Ms. Shah at (215) 625-0551, or via e-mail (rshah@jlc.org) with any concerns or questions.</text:p>
          </table:table-cell>
          <table:table-cell office:value-type="string" table:style-name="ce4">
            <text:p>http://www.jlc.org/about/clerkships_internships/</text:p>
          </table:table-cell>
          <table:table-cell table:number-columns-repeated="16376"/>
        </table:table-row>
        <table:table-row table:style-name="ro24">
          <table:table-cell office:value-type="string" table:style-name="ce4">
            <text:p>NJ Division of Law</text:p>
          </table:table-cell>
          <table:table-cell office:value-type="string" table:style-name="ce4">
            <text:p>During their internship, students will perform a full range of law clerk responsibilities, including research and writing and will have the opportunity to observe a wide range of lawyering activity. Students participating in the program will also attend court proceedings, meetings with clients, depositions and other special events. They will also be eligible to participate in training sessions offered to Deputy Attorneys General throughout the year.<text:s text:c="3"/></text:p>
            <text:p>Assignments to specific practice groups are made based upon student interest. Assignments which students may select may include: Child Protection and Advocacy; Corrections and State Police; Education; Employment Litigation; Environmental Protection; Health and Human Services; Judiciary and Prosecutors; Labor and Community Affairs; Tort Litigation; Transportation, and Treasury and Taxation.<text:s/></text:p>
          </table:table-cell>
          <table:table-cell office:value-type="string" table:style-name="ce4">
            <text:p>New Jersey</text:p>
          </table:table-cell>
          <table:table-cell office:value-type="string" table:style-name="ce4">
            <text:p>Trenton, Lawrenceville</text:p>
            <text:p>Voorhees, and Newark</text:p>
          </table:table-cell>
          <table:table-cell office:value-type="string" table:style-name="ce4">
            <text:p>Unpaid</text:p>
          </table:table-cell>
          <table:table-cell office:value-type="string" table:style-name="ce5">
            <text:p>Not given</text:p>
          </table:table-cell>
          <table:table-cell office:value-type="string" table:style-name="ce4">
            <text:p>Please submit cover letter, resume, a legal writing sample and your most recent grade report to the appropriate recruiter. <text:s/>See website for recruiter contacts based on loaction preferences.</text:p>
          </table:table-cell>
          <table:table-cell office:value-type="string" table:style-name="ce4">
            <text:p>http://www.nj.gov/oag/law/internship.htm</text:p>
          </table:table-cell>
          <table:table-cell table:number-columns-repeated="16376"/>
        </table:table-row>
        <table:table-row table:style-name="ro22">
          <table:table-cell office:value-type="string" table:style-name="ce4">
            <text:p>NJ Division of Criminal Justice</text:p>
          </table:table-cell>
          <table:table-cell office:value-type="string" table:style-name="ce4">
            <text:p>Internship runs May 31 - August 5, 2011. Interns will be assigned to one of the Division’s Bureaus and supervised by a Deputy Attorney General.</text:p>
            <text:p>Law interns will be exposed to a variety of substantive areas of the law, and are expected to have excellent legal research, legal writing, and interpersonal communication skills.</text:p>
            <text:p>Beyond performance of the responsibilities assigned by each law intern’s supervisor, interns are provided opportunities to observe Deputy Attorneys General appearing before the Law Division, Appellate Division, and, occasionally, the New Jersey Supreme Court. They may also attend the Summer Intern Speaker Series, weekly speaking events held in our Trenton offices, at which Assistant Attorneys General and Deputy Attorneys General share their knowledge of substantive law and litigation technique.</text:p>
          </table:table-cell>
          <table:table-cell office:value-type="string" table:style-name="ce4">
            <text:p>New Jersey</text:p>
          </table:table-cell>
          <table:table-cell office:value-type="string" table:style-name="ce4">
            <text:p>Various locations</text:p>
          </table:table-cell>
          <table:table-cell office:value-type="string" table:style-name="ce4">
            <text:p>Unpaid</text:p>
          </table:table-cell>
          <table:table-cell office:value-type="date" office:date-value="2011-02-28T00:00:00" table:style-name="ce5">
            <text:p>2/28/2011</text:p>
          </table:table-cell>
          <table:table-cell office:value-type="string" table:style-name="ce4">
            <text:p>Submit a resume, legal writing sample, and unofficial transcript to:</text:p>
            <text:p><text:s/>A.A.G. John-Robin M. Quelch</text:p>
            <text:p>Division of Criminal Justice</text:p>
            <text:p>Hughes Justice Complex</text:p>
            <text:p>25 Market Street - PO 085</text:p>
            <text:p>Trenton, NJ 08625-0085</text:p>
            <text:p>(609) 984-6500</text:p>
            <text:p>NJDCJApplicants@njdcj.org</text:p>
          </table:table-cell>
          <table:table-cell office:value-type="string" table:style-name="ce4">
            <text:p>http://www.nj.gov/oag/dcj/summer-law-internship.html</text:p>
          </table:table-cell>
          <table:table-cell table:number-columns-repeated="16376"/>
        </table:table-row>
        <table:table-row table:number-rows-repeated="1048544" table:style-name="ro1">
          <table:table-cell table:number-columns-repeated="16384"/>
        </table:table-row>
      </table:table>
      <table:table table:name="West_Coast" table:style-name="ta4">
        <table:table-column table:style-name="co8" table:default-cell-style-name="ce4"/>
        <table:table-column table:style-name="co2" table:default-cell-style-name="ce4"/>
        <table:table-column table:style-name="co3" table:default-cell-style-name="ce4"/>
        <table:table-column table:style-name="co12" table:default-cell-style-name="ce4"/>
        <table:table-column table:style-name="co12" table:default-cell-style-name="ce5"/>
        <table:table-column table:style-name="co6" table:default-cell-style-name="ce4"/>
        <table:table-column table:style-name="co7" table:default-cell-style-name="ce4"/>
        <table:table-column table:style-name="co8" table:number-columns-repeated="16377" table:default-cell-style-name="ce3"/>
        <table:table-row table:style-name="ro1">
          <table:table-cell office:value-type="string" table:style-name="ce1">
            <text:p>Agency</text:p>
          </table:table-cell>
          <table:table-cell office:value-type="string" table:style-name="ce1">
            <text:p>Description</text:p>
          </table:table-cell>
          <table:table-cell office:value-type="string" table:style-name="ce1">
            <text:p>Location</text:p>
          </table:table-cell>
          <table:table-cell office:value-type="string" table:style-name="ce1">
            <text:p>Salary</text:p>
          </table:table-cell>
          <table:table-cell office:value-type="string" table:style-name="ce2">
            <text:p>Deadline</text:p>
          </table:table-cell>
          <table:table-cell office:value-type="string" table:style-name="ce1">
            <text:p>Instructions</text:p>
          </table:table-cell>
          <table:table-cell office:value-type="string" table:style-name="ce1">
            <text:p>Web Site</text:p>
          </table:table-cell>
          <table:table-cell table:number-columns-repeated="16377"/>
        </table:table-row>
        <table:table-row table:style-name="ro5">
          <table:table-cell office:value-type="string" table:style-name="ce4">
            <text:p>District Attorney's Office<text:s/></text:p>
          </table:table-cell>
          <table:table-cell office:value-type="string" table:style-name="ce4">
            <text:p>Students who have completed their first year of law school are placed in offices where they will be involved primarily in legal research-related assignments. They may assist in the preparation of felony and misdemeanor prosecutions and be allowed to observe courtroom activities.</text:p>
          </table:table-cell>
          <table:table-cell office:value-type="string" table:style-name="ce4">
            <text:p>Los Angeles, CA</text:p>
          </table:table-cell>
          <table:table-cell office:value-type="string" table:style-name="ce4">
            <text:p>Unpaid</text:p>
          </table:table-cell>
          <table:table-cell office:value-type="date" office:date-value="2011-02-15T00:00:00" table:style-name="ce5">
            <text:p>2/15/2011</text:p>
          </table:table-cell>
          <table:table-cell office:value-type="string" table:style-name="ce4">
            <text:p>Students interested in this internship should send a resume to: Recruitment Coordinator, District Attorney's Office, 210 West Temple Street, Room 18-215, Los Angeles, California 90012-3210</text:p>
          </table:table-cell>
          <table:table-cell office:value-type="string" table:style-name="ce4">
            <text:p>http://da.co.la.ca.us/hr/internin.htm</text:p>
          </table:table-cell>
          <table:table-cell table:number-columns-repeated="16377"/>
        </table:table-row>
        <table:table-row table:style-name="ro26">
          <table:table-cell office:value-type="string" table:style-name="ce4">
            <text:p>District Attorney's Office<text:s/></text:p>
          </table:table-cell>
          <table:table-cell office:value-type="string" table:style-name="ce4">
            <text:p>Students who are in their second, third or fourth (part-time/evening) year of law school are eligible for State Bar certification upon completion of courses in Evidence and Civil Procedure, allowing them to make supervised appearances in court as a certified law student. These students are involved in all facets of criminal case activity, including attending court, conducting routine felony preliminary hearings and misdemeanor prosecutions as well as being involved in sustained major legal research and writing projects. Certified law students are typically assigned to branch and area courts, juvenile division offices and special units, working closely with deputy district attorneys in these offices.</text:p>
          </table:table-cell>
          <table:table-cell office:value-type="string" table:style-name="ce4">
            <text:p>Los Angeles, CA</text:p>
          </table:table-cell>
          <table:table-cell office:value-type="string" table:style-name="ce4">
            <text:p>Unpaid</text:p>
          </table:table-cell>
          <table:table-cell office:value-type="date" office:date-value="2011-02-15T00:00:00" table:style-name="ce5">
            <text:p>2/15/2011</text:p>
          </table:table-cell>
          <table:table-cell office:value-type="string" table:style-name="ce4">
            <text:p>Students interested in this internship should send a resume to: Recruitment Coordinator, District Attorney's Office, 210 West Temple Street, Room 18-215, Los Angeles, California 90012-3210</text:p>
          </table:table-cell>
          <table:table-cell office:value-type="string" table:style-name="ce4">
            <text:p>http://da.co.la.ca.us/hr/internin.htm</text:p>
          </table:table-cell>
          <table:table-cell table:number-columns-repeated="16377"/>
        </table:table-row>
        <table:table-row table:style-name="ro10">
          <table:table-cell office:value-type="string" table:style-name="ce4">
            <text:p>District Attorney's Office<text:s/></text:p>
          </table:table-cell>
          <table:table-cell office:value-type="string" table:style-name="ce4">
            <text:p>These positions allow students to learn about the criminal justice system by working closely with prosecutors, investigators, and support staff, as well as court officers and law enforcement representatives.</text:p>
          </table:table-cell>
          <table:table-cell office:value-type="string" table:style-name="ce4">
            <text:p>San Francisco, CA</text:p>
          </table:table-cell>
          <table:table-cell office:value-type="string" table:style-name="ce4">
            <text:p>Unpaid</text:p>
          </table:table-cell>
          <table:table-cell office:value-type="date" office:date-value="2011-02-11T00:00:00" table:style-name="ce5">
            <text:p>2/11/2011</text:p>
          </table:table-cell>
          <table:table-cell office:value-type="string" table:style-name="ce4">
            <text:p>Submit the following items to SFDAInternships@gmail.com: (1) Cover Letter, (2) Resume, (3) Background form available at http://sfdistrictattorney.com/userfiles//background.pdf and (4) Optional writing sample (3 pg max)<text:s/></text:p>
          </table:table-cell>
          <table:table-cell office:value-type="string" table:style-name="ce4">
            <text:p>http://www.sfdistrictattorney.org/page.asp?id=33</text:p>
          </table:table-cell>
          <table:table-cell table:number-columns-repeated="16377"/>
        </table:table-row>
        <table:table-row table:style-name="ro4">
          <table:table-cell office:value-type="string" table:style-name="ce4">
            <text:p>District Attorney's Office<text:s/></text:p>
          </table:table-cell>
          <table:table-cell office:value-type="string" table:style-name="ce4">
            <text:p>Students who have completed their first year of law school, or second year if enrolled in an evening program, may work over the summer months with Deputy District Attorneys doing legal research, assisting in court and handling assignments in the misdemeanor arraignment courts. Enrollment in or completion of a course in Evidence or Civil Procedure is preferred, but not required.</text:p>
          </table:table-cell>
          <table:table-cell office:value-type="string" table:style-name="ce4">
            <text:p>Sacramento, CA</text:p>
          </table:table-cell>
          <table:table-cell office:value-type="string" table:style-name="ce4">
            <text:p>Unpaid</text:p>
          </table:table-cell>
          <table:table-cell office:value-type="date" office:date-value="2011-02-15T00:00:00" table:style-name="ce5">
            <text:p>2/15/2011</text:p>
          </table:table-cell>
          <table:table-cell office:value-type="string" table:style-name="ce4">
            <text:p>Submit a letter of interest and resume to Deputy District Attorney Kim Zdobnikow, 901 G. Street, Sacramento, CA 95814 or interns.da@sacda.org</text:p>
          </table:table-cell>
          <table:table-cell office:value-type="string" table:style-name="ce4">
            <text:p>http://www.sacda.org/em/interns.htm</text:p>
          </table:table-cell>
          <table:table-cell table:number-columns-repeated="16377"/>
        </table:table-row>
        <table:table-row table:style-name="ro27">
          <table:table-cell office:value-type="string" table:style-name="ce4">
            <text:p>District Attorney's Office<text:s/></text:p>
          </table:table-cell>
          <table:table-cell office:value-type="string" table:style-name="ce4">
            <text:p>Interns accepted into this program will work with Deputy District Attorneys doing legal research, assisting in court, and handling assignments in the misdemeanor arraignment court. Specifically, interns in this program will be given the responsibility of preparing misdemeanor cases, presenting offers in court, negotiating plea bargains, taking the pleas on the record and sentencing defendants. Interns could also be assigned to the Juvenile Division wherein they would have almost exclusive responsibility for the juvenile detention hearings. While supervised by a Deputy District Attorney, interns would argue custody status on newly arrested juveniles to a Superior Court Judge. Summer Interns would also be given the opportunity to appear and present evidence in preliminary hearings; motions to suppress, motions for discovery and violations of probation.</text:p>
          </table:table-cell>
          <table:table-cell office:value-type="string" table:style-name="ce4">
            <text:p>Sacramento, CA</text:p>
          </table:table-cell>
          <table:table-cell office:value-type="string" table:style-name="ce4">
            <text:p>Unpaid</text:p>
          </table:table-cell>
          <table:table-cell office:value-type="date" office:date-value="2010-12-01T00:00:00" table:style-name="ce5">
            <text:p>12/1/2010</text:p>
          </table:table-cell>
          <table:table-cell office:value-type="string" table:style-name="ce4">
            <text:p>Submit a letter of interest and resume to Stephanie Hofer, 901 G Street, Sacramento, CA 95814 or hoferst@sacda.org</text:p>
          </table:table-cell>
          <table:table-cell office:value-type="string" table:style-name="ce4">
            <text:p>http://www.sacda.org/em/interns.htm</text:p>
          </table:table-cell>
          <table:table-cell table:number-columns-repeated="16377"/>
        </table:table-row>
        <table:table-row table:style-name="ro11">
          <table:table-cell office:value-type="string" table:style-name="ce4">
            <text:p>Attorney General's Office: Civil Law Division, Employment &amp; Administrative Mandate Section</text:p>
          </table:table-cell>
          <table:table-cell office:value-type="string" table:style-name="ce4">
            <text:p>Students who have an interest in civil and administrative litigation, public administration, and law enforcement will be attracted by the dynamic and exciting environment of the section. Computer skills are necessary, including Westlaw or Lexis skills. Excellent verbal and written communication abilities are required. Students will work under time constraints, need to abide by professional standards, and will be trusted with sensitive and confidential materials. The Externship program requires approximately 15-20 hours per week.</text:p>
          </table:table-cell>
          <table:table-cell office:value-type="string" table:style-name="ce4">
            <text:p>Los Angeles, CA</text:p>
          </table:table-cell>
          <table:table-cell office:value-type="string" table:style-name="ce4">
            <text:p>Unpaid</text:p>
          </table:table-cell>
          <table:table-cell office:value-type="string" table:style-name="ce5">
            <text:p>N/A</text:p>
          </table:table-cell>
          <table:table-cell office:value-type="string" table:style-name="ce4">
            <text:p>Send a resume and writing sample to: Jennie Kelly, Ernesto Fong, Deputy Attorneys General, Office of the Attorney General, 300 South Spring St., Suite 1702, Los Angeles, CA 90012</text:p>
          </table:table-cell>
          <table:table-cell office:value-type="string" table:style-name="ce4">
            <text:p>http://ag.ca.gov/careers/students/pdf/LA_EAM_10_10.pdf</text:p>
          </table:table-cell>
          <table:table-cell table:number-columns-repeated="16377"/>
        </table:table-row>
        <table:table-row table:style-name="ro11">
          <table:table-cell office:value-type="string" table:style-name="ce4">
            <text:p>Attorney General's Office: Civil Law Division, Tort and Condemnation Section</text:p>
          </table:table-cell>
          <table:table-cell office:value-type="string" table:style-name="ce4">
            <text:p>Students interested in civil litigation from the perspective of a public entity will be attracted by the dynamic and exciting environment of the Section. Externs will work with Deputy Attorneys General (DAGs) assisting with cases, as well as accompanying DAGs to court appearances, mediations and depositions, when appropriate. Externs are expected to exercise their analytical and research skills to prepare oral reports, written memoranda, pleadings and motions on a broad range of legal issues. The Externship program requires approximately 13-20 hrs per week.</text:p>
          </table:table-cell>
          <table:table-cell office:value-type="string" table:style-name="ce4">
            <text:p>Los Angeles, CA</text:p>
          </table:table-cell>
          <table:table-cell office:value-type="string" table:style-name="ce4">
            <text:p>Unpaid</text:p>
          </table:table-cell>
          <table:table-cell office:value-type="string" table:style-name="ce5">
            <text:p>N/A</text:p>
          </table:table-cell>
          <table:table-cell office:value-type="string" table:style-name="ce4">
            <text:p>Submit a cover letter, resume, writing sample, and unofficial transcript to: Marsha S. Miller, Supervising Deputy Attorney General, marsha.miller@doj.ca.gov. Elizabeth O'Donnell, Deputy Attorney General, elizabeth.odonnell@doj.ca.gov, Office of the Attorney General, California Department of Justice, 300 So. Spring St., Los Angeles, CA 90013</text:p>
          </table:table-cell>
          <table:table-cell office:value-type="string" table:style-name="ce4">
            <text:p>http://ag.ca.gov/careers/students/pdf/LA_torts.pdf</text:p>
          </table:table-cell>
          <table:table-cell table:number-columns-repeated="16377"/>
        </table:table-row>
        <table:table-row table:style-name="ro28">
          <table:table-cell office:value-type="string" table:style-name="ce4">
            <text:p>Attorney General's Office: Criminal Law Division, Appeals, Writs &amp; Trials</text:p>
          </table:table-cell>
          <table:table-cell office:value-type="string" table:style-name="ce4">
            <text:p>Law clerks in this section spend all of their time conducting legal research and writing in the areas of criminal law and procedure, constitutional law, and evidence. At various times our positions have been paid, work-study, and/or volunteer positions, depending upon our budget.</text:p>
          </table:table-cell>
          <table:table-cell office:value-type="string" table:style-name="ce4">
            <text:p>Los Angeles, CA</text:p>
          </table:table-cell>
          <table:table-cell office:value-type="string" table:style-name="ce4">
            <text:p>May be paid depending on the office's budget</text:p>
          </table:table-cell>
          <table:table-cell office:value-type="string" table:style-name="ce5">
            <text:p>N/A</text:p>
          </table:table-cell>
          <table:table-cell office:value-type="string" table:style-name="ce4">
            <text:p>Submit (1) current resume, (2) writing sample: appellate brief if possible, (3) grade point information, with particular reference, if available, to course grades received in criminal law, criminal procedure, constitutional law, evidence, and legal research and writing. Reference letters are not required, but may be extremely helpful in a particular case. Apply to: Stephanie C. Brenan, Deputy Attorney General, stephanie.brenan@doj.ca.gov, Office of the Attorney General 300 South Spring St., Los Angeles, CA 90013</text:p>
          </table:table-cell>
          <table:table-cell office:value-type="string" table:style-name="ce4">
            <text:p>http://ag.ca.gov/careers/students/pdf/LA_AWT.pdf</text:p>
          </table:table-cell>
          <table:table-cell table:number-columns-repeated="16377"/>
        </table:table-row>
        <table:table-row table:style-name="ro26">
          <table:table-cell office:value-type="string" table:style-name="ce4">
            <text:p>Attorney General's Office: Criminal Law Division, Appeals, Writs &amp; Trials</text:p>
          </table:table-cell>
          <table:table-cell office:value-type="string" table:style-name="ce4">
            <text:p>Students will draft Respondent's Briefs that are filed in the California Courts of Appeal for the Third and Fifth Appellate Districts in appeals from felony convictions. This involves reviewing the record on appeal, conducting research, analyzing legal issues, and developing arguments. The student team is supervised by a deputy, and all student briefs are reviewed and critiqued. Students will manage their own caseload. Appeals involve issues of criminal law and procedure, including constitutional, evidentiary, and instructional issues. Students who are certified by the California State Bar may have the opportunity to argue before the California Court of Appeal.</text:p>
          </table:table-cell>
          <table:table-cell office:value-type="string" table:style-name="ce4">
            <text:p>Sacramento, CA</text:p>
          </table:table-cell>
          <table:table-cell office:value-type="string" table:style-name="ce4">
            <text:p>Unpaid</text:p>
          </table:table-cell>
          <table:table-cell office:value-type="string" table:style-name="ce5">
            <text:p>N/A</text:p>
          </table:table-cell>
          <table:table-cell office:value-type="string" table:style-name="ce4">
            <text:p>Submit a cover letter, resume, transcript (unofficial is acceptable), short (3-5 pages) writing sample and 3-4 references with contact information including email addresses to: Wanda Hill Rouzan, California Attorney General's Criminal Law Summer Honors Program, California Department of Justice, 1300 I Street, Sacramento, CA 95814, wanda.rouzan@doj.ca.gov</text:p>
          </table:table-cell>
          <table:table-cell office:value-type="string" table:style-name="ce4">
            <text:p>http://ag.ca.gov/careers/students/pdf/SAC_AWT.pdf</text:p>
          </table:table-cell>
          <table:table-cell table:number-columns-repeated="16377"/>
        </table:table-row>
        <table:table-row table:style-name="ro7">
          <table:table-cell office:value-type="string" table:style-name="ce4">
            <text:p>The Office of the City Attorney</text:p>
          </table:table-cell>
          <table:table-cell office:value-type="string" table:style-name="ce4">
            <text:p>The office offers a broad base of opportunities in civil and criminal law practice</text:p>
          </table:table-cell>
          <table:table-cell office:value-type="string" table:style-name="ce4">
            <text:p>Los Angeles, CA</text:p>
          </table:table-cell>
          <table:table-cell office:value-type="string" table:style-name="ce4">
            <text:p>N/A</text:p>
          </table:table-cell>
          <table:table-cell office:value-type="string" table:style-name="ce5">
            <text:p>N/A</text:p>
          </table:table-cell>
          <table:table-cell office:value-type="string" table:style-name="ce4">
            <text:p>Submit a cover letter and resume to: Ms. Diana Madrazo, Personnel Coordinator, Office of the Los Angeles City Attorney, 800 City Hall East, 200 North Main Street, Los Angeles, CA 90012. atty.careers@lacity.org</text:p>
          </table:table-cell>
          <table:table-cell office:value-type="string" table:style-name="ce4">
            <text:p>http://atty.lacity.org/OUR_OFFICE/Careers/index.htm</text:p>
          </table:table-cell>
          <table:table-cell table:number-columns-repeated="16377"/>
        </table:table-row>
        <table:table-row table:style-name="ro3">
          <table:table-cell office:value-type="string" table:style-name="ce4">
            <text:p>The Office of the City Attorney</text:p>
          </table:table-cell>
          <table:table-cell office:value-type="string" table:style-name="ce4">
            <text:p>Law students work in one of four divisions: Criminal Division, Community Justice Division, Civil Litigation, or Civil Advisory. Students are expected to work a minimum of 20 hours a week.</text:p>
          </table:table-cell>
          <table:table-cell office:value-type="string" table:style-name="ce4">
            <text:p>San Diego, CA</text:p>
          </table:table-cell>
          <table:table-cell office:value-type="string" table:style-name="ce4">
            <text:p>Unpaid</text:p>
          </table:table-cell>
          <table:table-cell office:value-type="date" office:date-value="2011-03-01T00:00:00" table:style-name="ce5">
            <text:p>3/1/2011</text:p>
          </table:table-cell>
          <table:table-cell office:value-type="string" table:style-name="ce6">
            <text:p>Submit cover letter, resume, writing sample and transcript to: Criminal Legal Intern Coordinator, Gabriela Brannan, Office of the San Diego City Attorney, 1200 Third Ave., Suite 700, San Diego, CA 92101 or gbrannan@sandiego.gov OR Civil Legal Intern Coordinator, Office of the San Diego City Attorney, 1200 Third Ave., Suite 700, San Diego, CA 92101 or cityattorney@sandiego.gov</text:p>
          </table:table-cell>
          <table:table-cell office:value-type="string" table:style-name="ce4">
            <text:p>http://www.sandiego.gov/cityattorney/recruitment/interns.shtml</text:p>
          </table:table-cell>
          <table:table-cell table:number-columns-repeated="16377"/>
        </table:table-row>
        <table:table-row table:style-name="ro5">
          <table:table-cell office:value-type="string" table:style-name="ce4">
            <text:p>The Office of the City Attorney</text:p>
          </table:table-cell>
          <table:table-cell office:value-type="string" table:style-name="ce4">
            <text:p>Interns assist Deputy City Attorneys in drafting statutes and regulations, reviewing contracts, representing the City in court and before administrative agencies and advising the Mayor, the Board of Supervisors, and various agencies and departments of the City. Work varies depending on the team on which a student interns.</text:p>
          </table:table-cell>
          <table:table-cell office:value-type="string" table:style-name="ce4">
            <text:p>San Francisco, CA</text:p>
          </table:table-cell>
          <table:table-cell office:value-type="string" table:style-name="ce4">
            <text:p>Unpaid</text:p>
          </table:table-cell>
          <table:table-cell office:value-type="date" office:date-value="2011-01-28T00:00:00" table:style-name="ce5">
            <text:p>1/28/2011</text:p>
          </table:table-cell>
          <table:table-cell office:value-type="string" table:style-name="ce4">
            <text:p>Send a cover letter, resume, and brief writing sample to: Marisa Moret, City Hall, Room 234, 1 Dr. Carlton B. Goodlett Place, San Francisco, CA 94102. Please note that submissions via fax or email will not be considered</text:p>
          </table:table-cell>
          <table:table-cell office:value-type="string" table:style-name="ce4">
            <text:p>http://www.sfcityattorney.org/index.aspx?page=16</text:p>
          </table:table-cell>
          <table:table-cell table:number-columns-repeated="16377"/>
        </table:table-row>
        <table:table-row table:style-name="ro3">
          <table:table-cell office:value-type="string" table:style-name="ce4">
            <text:p>Office of Legislative Counsel</text:p>
          </table:table-cell>
          <table:table-cell office:value-type="string" table:style-name="ce4">
            <text:p>In the Legal Division, six to eight law students are typically selected to serve internships each summer - ordinarily in the summer preceding their last year of law school. Each intern is assigned a mentor, and is given the opportunity to draft legislation, work on legal opinions, attend committee hearings and floor sessions of the Legislature, and otherwise be provided an exposure to the legal work of the office and the legislative environment.</text:p>
          </table:table-cell>
          <table:table-cell office:value-type="string" table:style-name="ce4">
            <text:p>Sacramento, CA</text:p>
          </table:table-cell>
          <table:table-cell office:value-type="string" table:style-name="ce4">
            <text:p>Between $10.38 - $12.65/hr</text:p>
          </table:table-cell>
          <table:table-cell office:value-type="string" table:style-name="ce5">
            <text:p>September of preceding summer</text:p>
          </table:table-cell>
          <table:table-cell office:value-type="string" table:style-name="ce4">
            <text:p>Send resume to OLC Human Resources Office, 925 L Street, Sacramento, CA 95814</text:p>
          </table:table-cell>
          <table:table-cell office:value-type="string" table:style-name="ce4">
            <text:p>http://www.legislativecounsel.ca.gov/portal/site/OLCInternet/menuitem.abb1d833aed6914d681a844de131b65a/?vgnextoid=f59f9b9342195110VgnVCM1000001e136ba5RCRD&amp;vgnextfmt=default</text:p>
          </table:table-cell>
          <table:table-cell table:number-columns-repeated="16377"/>
        </table:table-row>
        <table:table-row table:style-name="ro10">
          <table:table-cell office:value-type="string" table:style-name="ce4">
            <text:p>Public Defender's Office</text:p>
          </table:table-cell>
          <table:table-cell office:value-type="string" table:style-name="ce4">
            <text:p>Clerks will be asked to provide research in a variety of areas of law affecting the defense of our clients. Clerks will assist in the writing of pre-trial motions, sentencing memorandums and other documents essential to our practice. Time commitment is 40 hrs/wk</text:p>
          </table:table-cell>
          <table:table-cell office:value-type="string" table:style-name="ce4">
            <text:p>Los Angeles, CA</text:p>
          </table:table-cell>
          <table:table-cell office:value-type="string" table:style-name="ce4">
            <text:p>Unpaid</text:p>
          </table:table-cell>
          <table:table-cell office:value-type="string" table:style-name="ce5">
            <text:p>Early October for 2Ls and until late February for 1Ls</text:p>
          </table:table-cell>
          <table:table-cell office:value-type="string" table:style-name="ce4">
            <text:p>Submit resume and cover letter to Sanders E. Smith, Special Counsel to the Public Defender, 210 W. Temple St., 19th Floor, Los Angeles, CA 90012</text:p>
          </table:table-cell>
          <table:table-cell office:value-type="string" table:style-name="ce4">
            <text:p>http://pd.co.la.ca.us/employment/pdf/lawclerk.pdf</text:p>
          </table:table-cell>
          <table:table-cell table:number-columns-repeated="16377"/>
        </table:table-row>
        <table:table-row table:style-name="ro18">
          <table:table-cell office:value-type="string" table:style-name="ce4">
            <text:p>Public Defender's Office</text:p>
          </table:table-cell>
          <table:table-cell office:value-type="string" table:style-name="ce4">
            <text:p>Legal interns assist skilled attorneys in all aspects of case preparation and courtroom advocacy. <text:s/>They will find a supportive environment with a true mentor system. <text:s/>We pair novices with knowledgeable practitioners to give legal interns real world experience while ensuring our clients receive the best representation possible. Legal Interns should possess a passion for representing those whose civil liberties are at risk, an impeccable work ethic, and strong research and writing skills. Our office affirmatively seeks interns and attorneys of varied cultural and ethnic backgrounds, as well as those with bilingual skills.</text:p>
          </table:table-cell>
          <table:table-cell office:value-type="string" table:style-name="ce4">
            <text:p>San Diego, CA</text:p>
          </table:table-cell>
          <table:table-cell office:value-type="string" table:style-name="ce4">
            <text:p>Unpaid</text:p>
          </table:table-cell>
          <table:table-cell office:value-type="date" office:date-value="2011-03-04T00:00:00" table:style-name="ce5">
            <text:p>3/4/2011</text:p>
          </table:table-cell>
          <table:table-cell office:value-type="string" table:style-name="ce5">
            <text:p>Submit 1) San Diego County Department of the Public Defender Internship/Post Bar Clerkship Application Cover sheet (http://www.sdcounty.ca.gov/public_defender/docs/ApplicationCoverSheet.pdf), 2) a cover letter identifying in which practice areas and which locations you are interested, and why. 3) current resume 4) current transcript (unofficial is okay) and 5) if applying for post bar clerkship then include 3-5 references. Submit to michael.owens@sdcounty.ca.gov (email as attachments) or mail to San Diego Office of the Public Defender, Attn: Michael Owens -- Assistant Recruitment Coordinator, 450 B Street, Suite 900, San Diego, CA 92101</text:p>
          </table:table-cell>
          <table:table-cell office:value-type="string" table:style-name="ce4">
            <text:p>http://www.sdcounty.ca.gov/public_defender/Volunteers.html</text:p>
          </table:table-cell>
          <table:table-cell table:number-columns-repeated="16377"/>
        </table:table-row>
        <table:table-row table:style-name="ro13">
          <table:table-cell office:value-type="string" table:style-name="ce4">
            <text:p>Public Defender's Office</text:p>
          </table:table-cell>
          <table:table-cell table:style-name="ce4"/>
          <table:table-cell office:value-type="string" table:style-name="ce4">
            <text:p>San Francisco, CA</text:p>
          </table:table-cell>
          <table:table-cell table:style-name="ce4"/>
          <table:table-cell table:style-name="ce5"/>
          <table:table-cell table:style-name="ce4"/>
          <table:table-cell office:value-type="string" table:style-name="ce4">
            <text:p>http://sfpublicdefender.org/careers/</text:p>
          </table:table-cell>
          <table:table-cell table:number-columns-repeated="16377"/>
        </table:table-row>
        <table:table-row table:style-name="ro28">
          <table:table-cell office:value-type="string" table:style-name="ce4">
            <text:p>Public Defender's Office</text:p>
          </table:table-cell>
          <table:table-cell office:value-type="string" table:style-name="ce4">
            <text:p>Duties include: Researching, studying, interpreting and applying laws, court decisions and other legal authorities for use in the preparation of cases, opinions, briefs, and other documents; legal drafting; locating, investigating and interviewing clients and witnesses, including inmates of penal institutions, and reporting on findings of facts; counseling and giving advice to clients; acting for and appearing on behalf of clients in court or tribunal, or at other legal proceedings; conferring with attorneys, judges, investigators and other individuals regarding legal matters; and preparing correspondence and reports</text:p>
          </table:table-cell>
          <table:table-cell office:value-type="string" table:style-name="ce4">
            <text:p>Sacramento, CA</text:p>
          </table:table-cell>
          <table:table-cell office:value-type="string" table:style-name="ce4">
            <text:p>N/A</text:p>
          </table:table-cell>
          <table:table-cell office:value-type="string" table:style-name="ce5">
            <text:p>Applications accepted on a continuous basis</text:p>
          </table:table-cell>
          <table:table-cell office:value-type="string" table:style-name="ce4">
            <text:p>Submit resume and letter of introduction to: Office of the Public Defender, Attn: LRA Hiring Attorney, 700 H St., Suite 0270, Sacramento, CA 95814</text:p>
          </table:table-cell>
          <table:table-cell office:value-type="string" table:style-name="ce4">
            <text:p>http://www.publicdefender.saccounty.net/EmploymentOpportunities/SAC_PD_DF_LegalResearchAssist</text:p>
          </table:table-cell>
          <table:table-cell table:number-columns-repeated="16377"/>
        </table:table-row>
        <table:table-row table:style-name="ro10">
          <table:table-cell office:value-type="string" table:style-name="ce4">
            <text:p>Los Angeles Superior Ct - Extern w/ Judicial officers: Civil, Criminal, Family Law, or Probate</text:p>
          </table:table-cell>
          <table:table-cell office:value-type="string" table:style-name="ce4">
            <text:p>Externs duties include: Researching and writing legal memoranda for upcoming motions; observing trials, daily law, and motion calendars; and completing special projects. Full time and part time positions are available.</text:p>
          </table:table-cell>
          <table:table-cell office:value-type="string" table:style-name="ce4">
            <text:p>Los Angeles, CA</text:p>
          </table:table-cell>
          <table:table-cell office:value-type="string" table:style-name="ce4">
            <text:p>Unpaid</text:p>
          </table:table-cell>
          <table:table-cell office:value-type="date" office:date-value="2011-02-15T00:00:00" table:style-name="ce5">
            <text:p>2/15/2011</text:p>
          </table:table-cell>
          <table:table-cell office:value-type="string" table:style-name="ce4">
            <text:p>Submit resume, writing sample, and transcript (if available) to extern@lasuperiorcourt.org plkease indicate your preferred area of law in the email (civil, criminal, family law, probate)</text:p>
          </table:table-cell>
          <table:table-cell office:value-type="string" table:style-name="ce4">
            <text:p>http://www.lasuperiorcourt.org/VolunteerOpportunities/UI/volunteerIEP/judicialOfficerAdults.aspx</text:p>
          </table:table-cell>
          <table:table-cell table:number-columns-repeated="16377"/>
        </table:table-row>
        <table:table-row table:style-name="ro4">
          <table:table-cell office:value-type="string" table:style-name="ce4">
            <text:p>Los Angeles Superior Ct - Extern w/ Judicial officers: juvenile delinquency, or dependency ct</text:p>
          </table:table-cell>
          <table:table-cell office:value-type="string" table:style-name="ce4">
            <text:p>uvenile Externs, Law Students, work under the direction of Research Attorneys to assist the Presiding Judge of the Juvenile Court, the Supervising Judge of the Dependency Courts and other Juvenile Court Judicial Officers in the areas of Dependency (child abuse and neglect), Delinquency (Juvenile crime) and Informal Juvenile &amp; Traffic Court matters.</text:p>
          </table:table-cell>
          <table:table-cell office:value-type="string" table:style-name="ce4">
            <text:p>Los Angeles, CA</text:p>
          </table:table-cell>
          <table:table-cell office:value-type="string" table:style-name="ce4">
            <text:p>Unpaid</text:p>
          </table:table-cell>
          <table:table-cell office:value-type="date" office:date-value="2011-03-01T00:00:00" table:style-name="ce5">
            <text:p>3/1/2011</text:p>
          </table:table-cell>
          <table:table-cell office:value-type="string" table:style-name="ce4">
            <text:p>Email cover letter, resume, transcript and writing sample to: laromo@lasuperiorcourt.org, jtwolbransky@lasuperiorcourt.org or sorellana@lasuperiorcourt.org</text:p>
          </table:table-cell>
          <table:table-cell office:value-type="string" table:style-name="ce4">
            <text:p>http://www.lasuperiorcourt.org/VolunteerOpportunities/UI/volunteerIEP/judicialOfficerJuvenile.aspx</text:p>
          </table:table-cell>
          <table:table-cell table:number-columns-repeated="16377"/>
        </table:table-row>
        <table:table-row table:style-name="ro28">
          <table:table-cell office:value-type="string" table:style-name="ce4">
            <text:p>District Attorney's Office</text:p>
          </table:table-cell>
          <table:table-cell office:value-type="string" table:style-name="ce4">
            <text:p>During the summer, our clerks usually split their eight weeks between two of the various units or divisions within the United States Attorney's Office. A student may, for example, work for four weeks in the Violent Crimes and Terrorism Unit (Criminal Division), followed by four weeks in the Civil Division. Attempts are made to honor the students' desires regarding areas of interest (civil versus criminal, or units within the criminal division). The clerks work directly with Assistant U.S. Attorneys in the unit to which they are then assigned, enabling them to meet, and work with several different supervising attorneys throughout the summer.<text:s/></text:p>
          </table:table-cell>
          <table:table-cell office:value-type="string" table:style-name="ce4">
            <text:p>Seattle, WA</text:p>
          </table:table-cell>
          <table:table-cell office:value-type="string" table:style-name="ce4">
            <text:p>Unpaid</text:p>
          </table:table-cell>
          <table:table-cell office:value-type="date" office:date-value="2011-01-30T00:00:00" table:style-name="ce5">
            <text:p>1/30/2011</text:p>
          </table:table-cell>
          <table:table-cell office:value-type="string" table:style-name="ce5">
            <text:p>Submit 1) cover letter describing your interest in a summer clerkship with the U.S. Attorney's Office, 2) resume, 3) most recent available academic transcript and, 4) writing sample to Summer Law Clerk Committee U.S. Attorney's Office 700 Stewart St., Suite 5220 Seattle, WA 98101</text:p>
          </table:table-cell>
          <table:table-cell office:value-type="string" table:style-name="ce4">
            <text:p>http://www.justice.gov/usao/waw/employment/law_students/employment_law_stu.htm</text:p>
          </table:table-cell>
          <table:table-cell table:number-columns-repeated="16377"/>
        </table:table-row>
        <table:table-row table:style-name="ro6">
          <table:table-cell office:value-type="string" table:style-name="ce4">
            <text:p>Attorney General's Office</text:p>
          </table:table-cell>
          <table:table-cell table:style-name="ce4"/>
          <table:table-cell office:value-type="string" table:style-name="ce4">
            <text:p>Several offices in WA: Seattle, Olympia, Tacoma, Spokane, Pullman, Kennewick, etc.</text:p>
          </table:table-cell>
          <table:table-cell office:value-type="string" table:style-name="ce4">
            <text:p>Unpaid</text:p>
          </table:table-cell>
          <table:table-cell office:value-type="string" table:style-name="ce5">
            <text:p>TBD, but most likely around early Feb 2011 (according to website)</text:p>
          </table:table-cell>
          <table:table-cell office:value-type="string" table:style-name="ce4">
            <text:p>Submit letter of interest, application (see website), resume, transcript, letter of reference, and conflict screening questionnaire (see website) and mail to: Washington State Attorney General's Office, Attorney and Law Clerk Recruitment, 800 5th Ave., Suite 2000, Seattle, WA 98104</text:p>
          </table:table-cell>
          <table:table-cell office:value-type="string" table:style-name="ce4">
            <text:p>http://www.atg.wa.gov/Careers/AttorneysClerks.aspx</text:p>
          </table:table-cell>
          <table:table-cell table:number-columns-repeated="16377"/>
        </table:table-row>
        <table:table-row table:style-name="ro12">
          <table:table-cell office:value-type="string" table:style-name="ce4">
            <text:p>Attorney General's Office</text:p>
          </table:table-cell>
          <table:table-cell office:value-type="string" table:style-name="ce4">
            <text:p>The Oregon Department of Justice employs approximately 80 law students to provide legal support to Assistant Attorneys General. In any division, a law clerk's usual duties will be to perform library research or to investigate factual matters and to provide a written product. The final result may be used by the supervising attorney as background, it may be incorporated as part of an opinion or legal document or it may itself be a finished product such as a brief, memorandum, pleading or opinion.</text:p>
          </table:table-cell>
          <table:table-cell office:value-type="string" table:style-name="ce4">
            <text:p>Salem, OR</text:p>
          </table:table-cell>
          <table:table-cell office:value-type="string" table:style-name="ce4">
            <text:p>N/A</text:p>
          </table:table-cell>
          <table:table-cell office:value-type="string" table:style-name="ce5">
            <text:p>N/A</text:p>
          </table:table-cell>
          <table:table-cell office:value-type="string" table:style-name="ce4">
            <text:p>Submit law clerk employment preference form (found on website), cover letter, resume, writing sample and transcript to: Human Resources, Department of Justice, 1162 Court St. NE, Salem, OR 97301</text:p>
          </table:table-cell>
          <table:table-cell office:value-type="string" table:style-name="ce4">
            <text:p>http://www.doj.state.or.us/career/index.shtml</text:p>
          </table:table-cell>
          <table:table-cell table:number-columns-repeated="16377"/>
        </table:table-row>
        <table:table-row table:style-name="ro10">
          <table:table-cell office:value-type="string" table:style-name="ce4">
            <text:p>Oregon Judicial Department: Tax Court</text:p>
          </table:table-cell>
          <table:table-cell office:value-type="string" table:style-name="ce4">
            <text:p>An extern with the Oregon Tax Court will have opportunities to work on a wide range of assignments, including research projects, legal memoranda, and draft decisions.</text:p>
          </table:table-cell>
          <table:table-cell office:value-type="string" table:style-name="ce4">
            <text:p>Salem, OR</text:p>
          </table:table-cell>
          <table:table-cell office:value-type="string" table:style-name="ce4">
            <text:p>N/A</text:p>
          </table:table-cell>
          <table:table-cell office:value-type="date" office:date-value="2011-03-04T00:00:00" table:style-name="ce5">
            <text:p>3/4/2011</text:p>
          </table:table-cell>
          <table:table-cell office:value-type="string" table:style-name="ce4">
            <text:p>Submit resume, cover letter, transcript, writing sample (approx. 10 pgs), and two references (one academic and one professional) and email to Allison Boomer, Law Clerk, Oregon Tax Ct - tax.court@ojd.state.or.us</text:p>
          </table:table-cell>
          <table:table-cell office:value-type="string" table:style-name="ce4">
            <text:p>http://courts.oregon.gov/Tax/docs/LawStudentExterns.pdf</text:p>
          </table:table-cell>
          <table:table-cell table:number-columns-repeated="16377"/>
        </table:table-row>
        <table:table-row table:style-name="ro23">
          <table:table-cell office:value-type="string" table:style-name="ce4">
            <text:p>District Attorney's Office</text:p>
          </table:table-cell>
          <table:table-cell office:value-type="string" table:style-name="ce4">
            <text:p>Qualified first, second, and third year law students are actively sought to work in the Clark County District Attorney’s Office as Unpaid Summer Interns from mid-May to mid-August. <text:s/>Interns are assigned <text:s/>to the Criminal, Civil, and Juvenile Divisions. <text:s/>Interns <text:s/>will perform a variety of research and writing projects, assist attorneys with trial preparation, and will be given opportunities to observe trials. <text:s/>Additionally, those students qualifying under the "Student Practice Rule," may make application to the Nevada State Bar for approval to appear in court under the supervision of a Deputy District Attorney.<text:s/></text:p>
          </table:table-cell>
          <table:table-cell office:value-type="string" table:style-name="ce4">
            <text:p>Las Vegas, NV</text:p>
          </table:table-cell>
          <table:table-cell office:value-type="string" table:style-name="ce4">
            <text:p>N/A</text:p>
          </table:table-cell>
          <table:table-cell office:value-type="date" office:date-value="2011-01-31T00:00:00" table:style-name="ce5">
            <text:p>1/31/2011</text:p>
          </table:table-cell>
          <table:table-cell office:value-type="string" table:style-name="ce4">
            <text:p>Submit application (found on website), law school transcript and a writing sample to: Clark County District Attorney's Office, Attn: Cara Campbell, 200 Lewis Ave., Third Floor, Las Vegas, NV 89155</text:p>
          </table:table-cell>
          <table:table-cell office:value-type="string" table:style-name="ce4">
            <text:p>http://www.accessclarkcounty.com/depts/district_attorney/recruitment/Pages/section4.aspx</text:p>
          </table:table-cell>
          <table:table-cell table:number-columns-repeated="16377"/>
        </table:table-row>
        <table:table-row table:style-name="ro16">
          <table:table-cell office:value-type="string" table:style-name="ce4">
            <text:p>Office of the Attorney General</text:p>
          </table:table-cell>
          <table:table-cell office:value-type="string" table:style-name="ce4">
            <text:p>Our Summer Program includes activities designed to encourage quality interaction with the Attorney General, Division leaders, mentors, and other externs in a casual setting</text:p>
          </table:table-cell>
          <table:table-cell office:value-type="string" table:style-name="ce4">
            <text:p>Phoenix, AZ</text:p>
          </table:table-cell>
          <table:table-cell office:value-type="string" table:style-name="ce4">
            <text:p>Unpaid</text:p>
          </table:table-cell>
          <table:table-cell office:value-type="string" table:style-name="ce5">
            <text:p>At least six weeks prior to start date</text:p>
          </table:table-cell>
          <table:table-cell office:value-type="string" table:style-name="ce4">
            <text:p>Submit resume and cover letter that includes date and hours of availability, practice area interest, and availability for phone or in-person interview to: externships@azag.gov</text:p>
          </table:table-cell>
          <table:table-cell office:value-type="string" table:style-name="ce4">
            <text:p>http://www.azag.gov/employment/LawClerkExternProgram.pdf</text:p>
          </table:table-cell>
          <table:table-cell table:number-columns-repeated="16377"/>
        </table:table-row>
        <table:table-row table:number-rows-repeated="1048550" table:style-name="ro1">
          <table:table-cell table:number-columns-repeated="16384"/>
        </table:table-row>
      </table:table>
      <table:table table:name="South" table:style-name="ta4">
        <table:table-column table:style-name="co8" table:default-cell-style-name="ce4"/>
        <table:table-column table:style-name="co2" table:default-cell-style-name="ce4"/>
        <table:table-column table:style-name="co3" table:default-cell-style-name="ce4"/>
        <table:table-column table:style-name="co13" table:default-cell-style-name="ce4"/>
        <table:table-column table:style-name="co5" table:default-cell-style-name="ce5"/>
        <table:table-column table:style-name="co6" table:default-cell-style-name="ce4"/>
        <table:table-column table:style-name="co7" table:default-cell-style-name="ce4"/>
        <table:table-column table:style-name="co8" table:default-cell-style-name="ce4"/>
        <table:table-column table:style-name="co8" table:number-columns-repeated="16376" table:default-cell-style-name="ce7"/>
        <table:table-row table:style-name="ro1">
          <table:table-cell office:value-type="string" table:style-name="ce1">
            <text:p>Agency</text:p>
          </table:table-cell>
          <table:table-cell office:value-type="string" table:style-name="ce1">
            <text:p>Description</text:p>
          </table:table-cell>
          <table:table-cell office:value-type="string" table:style-name="ce1">
            <text:p>Location</text:p>
          </table:table-cell>
          <table:table-cell office:value-type="string" table:style-name="ce1">
            <text:p>Salary</text:p>
          </table:table-cell>
          <table:table-cell office:value-type="string" table:style-name="ce2">
            <text:p>Deadline</text:p>
          </table:table-cell>
          <table:table-cell office:value-type="string" table:style-name="ce1">
            <text:p>Instructions</text:p>
          </table:table-cell>
          <table:table-cell office:value-type="string" table:style-name="ce1">
            <text:p>Web Site</text:p>
          </table:table-cell>
          <table:table-cell office:value-type="string" table:style-name="ce1">
            <text:p>Notes</text:p>
          </table:table-cell>
          <table:table-cell table:number-columns-repeated="16376"/>
        </table:table-row>
        <table:table-row table:style-name="ro12">
          <table:table-cell office:value-type="string" table:style-name="ce4">
            <text:p>County Attorney, Miami-Dade County Florida</text:p>
          </table:table-cell>
          <table:table-cell office:value-type="string" table:style-name="ce4">
            <text:p>These positions would involve working as a clerk for an Assistant State Attorney. Duties may include legal research and writing and assisting in all aspects of case preparation. All interns will also be able to observe depositions and pre-file conferences, attend court on a regular basis to observe pre-trial hearings and trials and will become familiar with the workings of the criminal justice system.</text:p>
          </table:table-cell>
          <table:table-cell office:value-type="string" table:style-name="ce4">
            <text:p>Miami, Florida</text:p>
          </table:table-cell>
          <table:table-cell office:value-type="string" table:style-name="ce4">
            <text:p>Unpaid</text:p>
          </table:table-cell>
          <table:table-cell table:style-name="ce5"/>
          <table:table-cell office:value-type="string" table:style-name="ce4">
            <text:p>Law students should request an application from Gunnar Stewart, Recruitment Coordinator at 305-547-0561.</text:p>
          </table:table-cell>
          <table:table-cell office:value-type="string" table:style-name="ce4">
            <text:p>http://www.miamisao.com/employment/asa/vol_interships.htm</text:p>
          </table:table-cell>
          <table:table-cell office:value-type="string" table:style-name="ce4">
            <text:p>Demonstrated interest in litigation/criminal law through coursework and/or internships. <text:s/>Clinical participation strongly preferred. <text:s/>1Ls are considered.</text:p>
          </table:table-cell>
          <table:table-cell table:number-columns-repeated="16376"/>
        </table:table-row>
        <table:table-row table:style-name="ro16">
          <table:table-cell office:value-type="string" table:style-name="ce4">
            <text:p>State Attorney's Office, Jacksonville, Florida</text:p>
          </table:table-cell>
          <table:table-cell office:value-type="string" table:style-name="ce4">
            <text:p>This program is designed to offer students a glimpse of life as a prosecutor or prosecution support specialist. The program is structured to expose students to a variety of prosecution experiences.</text:p>
          </table:table-cell>
          <table:table-cell office:value-type="string" table:style-name="ce4">
            <text:p>Jacksonville, Florida</text:p>
          </table:table-cell>
          <table:table-cell table:style-name="ce4"/>
          <table:table-cell table:style-name="ce5"/>
          <table:table-cell office:value-type="string" table:style-name="ce4">
            <text:p>Complete the volunteer application available online and fax it to: (904) 630-1848</text:p>
          </table:table-cell>
          <table:table-cell office:value-type="string" table:style-name="ce4">
            <text:p>http://www.sao4th.com/careers.php#interns</text:p>
          </table:table-cell>
          <table:table-cell office:value-type="string" table:style-name="ce4">
            <text:p>1Ls are considered.</text:p>
          </table:table-cell>
          <table:table-cell table:number-columns-repeated="16376"/>
        </table:table-row>
        <table:table-row table:style-name="ro16">
          <table:table-cell office:value-type="string" table:style-name="ce4">
            <text:p>State Attorney's Office, 20th Judicial Circuit, <text:s/>Florida</text:p>
          </table:table-cell>
          <table:table-cell office:value-type="string" table:style-name="ce4">
            <text:p>Volunteer internship.</text:p>
          </table:table-cell>
          <table:table-cell office:value-type="string" table:style-name="ce4">
            <text:p>Charlotte, Collier, Hendry/Glades, and Lee Counties, Florida</text:p>
          </table:table-cell>
          <table:table-cell office:value-type="string" table:style-name="ce4">
            <text:p>Unpaid</text:p>
          </table:table-cell>
          <table:table-cell table:style-name="ce5"/>
          <table:table-cell office:value-type="string" table:style-name="ce4">
            <text:p>Submit a letter of interest, 2 letters of reference, resume, and volunteer packet available on website.</text:p>
          </table:table-cell>
          <table:table-cell office:value-type="string" table:style-name="ce4">
            <text:p>http://www.sao.cjis20.org/Volunteers.htm</text:p>
          </table:table-cell>
          <table:table-cell table:style-name="ce4"/>
          <table:table-cell table:number-columns-repeated="16376"/>
        </table:table-row>
        <table:table-row table:style-name="ro16">
          <table:table-cell office:value-type="string" table:style-name="ce4">
            <text:p>State Attorney's Office, 18th Judicial Circuit, Florida</text:p>
          </table:table-cell>
          <table:table-cell office:value-type="string" table:style-name="ce4">
            <text:p>Volunteer legal internship.</text:p>
          </table:table-cell>
          <table:table-cell office:value-type="string" table:style-name="ce4">
            <text:p>Brevard and Seminole Counties, Florida</text:p>
          </table:table-cell>
          <table:table-cell office:value-type="string" table:style-name="ce4">
            <text:p>Unpaid</text:p>
          </table:table-cell>
          <table:table-cell office:value-type="string" table:style-name="ce5">
            <text:p>Applications accepted on a continuing basis.</text:p>
          </table:table-cell>
          <table:table-cell office:value-type="string" table:style-name="ce4">
            <text:p>Must submit application available on website and to schedule an interview with Chief of Operations Wayne Holmes, call (321) 617-7510 ext. 2400.</text:p>
          </table:table-cell>
          <table:table-cell office:value-type="string" table:style-name="ce4">
            <text:p>http://sa18.state.fl.us/employ/internsh.htm</text:p>
          </table:table-cell>
          <table:table-cell table:style-name="ce4"/>
          <table:table-cell table:number-columns-repeated="16376"/>
        </table:table-row>
        <table:table-row table:style-name="ro23">
          <table:table-cell office:value-type="string" table:style-name="ce4">
            <text:p>Office of the Public Defender, 15th Judicial Circuit, Florida</text:p>
          </table:table-cell>
          <table:table-cell office:value-type="string" table:style-name="ce4">
            <text:p>Volunteer and internship opportunities include work in specialty courts, assistance in our investigations and social services divisions or paralegal and staff support. Based on your interest and experience, we will try to match you with the appropriate volunteer position</text:p>
          </table:table-cell>
          <table:table-cell office:value-type="string" table:style-name="ce4">
            <text:p>West Palm Beach, Florida</text:p>
          </table:table-cell>
          <table:table-cell table:style-name="ce4"/>
          <table:table-cell table:style-name="ce5"/>
          <table:table-cell office:value-type="string" table:style-name="ce4">
            <text:p>If you are interested in volunteering please email your resume to Program Coordinator Jennifer Loyless at JLoyless@pd15.state.fl.us. Please include in the email your phone number and address so that we can contact you about participating.<text:s/></text:p>
          </table:table-cell>
          <table:table-cell office:value-type="string" table:style-name="ce4">
            <text:p>http://www.pbcgov.com/opd/PD-15_Frameset-2.htm</text:p>
          </table:table-cell>
          <table:table-cell office:value-type="string" table:style-name="ce4">
            <text:p>Requires an interest in criminal defense practice. <text:s/>Language proficiency in Spanish or Creole is a plus but not required. 1Ls should have satisfactorily completed a legal research and writing course.</text:p>
          </table:table-cell>
          <table:table-cell table:number-columns-repeated="16376"/>
        </table:table-row>
        <table:table-row table:style-name="ro6">
          <table:table-cell office:value-type="string" table:style-name="ce4">
            <text:p>Attorney General's Office, Georgia</text:p>
          </table:table-cell>
          <table:table-cell office:value-type="string" table:style-name="ce4">
            <text:p>One intern is assigned to each of the 6 divisions at the office. <text:s/>In addition to research projects, interns will be encouraged to actively participate in matters being handled by the division to which they are assigned. Interns have the opportunity to participate in client meetings, mediation sessions, depositions, court proceedings, and other "real life" lawyering experiences.</text:p>
          </table:table-cell>
          <table:table-cell office:value-type="string" table:style-name="ce4">
            <text:p>Atlanta, Georgia</text:p>
          </table:table-cell>
          <table:table-cell office:value-type="string" table:style-name="ce4">
            <text:p>Unpaid</text:p>
          </table:table-cell>
          <table:table-cell office:value-type="date" office:date-value="2010-11-15T00:00:00" table:style-name="ce5">
            <text:p>11/15/2010</text:p>
          </table:table-cell>
          <table:table-cell office:value-type="string" table:style-name="ce4">
            <text:p>Submit application form (on website), statement of interest, resume, transcript, and writing sample to Kathleen M. Pacious, Deputy Attorney General</text:p>
            <text:p>40 Capitol Square, S.W.</text:p>
            <text:p>Atlanta, Georgia <text:s/>30303-1300.</text:p>
          </table:table-cell>
          <table:table-cell office:value-type="string" table:style-name="ce4">
            <text:p>http://law.ga.gov/00/channel_title/0,2094,87670814_88307197,00.html</text:p>
          </table:table-cell>
          <table:table-cell office:value-type="string" table:style-name="ce4">
            <text:p>Only for rising 3Ls.</text:p>
          </table:table-cell>
          <table:table-cell table:number-columns-repeated="16376"/>
        </table:table-row>
        <table:table-row table:style-name="ro10">
          <table:table-cell office:value-type="string" table:style-name="ce4">
            <text:p>Virginia Indigient Defense Commission</text:p>
          </table:table-cell>
          <table:table-cell office:value-type="string" table:style-name="ce4">
            <text:p>General duties performed by a student interning with a VIDC Public/Capital Defender Office may include legal research, interviewing clients, visiting jails, assistance with investigations, watch/perform hearings and/or trials/motions, write and some administrative work.</text:p>
          </table:table-cell>
          <table:table-cell office:value-type="string" table:style-name="ce4">
            <text:p>Richmond, Virginia</text:p>
          </table:table-cell>
          <table:table-cell table:style-name="ce4"/>
          <table:table-cell table:style-name="ce5"/>
          <table:table-cell office:value-type="string" table:style-name="ce4">
            <text:p>Varies for each office, see instructions for each office online.</text:p>
          </table:table-cell>
          <table:table-cell office:value-type="string" table:style-name="ce4">
            <text:p>http://www.publicdefender.state.va.us/PDF%20documents/Internship.pdf</text:p>
          </table:table-cell>
          <table:table-cell table:style-name="ce4"/>
          <table:table-cell table:number-columns-repeated="16376"/>
        </table:table-row>
        <table:table-row table:number-rows-repeated="1048568"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Verdana" svg:font-family="Verdana"/>
    <style:font-face style:name="Times New Roman" svg:font-family="&quot;Times New Roman&quot;"/>
  </office:font-face-decls>
  <office:styles>
    <number:number-style style:name="N0">
      <number:number number:min-integer-digits="1"/>
    </number:number-style>
    <number:date-style style:name="N19">
      <number:month/>
      <number:text>/</number:text>
      <number:day/>
      <number:text>/</number:text>
      <number:year number:style="long"/>
    </number:date-style>
    <number:date-style style:name="N22">
      <number:month number:textual="true"/>
      <number:text>-</number:text>
      <number:year/>
    </number:date-style>
    <style:style style:name="Hyperlink" style:family="table-cell" style:data-style-name="N0">
      <style:text-properties fo:color="#0000D4" style:text-underline-style="solid" style:text-underline-type="single"/>
    </style:style>
    <style:style style:name="Default" style:family="table-cell" style:data-style-name="N0">
      <style:table-cell-properties style:vertical-align="automatic" fo:background-color="transparent"/>
      <style:text-properties fo:color="#000000" style:font-name="Verdana" style:font-name-asian="Verdana" style:font-name-complex="Verdana" fo:font-size="10pt" style:font-size-asian="10pt" style:font-size-complex="10pt"/>
    </style:style>
  </office:styles>
  <office:automatic-styles>
    <style:page-layout style:name="pm1">
      <style:page-layout-properties fo:margin-top="0.5in" fo:margin-bottom="0.5in" fo:margin-left="1in" fo:margin-right="1in" style:print-orientation="landscape" style:print-page-order="ttb" style:first-page-number="continue" style:scale-to="92%"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1in" fo:margin-right="1in" style:print-orientation="landscape" style:print-page-order="ttb" style:first-page-number="continue" style:scale-to="85%"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1in" fo:margin-right="1in" style:print-orientation="landscape" style:print-page-order="ttb" style:first-page-number="continue" style:scale-to="83%"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4">
      <style:page-layout-properties fo:margin-top="0.5in" fo:margin-bottom="0.5in" fo:margin-left="1in" fo:margin-right="1in" style:print-orientation="landscape" style:print-page-order="ttb" style:first-page-number="continue" style:scale-to="93%"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style style:name="T1"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style:style style:name="T2" style:family="text">
      <style:text-properties fo:color="#000000" style:font-name="Times New Roman" style:font-name-asian="Times New Roman" style:font-name-complex="Times New Roman" fo:font-size="10pt" style:font-size-asian="10pt" style:font-size-complex="10pt" fo:font-weight="bold" style:font-weight-asian="bold" style:font-weight-complex="bold"/>
    </style:style>
    <style:style style:name="T3" style:family="text">
      <style:text-properties fo:color="#000000" style:font-name="Times New Roman" style:font-name-asian="Times New Roman" style:font-name-complex="Times New Roman" fo:font-size="10pt" style:font-size-asian="10pt" style:font-size-complex="10pt"/>
    </style:style>
    <style:style style:name="T4"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style:style style:name="T5" style:family="text">
      <style:text-properties fo:color="#000000" style:font-name="Times New Roman" style:font-name-asian="Times New Roman" style:font-name-complex="Times New Roman" fo:font-size="10pt" style:font-size-asian="10pt" style:font-size-complex="10pt" fo:font-weight="bold" style:font-weight-asian="bold" style:font-weight-complex="bold"/>
    </style:style>
    <style:style style:name="T6" style:family="text">
      <style:text-properties fo:color="#000000" style:font-name="Times New Roman" style:font-name-asian="Times New Roman" style:font-name-complex="Times New Roman" fo:font-size="10pt" style:font-size-asian="10pt" style:font-size-complex="10pt"/>
    </style:style>
    <style:style style:name="T7"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style:style style:name="T8" style:family="text">
      <style:text-properties fo:color="#000000" style:font-name="Times New Roman" style:font-name-asian="Times New Roman" style:font-name-complex="Times New Roman" fo:font-size="10pt" style:font-size-asian="10pt" style:font-size-complex="10pt" fo:font-weight="bold" style:font-weight-asian="bold" style:font-weight-complex="bold"/>
    </style:style>
    <style:style style:name="T9" style:family="text">
      <style:text-properties fo:color="#000000" style:font-name="Times New Roman" style:font-name-asian="Times New Roman" style:font-name-complex="Times New Roman" fo:font-size="10pt" style:font-size-asian="10pt" style:font-size-complex="10pt"/>
    </style:style>
    <style:style style:name="T10"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style:style style:name="T11" style:family="text">
      <style:text-properties fo:color="#000000" style:font-name="Times New Roman" style:font-name-asian="Times New Roman" style:font-name-complex="Times New Roman" fo:font-size="10pt" style:font-size-asian="10pt" style:font-size-complex="10pt" fo:font-weight="bold" style:font-weight-asian="bold" style:font-weight-complex="bold"/>
    </style:style>
    <style:style style:name="T12" style:family="text">
      <style:text-properties fo:color="#000000" style:font-name="Times New Roman" style:font-name-asian="Times New Roman" style:font-name-complex="Times New Roman" fo:font-size="10pt" style:font-size-asian="10pt" style:font-size-complex="10pt"/>
    </style:style>
  </office:automatic-styles>
  <office:master-styles>
    <style:master-page style:name="mp1" style:page-layout-name="pm1">
      <style:header>
        <text:p><text:span text:style-name="T1">Summer</text:span><text:span text:style-name="T1"> </text:span><text:span text:style-name="T1">2011</text:span><text:span text:style-name="T1"> </text:span><text:span text:style-name="T1">State</text:span><text:span text:style-name="T1"> </text:span><text:span text:style-name="T1"><text:s/></text:span><text:span text:style-name="T1">Local</text:span><text:span text:style-name="T1"> </text:span><text:span text:style-name="T1">Government</text:span><text:span text:style-name="T1"> </text:span><text:span text:style-name="T1">Positions</text:span></text:p>
        <text:p><text:span text:style-name="T2">Last</text:span><text:span text:style-name="T2"> </text:span><text:span text:style-name="T2">Updated:</text:span><text:span text:style-name="T2"> </text:span><text:span text:style-name="T2"><text:s/></text:span><text:span text:style-name="T2">November</text:span><text:span text:style-name="T2"> </text:span><text:span text:style-name="T2">26,</text:span><text:span text:style-name="T2"> </text:span><text:span text:style-name="T2">2010</text:span></text:p>
        <text:p/>
      </style:header>
      <style:header-left style:display="false"/>
      <style:footer>
        <text:p><text:span text:style-name="T3">DISCLAIMER:</text:span><text:span text:style-name="T3"> </text:span><text:span text:style-name="T3"><text:s/></text:span><text:span text:style-name="T3">As</text:span><text:span text:style-name="T3"> </text:span><text:span text:style-name="T3">of</text:span><text:span text:style-name="T3"> </text:span><text:span text:style-name="T3">Nov.</text:span><text:span text:style-name="T3"> </text:span><text:span text:style-name="T3">26,</text:span><text:span text:style-name="T3"> </text:span><text:span text:style-name="T3">2010,</text:span><text:span text:style-name="T3"> </text:span><text:span text:style-name="T3">not</text:span><text:span text:style-name="T3"> </text:span><text:span text:style-name="T3">all</text:span><text:span text:style-name="T3"> </text:span><text:span text:style-name="T3">information</text:span><text:span text:style-name="T3"> </text:span><text:span text:style-name="T3">for</text:span><text:span text:style-name="T3"> </text:span><text:span text:style-name="T3">Summer</text:span><text:span text:style-name="T3"> </text:span><text:span text:style-name="T3">2011</text:span><text:span text:style-name="T3"> </text:span><text:span text:style-name="T3">positions</text:span><text:span text:style-name="T3"> </text:span><text:span text:style-name="T3">was</text:span><text:span text:style-name="T3"> </text:span><text:span text:style-name="T3">updated</text:span><text:span text:style-name="T3"> </text:span><text:span text:style-name="T3">on</text:span><text:span text:style-name="T3"> </text:span><text:span text:style-name="T3">agency</text:span><text:span text:style-name="T3"> </text:span><text:span text:style-name="T3">Web</text:span><text:span text:style-name="T3"> </text:span><text:span text:style-name="T3">sites.</text:span><text:span text:style-name="T3"> </text:span><text:span text:style-name="T3"><text:s/></text:span><text:span text:style-name="T3">Please</text:span><text:span text:style-name="T3"> </text:span><text:span text:style-name="T3">confirm</text:span><text:span text:style-name="T3"> </text:span><text:span text:style-name="T3">application</text:span><text:span text:style-name="T3"> </text:span><text:span text:style-name="T3">procedures</text:span><text:span text:style-name="T3"> </text:span><text:span text:style-name="T3">and</text:span><text:span text:style-name="T3"> </text:span><text:span text:style-name="T3">deadlines</text:span><text:span text:style-name="T3"> </text:span><text:span text:style-name="T3">before</text:span><text:span text:style-name="T3"> </text:span><text:span text:style-name="T3">applying.</text:span></text:p>
      </style:footer>
      <style:footer-left style:display="false"/>
    </style:master-page>
    <style:master-page style:name="mp2" style:page-layout-name="pm2">
      <style:header>
        <text:p><text:span text:style-name="T4">Summer</text:span><text:span text:style-name="T4"> </text:span><text:span text:style-name="T4">2011</text:span><text:span text:style-name="T4"> </text:span><text:span text:style-name="T4">State</text:span><text:span text:style-name="T4"> </text:span><text:span text:style-name="T4"><text:s/></text:span><text:span text:style-name="T4">Local</text:span><text:span text:style-name="T4"> </text:span><text:span text:style-name="T4">Government</text:span><text:span text:style-name="T4"> </text:span><text:span text:style-name="T4">Positions</text:span></text:p>
        <text:p><text:span text:style-name="T5">Last</text:span><text:span text:style-name="T5"> </text:span><text:span text:style-name="T5">Updated:</text:span><text:span text:style-name="T5"> </text:span><text:span text:style-name="T5"><text:s/></text:span><text:span text:style-name="T5">November</text:span><text:span text:style-name="T5"> </text:span><text:span text:style-name="T5">26,</text:span><text:span text:style-name="T5"> </text:span><text:span text:style-name="T5">2010</text:span></text:p>
        <text:p/>
      </style:header>
      <style:header-left style:display="false"/>
      <style:footer>
        <text:p><text:span text:style-name="T6">DISCLAIMER:</text:span><text:span text:style-name="T6"> </text:span><text:span text:style-name="T6"><text:s/></text:span><text:span text:style-name="T6">As</text:span><text:span text:style-name="T6"> </text:span><text:span text:style-name="T6">of</text:span><text:span text:style-name="T6"> </text:span><text:span text:style-name="T6">Nov.</text:span><text:span text:style-name="T6"> </text:span><text:span text:style-name="T6">26,</text:span><text:span text:style-name="T6"> </text:span><text:span text:style-name="T6">2010,</text:span><text:span text:style-name="T6"> </text:span><text:span text:style-name="T6">not</text:span><text:span text:style-name="T6"> </text:span><text:span text:style-name="T6">all</text:span><text:span text:style-name="T6"> </text:span><text:span text:style-name="T6">information</text:span><text:span text:style-name="T6"> </text:span><text:span text:style-name="T6">for</text:span><text:span text:style-name="T6"> </text:span><text:span text:style-name="T6">Summer</text:span><text:span text:style-name="T6"> </text:span><text:span text:style-name="T6">2011</text:span><text:span text:style-name="T6"> </text:span><text:span text:style-name="T6">positions</text:span><text:span text:style-name="T6"> </text:span><text:span text:style-name="T6">was</text:span><text:span text:style-name="T6"> </text:span><text:span text:style-name="T6">updated</text:span><text:span text:style-name="T6"> </text:span><text:span text:style-name="T6">on</text:span><text:span text:style-name="T6"> </text:span><text:span text:style-name="T6">agency</text:span><text:span text:style-name="T6"> </text:span><text:span text:style-name="T6">Web</text:span><text:span text:style-name="T6"> </text:span><text:span text:style-name="T6">sites.</text:span><text:span text:style-name="T6"> </text:span><text:span text:style-name="T6"><text:s/></text:span><text:span text:style-name="T6">Please</text:span><text:span text:style-name="T6"> </text:span><text:span text:style-name="T6">confirm</text:span><text:span text:style-name="T6"> </text:span><text:span text:style-name="T6">application</text:span><text:span text:style-name="T6"> </text:span><text:span text:style-name="T6">procedures</text:span><text:span text:style-name="T6"> </text:span><text:span text:style-name="T6">and</text:span><text:span text:style-name="T6"> </text:span><text:span text:style-name="T6">deadlines</text:span><text:span text:style-name="T6"> </text:span><text:span text:style-name="T6">before</text:span><text:span text:style-name="T6"> </text:span><text:span text:style-name="T6">applying.</text:span></text:p>
      </style:footer>
      <style:footer-left style:display="false"/>
    </style:master-page>
    <style:master-page style:name="mp3" style:page-layout-name="pm3">
      <style:header>
        <text:p><text:span text:style-name="T7">Summer</text:span><text:span text:style-name="T7"> </text:span><text:span text:style-name="T7">2011</text:span><text:span text:style-name="T7"> </text:span><text:span text:style-name="T7">State</text:span><text:span text:style-name="T7"> </text:span><text:span text:style-name="T7"><text:s/></text:span><text:span text:style-name="T7">Local</text:span><text:span text:style-name="T7"> </text:span><text:span text:style-name="T7">Government</text:span><text:span text:style-name="T7"> </text:span><text:span text:style-name="T7">Positions</text:span></text:p>
        <text:p><text:span text:style-name="T8">Last</text:span><text:span text:style-name="T8"> </text:span><text:span text:style-name="T8">Updated:</text:span><text:span text:style-name="T8"> </text:span><text:span text:style-name="T8"><text:s/></text:span><text:span text:style-name="T8">November</text:span><text:span text:style-name="T8"> </text:span><text:span text:style-name="T8">26,</text:span><text:span text:style-name="T8"> </text:span><text:span text:style-name="T8">2010</text:span></text:p>
        <text:p/>
      </style:header>
      <style:header-left style:display="false"/>
      <style:footer>
        <text:p><text:span text:style-name="T9">DISCLAIMER:</text:span><text:span text:style-name="T9"> </text:span><text:span text:style-name="T9"><text:s/></text:span><text:span text:style-name="T9">As</text:span><text:span text:style-name="T9"> </text:span><text:span text:style-name="T9">of</text:span><text:span text:style-name="T9"> </text:span><text:span text:style-name="T9">Nov.</text:span><text:span text:style-name="T9"> </text:span><text:span text:style-name="T9">26,</text:span><text:span text:style-name="T9"> </text:span><text:span text:style-name="T9">2010,</text:span><text:span text:style-name="T9"> </text:span><text:span text:style-name="T9">not</text:span><text:span text:style-name="T9"> </text:span><text:span text:style-name="T9">all</text:span><text:span text:style-name="T9"> </text:span><text:span text:style-name="T9">information</text:span><text:span text:style-name="T9"> </text:span><text:span text:style-name="T9">for</text:span><text:span text:style-name="T9"> </text:span><text:span text:style-name="T9">Summer</text:span><text:span text:style-name="T9"> </text:span><text:span text:style-name="T9">2011</text:span><text:span text:style-name="T9"> </text:span><text:span text:style-name="T9">positions</text:span><text:span text:style-name="T9"> </text:span><text:span text:style-name="T9">was</text:span><text:span text:style-name="T9"> </text:span><text:span text:style-name="T9">updated</text:span><text:span text:style-name="T9"> </text:span><text:span text:style-name="T9">on</text:span><text:span text:style-name="T9"> </text:span><text:span text:style-name="T9">agency</text:span><text:span text:style-name="T9"> </text:span><text:span text:style-name="T9">Web</text:span><text:span text:style-name="T9"> </text:span><text:span text:style-name="T9">sites.</text:span><text:span text:style-name="T9"> </text:span><text:span text:style-name="T9"><text:s/></text:span><text:span text:style-name="T9">Please</text:span><text:span text:style-name="T9"> </text:span><text:span text:style-name="T9">confirm</text:span><text:span text:style-name="T9"> </text:span><text:span text:style-name="T9">application</text:span><text:span text:style-name="T9"> </text:span><text:span text:style-name="T9">procedures</text:span><text:span text:style-name="T9"> </text:span><text:span text:style-name="T9">and</text:span><text:span text:style-name="T9"> </text:span><text:span text:style-name="T9">deadlines</text:span><text:span text:style-name="T9"> </text:span><text:span text:style-name="T9">before</text:span><text:span text:style-name="T9"> </text:span><text:span text:style-name="T9">applying.</text:span></text:p>
      </style:footer>
      <style:footer-left style:display="false"/>
    </style:master-page>
    <style:master-page style:name="mp4" style:page-layout-name="pm4">
      <style:header>
        <text:p><text:span text:style-name="T10">Summer</text:span><text:span text:style-name="T10"> </text:span><text:span text:style-name="T10">2011</text:span><text:span text:style-name="T10"> </text:span><text:span text:style-name="T10">State</text:span><text:span text:style-name="T10"> </text:span><text:span text:style-name="T10"><text:s/></text:span><text:span text:style-name="T10">Local</text:span><text:span text:style-name="T10"> </text:span><text:span text:style-name="T10">Government</text:span><text:span text:style-name="T10"> </text:span><text:span text:style-name="T10">Positions</text:span></text:p>
        <text:p><text:span text:style-name="T11">Last</text:span><text:span text:style-name="T11"> </text:span><text:span text:style-name="T11">Updated:</text:span><text:span text:style-name="T11"> </text:span><text:span text:style-name="T11"><text:s/></text:span><text:span text:style-name="T11">November</text:span><text:span text:style-name="T11"> </text:span><text:span text:style-name="T11">26,</text:span><text:span text:style-name="T11"> </text:span><text:span text:style-name="T11">2010</text:span></text:p>
        <text:p/>
      </style:header>
      <style:header-left style:display="false"/>
      <style:footer>
        <text:p><text:span text:style-name="T12">DISCLAIMER:</text:span><text:span text:style-name="T12"> </text:span><text:span text:style-name="T12"><text:s/></text:span><text:span text:style-name="T12">As</text:span><text:span text:style-name="T12"> </text:span><text:span text:style-name="T12">of</text:span><text:span text:style-name="T12"> </text:span><text:span text:style-name="T12">Nov.</text:span><text:span text:style-name="T12"> </text:span><text:span text:style-name="T12">26,</text:span><text:span text:style-name="T12"> </text:span><text:span text:style-name="T12">2010,</text:span><text:span text:style-name="T12"> </text:span><text:span text:style-name="T12">not</text:span><text:span text:style-name="T12"> </text:span><text:span text:style-name="T12">all</text:span><text:span text:style-name="T12"> </text:span><text:span text:style-name="T12">information</text:span><text:span text:style-name="T12"> </text:span><text:span text:style-name="T12">for</text:span><text:span text:style-name="T12"> </text:span><text:span text:style-name="T12">Summer</text:span><text:span text:style-name="T12"> </text:span><text:span text:style-name="T12">2011</text:span><text:span text:style-name="T12"> </text:span><text:span text:style-name="T12">positions</text:span><text:span text:style-name="T12"> </text:span><text:span text:style-name="T12">was</text:span><text:span text:style-name="T12"> </text:span><text:span text:style-name="T12">updated</text:span><text:span text:style-name="T12"> </text:span><text:span text:style-name="T12">on</text:span><text:span text:style-name="T12"> </text:span><text:span text:style-name="T12">agency</text:span><text:span text:style-name="T12"> </text:span><text:span text:style-name="T12">Web</text:span><text:span text:style-name="T12"> </text:span><text:span text:style-name="T12">sites.</text:span><text:span text:style-name="T12"> </text:span><text:span text:style-name="T12"><text:s/></text:span><text:span text:style-name="T12">Please</text:span><text:span text:style-name="T12"> </text:span><text:span text:style-name="T12">confirm</text:span><text:span text:style-name="T12"> </text:span><text:span text:style-name="T12">application</text:span><text:span text:style-name="T12"> </text:span><text:span text:style-name="T12">procedures</text:span><text:span text:style-name="T12"> </text:span><text:span text:style-name="T12">and</text:span><text:span text:style-name="T12"> </text:span><text:span text:style-name="T12">deadlines</text:span><text:span text:style-name="T12"> </text:span><text:span text:style-name="T12">before</text:span><text:span text:style-name="T12"> </text:span><text:span text:style-name="T12">applying.</text:span></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Jessica Notebaert</meta:initial-creator>
    <dc:creator>Ashley David</dc:creator>
    <meta:creation-date>2010-11-26T17:40:55Z</meta:creation-date>
    <dc:date>2015-06-03T18:52:06Z</dc:date>
    <meta:print-date>2010-11-27T06:08:10Z</meta:print-date>
  </office:meta>
</office:document-meta>
</file>